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8.06pt"/>
    </style:style>
    <style:style style:name="co4" style:family="table-column">
      <style:table-column-properties fo:break-before="auto" style:column-width="15.65pt"/>
    </style:style>
    <style:style style:name="co5" style:family="table-column">
      <style:table-column-properties fo:break-before="auto" style:column-width="16.84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88.16pt"/>
    </style:style>
    <style:style style:name="co8" style:family="table-column">
      <style:table-column-properties fo:break-before="auto" style:column-width="102.5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20.44pt"/>
    </style:style>
    <style:style style:name="co11" style:family="table-column">
      <style:table-column-properties fo:break-before="auto" style:column-width="102.3pt"/>
    </style:style>
    <style:style style:name="co12" style:family="table-column">
      <style:table-column-properties fo:break-before="auto" style:column-width="201.29pt"/>
    </style:style>
    <style:style style:name="co13" style:family="table-column">
      <style:table-column-properties fo:break-before="auto" style:column-width="149.44pt"/>
    </style:style>
    <style:style style:name="co14" style:family="table-column">
      <style:table-column-properties fo:break-before="auto" style:column-width="105.7pt"/>
    </style:style>
    <style:style style:name="co15" style:family="table-column">
      <style:table-column-properties fo:break-before="auto" style:column-width="152.7pt"/>
    </style:style>
    <style:style style:name="co16" style:family="table-column">
      <style:table-column-properties fo:break-before="auto" style:column-width="155.65pt"/>
    </style:style>
    <style:style style:name="co17" style:family="table-column">
      <style:table-column-properties fo:break-before="auto" style:column-width="112.96pt"/>
    </style:style>
    <style:style style:name="co18" style:family="table-column">
      <style:table-column-properties fo:break-before="auto" style:column-width="136.69pt"/>
    </style:style>
    <style:style style:name="co19" style:family="table-column">
      <style:table-column-properties fo:break-before="auto" style:column-width="147.91pt"/>
    </style:style>
    <style:style style:name="co20" style:family="table-column">
      <style:table-column-properties fo:break-before="auto" style:column-width="158.74pt"/>
    </style:style>
    <style:style style:name="co21" style:family="table-column">
      <style:table-column-properties fo:break-before="auto" style:column-width="179.26pt"/>
    </style:style>
    <style:style style:name="co22" style:family="table-column">
      <style:table-column-properties fo:break-before="auto" style:column-width="104.85pt"/>
    </style:style>
    <style:style style:name="co23" style:family="table-column">
      <style:table-column-properties fo:break-before="auto" style:column-width="131.41pt"/>
    </style:style>
    <style:style style:name="co24" style:family="table-column">
      <style:table-column-properties fo:break-before="auto" style:column-width="162.74pt"/>
    </style:style>
    <style:style style:name="co25" style:family="table-column">
      <style:table-column-properties fo:break-before="auto" style:column-width="154.29pt"/>
    </style:style>
    <style:style style:name="co26" style:family="table-column">
      <style:table-column-properties fo:break-before="auto" style:column-width="146.69pt"/>
    </style:style>
    <style:style style:name="co27" style:family="table-column">
      <style:table-column-properties fo:break-before="auto" style:column-width="192.5pt"/>
    </style:style>
    <style:style style:name="co28" style:family="table-column">
      <style:table-column-properties fo:break-before="auto" style:column-width="92.69pt"/>
    </style:style>
    <style:style style:name="co29" style:family="table-column">
      <style:table-column-properties fo:break-before="auto" style:column-width="73.16pt"/>
    </style:style>
    <style:style style:name="co30" style:family="table-column">
      <style:table-column-properties fo:break-before="auto" style:column-width="162.34pt"/>
    </style:style>
    <style:style style:name="co31" style:family="table-column">
      <style:table-column-properties fo:break-before="auto" style:column-width="107.09pt"/>
    </style:style>
    <style:style style:name="co32" style:family="table-column">
      <style:table-column-properties fo:break-before="auto" style:column-width="94pt"/>
    </style:style>
    <style:style style:name="co33" style:family="table-column">
      <style:table-column-properties fo:break-before="auto" style:column-width="108.51pt"/>
    </style:style>
    <style:style style:name="co34" style:family="table-column">
      <style:table-column-properties fo:break-before="auto" style:column-width="79.4pt"/>
    </style:style>
    <style:style style:name="co35" style:family="table-column">
      <style:table-column-properties fo:break-before="auto" style:column-width="76.71pt"/>
    </style:style>
    <style:style style:name="co36" style:family="table-column">
      <style:table-column-properties fo:break-before="auto" style:column-width="91.59pt"/>
    </style:style>
    <style:style style:name="co37" style:family="table-column">
      <style:table-column-properties fo:break-before="auto" style:column-width="110.89pt"/>
    </style:style>
    <style:style style:name="co38" style:family="table-column">
      <style:table-column-properties fo:break-before="auto" style:column-width="81.95pt"/>
    </style:style>
    <style:style style:name="co39" style:family="table-column">
      <style:table-column-properties fo:break-before="auto" style:column-width="79.65pt"/>
    </style:style>
    <style:style style:name="co40" style:family="table-column">
      <style:table-column-properties fo:break-before="auto" style:column-width="81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4.46pt" fo:break-before="auto" style:use-optimal-row-height="true"/>
    </style:style>
    <style:style style:name="ro4" style:family="table-row">
      <style:table-row-properties style:row-height="43.31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ackground-color="#666666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cc9900"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fo:background-color="#ff3300"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0000"/>
    </style:style>
    <style:style style:name="ce37" style:family="table-cell" style:parent-style-name="Default">
      <style:table-cell-properties fo:background-color="transparent" fo:border="0.06pt solid #000000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eeeeee" fo:border="0.06pt solid #000000"/>
    </style:style>
    <style:style style:name="ce40" style:family="table-cell" style:parent-style-name="Default">
      <style:table-cell-properties fo:background-color="transparent" fo:border="none"/>
    </style:style>
    <style:style style:name="ce41" style:family="table-cell" style:parent-style-name="Default">
      <style:table-cell-properties fo:border-bottom="0.06pt solid #111111" fo:background-color="transparent" fo:border-left="none" fo:border-right="none" fo:border-top="none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fo:background-color="#ffcc00"/>
    </style:style>
    <style:style style:name="ce44" style:family="table-cell" style:parent-style-name="Default">
      <style:table-cell-properties fo:background-color="#ffcc00" fo:border="0.06pt solid #000000"/>
    </style:style>
    <style:style style:name="ce45" style:family="table-cell" style:parent-style-name="Default">
      <style:table-cell-properties fo:border-bottom="0.06pt solid #000000" fo:background-color="#ffcc00" fo:border-left="0.06pt solid #000000" fo:border-right="none" fo:border-top="none"/>
    </style:style>
    <style:style style:name="ce46" style:family="table-cell" style:parent-style-name="Default">
      <style:table-cell-properties fo:background-color="#eeeeee"/>
    </style:style>
    <style:style style:name="ce47" style:family="table-cell" style:parent-style-name="Default">
      <style:table-cell-properties fo:background-color="#ff3333" fo:border="0.06pt solid #000000"/>
    </style:style>
    <style:style style:name="ce48" style:family="table-cell" style:parent-style-name="Default">
      <style:table-cell-properties fo:border-bottom="none" fo:background-color="transparent" fo:border-left="none" fo:border-right="none" fo:border-top="0.06pt solid #111111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50" style:family="table-cell" style:parent-style-name="Default">
      <style:table-cell-properties fo:background-color="#00cc00" fo:border="0.06pt solid #000000"/>
    </style:style>
    <style:style style:name="ce51" style:family="table-cell" style:parent-style-name="Default">
      <style:table-cell-properties fo:background-color="#ff0000" fo:border="none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00ff" fo:border="0.06pt solid #000000"/>
    </style:style>
    <style:style style:name="ce54" style:family="table-cell" style:parent-style-name="Default">
      <style:table-cell-properties fo:border-bottom="none" fo:background-color="transparent" fo:border-left="none" fo:border-right="0.06pt solid #111111" fo:border-top="none"/>
    </style:style>
    <style:style style:name="ce55" style:family="table-cell" style:parent-style-name="Default">
      <style:table-cell-properties fo:border-bottom="0.06pt solid #111111" fo:background-color="transparent" fo:border-left="none" fo:border-right="0.06pt solid #111111" fo:border-top="none"/>
    </style:style>
    <style:style style:name="ce56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7" style:family="table-cell" style:parent-style-name="Default">
      <style:table-cell-properties fo:border-bottom="0.06pt solid #000000" fo:background-color="#ffcc00" fo:border-left="none" fo:border-right="0.06pt solid #000000" fo:border-top="none"/>
    </style:style>
    <style:style style:name="ce58" style:family="table-cell" style:parent-style-name="Default">
      <style:table-cell-properties fo:border-bottom="none" fo:background-color="transparent" fo:border-left="none" fo:border-right="0.06pt solid #111111" fo:border-top="0.06pt solid #111111"/>
    </style:style>
    <style:style style:name="ce59" style:family="table-cell" style:parent-style-name="Default">
      <style:table-cell-properties fo:background-color="#ffff00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6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62" style:family="table-cell" style:parent-style-name="Default">
      <style:table-cell-properties fo:border-bottom="none" fo:border-left="none" fo:border-right="none" fo:border-top="0.06pt solid #000000"/>
    </style:style>
    <style:style style:name="ce6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64" style:family="table-cell" style:parent-style-name="Default">
      <style:table-cell-properties fo:background-color="#ffffff"/>
    </style:style>
    <style:style style:name="ce65" style:family="table-cell" style:parent-style-name="Default">
      <style:text-properties fo:font-size="36pt" fo:font-weight="bold" style:font-size-asian="36pt" style:font-weight-asian="bold" style:font-size-complex="36pt" style:font-weight-complex="bold"/>
    </style:style>
    <style:style style:name="ce66" style:family="table-cell" style:parent-style-name="Default">
      <style:text-properties fo:font-size="20pt" style:font-size-asian="20pt" style:font-size-complex="20pt"/>
    </style:style>
    <style:style style:name="ce67" style:family="table-cell" style:parent-style-name="Default">
      <style:table-cell-properties fo:background-color="#ccff00"/>
    </style:style>
    <style:style style:name="ce68" style:family="table-cell" style:parent-style-name="Default">
      <style:table-cell-properties fo:background-color="#ffff00"/>
      <style:text-properties fo:font-size="20pt" fo:font-weight="bold" style:font-size-asian="20pt" style:font-weight-asian="bold" style:font-size-complex="20pt" style:font-weight-complex="bold"/>
    </style:style>
    <style:style style:name="ce69" style:family="table-cell" style:parent-style-name="Default">
      <style:table-cell-properties fo:background-color="#cc0000"/>
    </style:style>
    <style:style style:name="ce70" style:family="table-cell" style:parent-style-name="Default">
      <style:table-cell-properties fo:background-color="#00cc00"/>
    </style:style>
    <style:style style:name="ce7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ackground-color="#ff3333"/>
    </style:style>
    <style:style style:name="ce73" style:family="table-cell" style:parent-style-name="Default">
      <style:table-cell-properties fo:background-color="#ffff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 style:data-style-name="N2"/>
  </office:automatic-styles>
  <office:body>
    <office:spreadsheet>
      <table:calculation-settings table:automatic-find-labels="false"/>
      <table:table table:name="Movement Volum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4" table:default-cell-style-name="ce1"/>
        <table:table-column table:style-name="co3" table:default-cell-style-name="ce14"/>
        <table:table-column table:style-name="co1" table:number-columns-repeated="4" table:default-cell-style-name="ce1"/>
        <table:table-column table:style-name="co4" table:default-cell-style-name="ce14"/>
        <table:table-column table:style-name="co1" table:number-columns-repeated="4" table:default-cell-style-name="ce1"/>
        <table:table-column table:style-name="co5" table:visibility="collapse" table:default-cell-style-name="ce14"/>
        <table:table-column table:style-name="co6" table:visibility="collapse" table:number-columns-repeated="4" table:default-cell-style-name="ce1"/>
        <table:table-column table:style-name="co5" table:visibility="collapse" table:default-cell-style-name="ce14"/>
        <table:table-column table:style-name="co1" table:visibility="collapse" table:number-columns-repeated="2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3" table:default-cell-style-name="ce14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4"/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LEYBALL</text:p>
          </table:table-cell>
          <table:table-cell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Specificity Rank</text:p>
          </table:table-cell>
          <table:table-cell office:value-type="string" calcext:value-type="string">
            <text:p>Movement</text:p>
          </table:table-cell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 table:style-name="ce16"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 table:style-name="ce16"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26" office:value-type="string" calcext:value-type="string">
            <text:p>1RM ESTIMATE</text:p>
          </table:table-cell>
          <table:table-cell table:number-columns-repeated="985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4]/[.N4]" office:value-type="float" office:value="4" calcext:value-type="float">
            <text:p>4</text:p>
          </table:table-cell>
          <table:table-cell table:formula="of:=[.E4]/[.O4]" office:value-type="float" office:value="3" calcext:value-type="float">
            <text:p>3</text:p>
          </table:table-cell>
          <table:table-cell table:formula="of:=[.F4]/[.P4]" office:value-type="float" office:value="3.33333333333333" calcext:value-type="float">
            <text:p>3.33333333333333</text:p>
          </table:table-cell>
          <table:table-cell table:formula="of:=[.G4]/[.Q4]" office:value-type="float" office:value="3.33333333333333" calcext:value-type="float">
            <text:p>3.33333333333333</text:p>
          </table:table-cell>
          <table:table-cell/>
          <table:table-cell table:formula="of:=IF([.I4]&gt;=0.55;IF([.I4]&gt;=0.7;IF([.I4]&gt;0.8;IF([.I4]&gt;0.9;10;15);18);24);&quot;to low&quot;) - [.D4]" office:value-type="float" office:value="2" calcext:value-type="float">
            <text:p>2</text:p>
          </table:table-cell>
          <table:table-cell table:formula="of:=IF([.J4]&gt;=0.55;IF([.J4]&gt;=0.7;IF([.J4]&gt;0.8;IF([.J4]&gt;0.9;10;15);18);24);&quot;to low&quot;) - [.E4]" office:value-type="float" office:value="6" calcext:value-type="float">
            <text:p>6</text:p>
          </table:table-cell>
          <table:table-cell table:formula="of:=IF([.K4]&gt;=0.55;IF([.K4]&gt;=0.7;IF([.K4]&gt;0.8;IF([.K4]&gt;0.9;10;15);18);24);&quot;to low&quot;) - [.F4]" office:value-type="float" office:value="5" calcext:value-type="float">
            <text:p>5</text:p>
          </table:table-cell>
          <table:table-cell table:formula="of:=IF([.L4]&gt;=0.55;IF([.L4]&gt;=0.7;IF([.L4]&gt;0.8;IF([.L4]&gt;0.9;10;15);18);24);&quot;to low&quot;) - [.G4]" office:value-type="float" office:value="8" calcext:value-type="float">
            <text:p>8</text:p>
          </table:table-cell>
          <table:table-cell/>
          <table:table-cell table:style-name="ce22" table:formula="of:=[.I4]/COM.MICROSOFT.SWITCH([.N4];[.$AD$44];[.$AE$44];[.$AD$45];[.$AE$45];[.$AD$46];[.$AE$46];[.$AD$47];[.$AE$47];[.$AD$48];[.$AE$48];[.$AD$49];[.$AE$49];[.$AD$50];[.$AE$50])" office:value-type="float" office:value="0.833333333333333" calcext:value-type="float">
            <text:p>0.83</text:p>
          </table:table-cell>
          <table:table-cell table:style-name="ce22" table:formula="of:=[.J4]/COM.MICROSOFT.SWITCH([.O4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2" table:formula="of:=[.K4]/COM.MICROSOFT.SWITCH([.P4];[.$AD$44];[.$AE$44];[.$AD$45];[.$AE$45];[.$AD$46];[.$AE$46];[.$AD$47];[.$AE$47];[.$AD$48];[.$AE$48];[.$AD$49];[.$AE$49];[.$AD$50];[.$AE$50])" office:value-type="float" office:value="0.913978494623656" calcext:value-type="float">
            <text:p>0.91</text:p>
          </table:table-cell>
          <table:table-cell table:style-name="ce22" table:formula="of:=[.L4]/COM.MICROSOFT.SWITCH([.Q4];[.$AD$44];[.$AE$44];[.$AD$45];[.$AE$45];[.$AD$46];[.$AE$46];[.$AD$47];[.$AE$47];[.$AD$48];[.$AE$48];[.$AD$49];[.$AE$49];[.$AD$50];[.$AE$50])" office:value-type="float" office:value="0.752688172043011" calcext:value-type="float">
            <text:p>0.75</text:p>
          </table:table-cell>
          <table:table-cell/>
          <table:table-cell table:style-name="ce22" table:formula="of:=[.$AM4]*[.I4]" office:value-type="float" office:value="189.75" calcext:value-type="float">
            <text:p>189.75</text:p>
          </table:table-cell>
          <table:table-cell table:style-name="ce22" table:formula="of:=[.$AM4]*[.J4]" office:value-type="float" office:value="202.4" calcext:value-type="float">
            <text:p>202.40</text:p>
          </table:table-cell>
          <table:table-cell table:style-name="ce22" table:formula="of:=[.$AM4]*[.K4]" office:value-type="float" office:value="215.05" calcext:value-type="float">
            <text:p>215.05</text:p>
          </table:table-cell>
          <table:table-cell table:style-name="ce22" table:formula="of:=[.$AM4]*[.L4]" office:value-type="float" office:value="177.1" calcext:value-type="float">
            <text:p>177.10</text:p>
          </table:table-cell>
          <table:table-cell/>
          <table:table-cell table:style-name="ce27" office:value-type="float" office:value="253" calcext:value-type="float">
            <text:p>253</text:p>
          </table:table-cell>
          <table:table-cell table:style-name="ce29" office:value-type="string" calcext:value-type="string">
            <text:p>Deadlift</text:p>
          </table:table-cell>
          <table:table-cell table:number-columns-repeated="984"/>
        </table:table-row>
        <table:table-row table:style-name="ro2" table:visibility="collapse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Pull?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5]/[.N5]" office:value-type="float" office:value="4" calcext:value-type="float">
            <text:p>4</text:p>
          </table:table-cell>
          <table:table-cell table:formula="of:=[.E5]/[.O5]" office:value-type="float" office:value="4" calcext:value-type="float">
            <text:p>4</text:p>
          </table:table-cell>
          <table:table-cell table:formula="of:=[.F5]/[.P5]" office:value-type="float" office:value="3" calcext:value-type="float">
            <text:p>3</text:p>
          </table:table-cell>
          <table:table-cell table:formula="of:=[.G5]/[.Q5]" office:value-type="float" office:value="3" calcext:value-type="float">
            <text:p>3</text:p>
          </table:table-cell>
          <table:table-cell/>
          <table:table-cell table:formula="of:=IF([.I5]&gt;=0.55;IF([.I5]&gt;=0.7;IF([.I5]&gt;0.8;IF([.I5]&gt;0.9;10;15);18);24);&quot;to low&quot;) - [.D5]" office:value-type="float" office:value="-2" calcext:value-type="float">
            <text:p>-2</text:p>
          </table:table-cell>
          <table:table-cell table:formula="of:=IF([.J5]&gt;=0.55;IF([.J5]&gt;=0.7;IF([.J5]&gt;0.8;IF([.J5]&gt;0.9;10;15);18);24);&quot;to low&quot;) - [.E5]" office:value-type="float" office:value="2" calcext:value-type="float">
            <text:p>2</text:p>
          </table:table-cell>
          <table:table-cell table:formula="of:=IF([.K5]&gt;=0.55;IF([.K5]&gt;=0.7;IF([.K5]&gt;0.8;IF([.K5]&gt;0.9;10;15);18);24);&quot;to low&quot;) - [.F5]" office:value-type="float" office:value="3" calcext:value-type="float">
            <text:p>3</text:p>
          </table:table-cell>
          <table:table-cell table:formula="of:=IF([.L5]&gt;=0.55;IF([.L5]&gt;=0.7;IF([.L5]&gt;0.8;IF([.L5]&gt;0.9;10;15);18);24);&quot;to low&quot;) - [.G5]" office:value-type="float" office:value="6" calcext:value-type="float">
            <text:p>6</text:p>
          </table:table-cell>
          <table:table-cell/>
          <table:table-cell table:style-name="ce22" table:formula="of:=[.I5]/COM.MICROSOFT.SWITCH([.N5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2" table:formula="of:=[.J5]/COM.MICROSOFT.SWITCH([.O5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2" table:formula="of:=[.K5]/COM.MICROSOFT.SWITCH([.P5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2" table:formula="of:=[.L5]/COM.MICROSOFT.SWITCH([.Q5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2" table:formula="of:=[.$AM5]*[.I5]" office:value-type="float" office:value="86.7943548387098" calcext:value-type="float">
            <text:p>86.79</text:p>
          </table:table-cell>
          <table:table-cell table:style-name="ce22" table:formula="of:=[.$AM5]*[.J5]" office:value-type="float" office:value="92.5806451612904" calcext:value-type="float">
            <text:p>92.58</text:p>
          </table:table-cell>
          <table:table-cell table:style-name="ce22" table:formula="of:=[.$AM5]*[.K5]" office:value-type="float" office:value="98.3669354838711" calcext:value-type="float">
            <text:p>98.37</text:p>
          </table:table-cell>
          <table:table-cell table:style-name="ce22" table:formula="of:=[.$AM5]*[.L5]" office:value-type="float" office:value="81.0080645161291" calcext:value-type="float">
            <text:p>81.01</text:p>
          </table:table-cell>
          <table:table-cell/>
          <table:table-cell table:style-name="ce27" office:value-type="float" office:value="115.725806451613" calcext:value-type="float">
            <text:p>115.725806451613</text:p>
          </table:table-cell>
          <table:table-cell table:style-name="ce30" office:value-type="string" calcext:value-type="string">
            <text:p>Snatch pull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AS ACCess?</text:p>
          </table:table-cell>
          <table:table-cell office:value-type="string" calcext:value-type="string">
            <text:p>low</text:p>
          </table:table-cell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6]/[.N6]" office:value-type="float" office:value="4" calcext:value-type="float">
            <text:p>4</text:p>
          </table:table-cell>
          <table:table-cell table:formula="of:=[.E6]/[.O6]" office:value-type="float" office:value="3" calcext:value-type="float">
            <text:p>3</text:p>
          </table:table-cell>
          <table:table-cell table:formula="of:=[.F6]/[.P6]" office:value-type="float" office:value="3" calcext:value-type="float">
            <text:p>3</text:p>
          </table:table-cell>
          <table:table-cell table:formula="of:=[.G6]/[.Q6]" office:value-type="float" office:value="2" calcext:value-type="float">
            <text:p>2</text:p>
          </table:table-cell>
          <table:table-cell/>
          <table:table-cell table:formula="of:=IF([.I6]&gt;=0.55;IF([.I6]&gt;=0.7;IF([.I6]&gt;0.8;IF([.I6]&gt;0.9;10;15);18);24);&quot;to low&quot;) - [.D6]" office:value-type="float" office:value="2" calcext:value-type="float">
            <text:p>2</text:p>
          </table:table-cell>
          <table:table-cell table:formula="of:=IF([.J6]&gt;=0.55;IF([.J6]&gt;=0.7;IF([.J6]&gt;0.8;IF([.J6]&gt;0.9;10;15);18);24);&quot;to low&quot;) - [.E6]" office:value-type="float" office:value="6" calcext:value-type="float">
            <text:p>6</text:p>
          </table:table-cell>
          <table:table-cell table:formula="of:=IF([.K6]&gt;=0.55;IF([.K6]&gt;=0.7;IF([.K6]&gt;0.8;IF([.K6]&gt;0.9;10;15);18);24);&quot;to low&quot;) - [.F6]" office:value-type="float" office:value="6" calcext:value-type="float">
            <text:p>6</text:p>
          </table:table-cell>
          <table:table-cell table:formula="of:=IF([.L6]&gt;=0.55;IF([.L6]&gt;=0.7;IF([.L6]&gt;0.8;IF([.L6]&gt;0.9;10;15);18);24);&quot;to low&quot;) - [.G6]" office:value-type="float" office:value="10" calcext:value-type="float">
            <text:p>10</text:p>
          </table:table-cell>
          <table:table-cell/>
          <table:table-cell table:style-name="ce22" table:formula="of:=[.I6]/COM.MICROSOFT.SWITCH([.N6];[.$AD$44];[.$AE$44];[.$AD$45];[.$AE$45];[.$AD$46];[.$AE$46];[.$AD$47];[.$AE$47];[.$AD$48];[.$AE$48];[.$AD$49];[.$AE$49];[.$AD$50];[.$AE$50])" office:value-type="float" office:value="0.833333333333333" calcext:value-type="float">
            <text:p>0.83</text:p>
          </table:table-cell>
          <table:table-cell table:style-name="ce22" table:formula="of:=[.J6]/COM.MICROSOFT.SWITCH([.O6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2" table:formula="of:=[.K6]/COM.MICROSOFT.SWITCH([.P6];[.$AD$44];[.$AE$44];[.$AD$45];[.$AE$45];[.$AD$46];[.$AE$46];[.$AD$47];[.$AE$47];[.$AD$48];[.$AE$48];[.$AD$49];[.$AE$49];[.$AD$50];[.$AE$50])" office:value-type="float" office:value="0.913978494623656" calcext:value-type="float">
            <text:p>0.91</text:p>
          </table:table-cell>
          <table:table-cell table:style-name="ce22" table:formula="of:=[.L6]/COM.MICROSOFT.SWITCH([.Q6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2" table:formula="of:=[.$AM6]*[.I6]" office:value-type="float" office:value="183.75" calcext:value-type="float">
            <text:p>183.75</text:p>
          </table:table-cell>
          <table:table-cell table:style-name="ce22" table:formula="of:=[.$AM6]*[.J6]" office:value-type="float" office:value="196" calcext:value-type="float">
            <text:p>196.00</text:p>
          </table:table-cell>
          <table:table-cell table:style-name="ce22" table:formula="of:=[.$AM6]*[.K6]" office:value-type="float" office:value="208.25" calcext:value-type="float">
            <text:p>208.25</text:p>
          </table:table-cell>
          <table:table-cell table:style-name="ce22" table:formula="of:=[.$AM6]*[.L6]" office:value-type="float" office:value="171.5" calcext:value-type="float">
            <text:p>171.50</text:p>
          </table:table-cell>
          <table:table-cell/>
          <table:table-cell table:style-name="ce27" office:value-type="float" office:value="245" calcext:value-type="float">
            <text:p>245</text:p>
          </table:table-cell>
          <table:table-cell table:style-name="ce31" office:value-type="string" calcext:value-type="string">
            <text:p>SLDL</text:p>
          </table:table-cell>
          <table:table-cell table:number-columns-repeated="984"/>
        </table:table-row>
        <table:table-row table:style-name="ro2" table:visibility="collapse">
          <table:table-cell table:number-columns-repeated="2"/>
          <table:table-cell table:style-name="ce3" office:value-type="string" calcext:value-type="string">
            <text:p>Clean Pul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7]/[.N7]" office:value-type="float" office:value="3" calcext:value-type="float">
            <text:p>3</text:p>
          </table:table-cell>
          <table:table-cell table:formula="of:=[.E7]/[.O7]" office:value-type="float" office:value="3" calcext:value-type="float">
            <text:p>3</text:p>
          </table:table-cell>
          <table:table-cell table:formula="of:=[.F7]/[.P7]" office:value-type="float" office:value="3" calcext:value-type="float">
            <text:p>3</text:p>
          </table:table-cell>
          <table:table-cell table:formula="of:=[.G7]/[.Q7]" office:value-type="float" office:value="3" calcext:value-type="float">
            <text:p>3</text:p>
          </table:table-cell>
          <table:table-cell/>
          <table:table-cell table:formula="of:=IF([.I7]&gt;=0.55;IF([.I7]&gt;=0.7;IF([.I7]&gt;0.8;IF([.I7]&gt;0.9;10;15);18);24);&quot;to low&quot;) - [.D7]" office:value-type="float" office:value="0" calcext:value-type="float">
            <text:p>0</text:p>
          </table:table-cell>
          <table:table-cell table:formula="of:=IF([.J7]&gt;=0.55;IF([.J7]&gt;=0.7;IF([.J7]&gt;0.8;IF([.J7]&gt;0.9;10;15);18);24);&quot;to low&quot;) - [.E7]" office:value-type="float" office:value="3" calcext:value-type="float">
            <text:p>3</text:p>
          </table:table-cell>
          <table:table-cell table:formula="of:=IF([.K7]&gt;=0.55;IF([.K7]&gt;=0.7;IF([.K7]&gt;0.8;IF([.K7]&gt;0.9;10;15);18);24);&quot;to low&quot;) - [.F7]" office:value-type="float" office:value="3" calcext:value-type="float">
            <text:p>3</text:p>
          </table:table-cell>
          <table:table-cell table:formula="of:=IF([.L7]&gt;=0.55;IF([.L7]&gt;=0.7;IF([.L7]&gt;0.8;IF([.L7]&gt;0.9;10;15);18);24);&quot;to low&quot;) - [.G7]" office:value-type="float" office:value="6" calcext:value-type="float">
            <text:p>6</text:p>
          </table:table-cell>
          <table:table-cell/>
          <table:table-cell table:style-name="ce22" table:formula="of:=[.I7]/COM.MICROSOFT.SWITCH([.N7];[.$AD$44];[.$AE$44];[.$AD$45];[.$AE$45];[.$AD$46];[.$AE$46];[.$AD$47];[.$AE$47];[.$AD$48];[.$AE$48];[.$AD$49];[.$AE$49];[.$AD$50];[.$AE$50];[.$AD$51];[.$AE$51];[.$AD$52];[.$AE$52];[.$AD$53];[.$AE$53])" office:value-type="float" office:value="0.872093023255814" calcext:value-type="float">
            <text:p>0.87</text:p>
          </table:table-cell>
          <table:table-cell table:style-name="ce22" table:formula="of:=[.J7]/COM.MICROSOFT.SWITCH([.O7];[.$AD$44];[.$AE$44];[.$AD$45];[.$AE$45];[.$AD$46];[.$AE$46];[.$AD$47];[.$AE$47];[.$AD$48];[.$AE$48];[.$AD$49];[.$AE$49];[.$AD$50];[.$AE$50];[.$AD$51];[.$AE$51];[.$AD$52];[.$AE$52];[.$AD$53];[.$AE$53])" office:value-type="float" office:value="0.909090909090909" calcext:value-type="float">
            <text:p>0.91</text:p>
          </table:table-cell>
          <table:table-cell table:style-name="ce22" table:formula="of:=[.K7]/COM.MICROSOFT.SWITCH([.P7];[.$AD$44];[.$AE$44];[.$AD$45];[.$AE$45];[.$AD$46];[.$AE$46];[.$AD$47];[.$AE$47];[.$AD$48];[.$AE$48];[.$AD$49];[.$AE$49];[.$AD$50];[.$AE$50];[.$AD$51];[.$AE$51];[.$AD$52];[.$AE$52];[.$AD$53];[.$AE$53])" office:value-type="float" office:value="0.944444444444444" calcext:value-type="float">
            <text:p>0.94</text:p>
          </table:table-cell>
          <table:table-cell table:style-name="ce22" table:formula="of:=[.L7]/COM.MICROSOFT.SWITCH([.Q7];[.$AD$44];[.$AE$44];[.$AD$45];[.$AE$45];[.$AD$46];[.$AE$46];[.$AD$47];[.$AE$47];[.$AD$48];[.$AE$48];[.$AD$49];[.$AE$49];[.$AD$50];[.$AE$50];[.$AD$51];[.$AE$51];[.$AD$52];[.$AE$52];[.$AD$53];[.$AE$53])" office:value-type="float" office:value="0.777777777777778" calcext:value-type="float">
            <text:p>0.78</text:p>
          </table:table-cell>
          <table:table-cell/>
          <table:table-cell table:style-name="ce22" table:formula="of:=[.$AM7]*[.I7]" office:value-type="float" office:value="97.379032258065" calcext:value-type="float">
            <text:p>97.38</text:p>
          </table:table-cell>
          <table:table-cell table:style-name="ce22" table:formula="of:=[.$AM7]*[.J7]" office:value-type="float" office:value="103.870967741936" calcext:value-type="float">
            <text:p>103.87</text:p>
          </table:table-cell>
          <table:table-cell table:style-name="ce22" table:formula="of:=[.$AM7]*[.K7]" office:value-type="float" office:value="110.362903225807" calcext:value-type="float">
            <text:p>110.36</text:p>
          </table:table-cell>
          <table:table-cell table:style-name="ce22" table:formula="of:=[.$AM7]*[.L7]" office:value-type="float" office:value="90.887096774194" calcext:value-type="float">
            <text:p>90.89</text:p>
          </table:table-cell>
          <table:table-cell/>
          <table:table-cell table:style-name="ce27" office:value-type="float" office:value="129.83870967742" calcext:value-type="float">
            <text:p>129.83870967742</text:p>
          </table:table-cell>
          <table:table-cell table:style-name="ce30" office:value-type="string" calcext:value-type="string">
            <text:p>Clean Pull</text:p>
          </table:table-cell>
          <table:table-cell table:number-columns-repeated="984"/>
        </table:table-row>
        <table:table-row table:style-name="ro2" table:visibility="collapse">
          <table:table-cell table:number-columns-repeated="2"/>
          <table:table-cell table:style-name="ce5" office:value-type="string" calcext:value-type="string">
            <text:p>SLDL as Acc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8]/[.N8]" office:value-type="float" office:value="4" calcext:value-type="float">
            <text:p>4</text:p>
          </table:table-cell>
          <table:table-cell table:formula="of:=[.E8]/[.O8]" office:value-type="float" office:value="4" calcext:value-type="float">
            <text:p>4</text:p>
          </table:table-cell>
          <table:table-cell table:formula="of:=[.F8]/[.P8]" office:value-type="float" office:value="3" calcext:value-type="float">
            <text:p>3</text:p>
          </table:table-cell>
          <table:table-cell table:formula="of:=[.G8]/[.Q8]" office:value-type="float" office:value="3" calcext:value-type="float">
            <text:p>3</text:p>
          </table:table-cell>
          <table:table-cell/>
          <table:table-cell table:formula="of:=IF([.I8]&gt;=0.55;IF([.I8]&gt;=0.7;IF([.I8]&gt;0.8;IF([.I8]&gt;0.9;10;15);18);24);&quot;to low&quot;) - [.D8]" office:value-type="float" office:value="4" calcext:value-type="float">
            <text:p>4</text:p>
          </table:table-cell>
          <table:table-cell table:formula="of:=IF([.J8]&gt;=0.55;IF([.J8]&gt;=0.7;IF([.J8]&gt;0.8;IF([.J8]&gt;0.9;10;15);18);24);&quot;to low&quot;) - [.E8]" office:value-type="float" office:value="8" calcext:value-type="float">
            <text:p>8</text:p>
          </table:table-cell>
          <table:table-cell table:formula="of:=IF([.K8]&gt;=0.55;IF([.K8]&gt;=0.7;IF([.K8]&gt;0.8;IF([.K8]&gt;0.9;10;15);18);24);&quot;to low&quot;) - [.F8]" office:value-type="float" office:value="12" calcext:value-type="float">
            <text:p>12</text:p>
          </table:table-cell>
          <table:table-cell table:formula="of:=IF([.L8]&gt;=0.55;IF([.L8]&gt;=0.7;IF([.L8]&gt;0.8;IF([.L8]&gt;0.9;10;15);18);24);&quot;to low&quot;) - [.G8]" office:value-type="float" office:value="12" calcext:value-type="float">
            <text:p>12</text:p>
          </table:table-cell>
          <table:table-cell/>
          <table:table-cell table:style-name="ce22" table:formula="of:=[.I8]/COM.MICROSOFT.SWITCH([.N8];[.$AD$44];[.$AE$44];[.$AD$45];[.$AE$45];[.$AD$46];[.$AE$46];[.$AD$47];[.$AE$47];[.$AD$48];[.$AE$48];[.$AD$49];[.$AE$49];[.$AD$50];[.$AE$50];[.$AD$51];[.$AE$51];[.$AD$52];[.$AE$52];[.$AD$53];[.$AE$53])" office:value-type="float" office:value="0.681818181818182" calcext:value-type="float">
            <text:p>0.68</text:p>
          </table:table-cell>
          <table:table-cell table:style-name="ce22" table:formula="of:=[.J8]/COM.MICROSOFT.SWITCH([.O8];[.$AD$44];[.$AE$44];[.$AD$45];[.$AE$45];[.$AD$46];[.$AE$46];[.$AD$47];[.$AE$47];[.$AD$48];[.$AE$48];[.$AD$49];[.$AE$49];[.$AD$50];[.$AE$50];[.$AD$51];[.$AE$51];[.$AD$52];[.$AE$52];[.$AD$53];[.$AE$53])" office:value-type="float" office:value="0.666666666666667" calcext:value-type="float">
            <text:p>0.67</text:p>
          </table:table-cell>
          <table:table-cell table:style-name="ce22" table:formula="of:=[.K8]/COM.MICROSOFT.SWITCH([.P8];[.$AD$44];[.$AE$44];[.$AD$45];[.$AE$45];[.$AD$46];[.$AE$46];[.$AD$47];[.$AE$47];[.$AD$48];[.$AE$48];[.$AD$49];[.$AE$49];[.$AD$50];[.$AE$50];[.$AD$51];[.$AE$51];[.$AD$52];[.$AE$52];[.$AD$53];[.$AE$53])" office:value-type="float" office:value="0.666666666666667" calcext:value-type="float">
            <text:p>0.67</text:p>
          </table:table-cell>
          <table:table-cell table:style-name="ce22" table:formula="of:=[.L8]/COM.MICROSOFT.SWITCH([.Q8];[.$AD$44];[.$AE$44];[.$AD$45];[.$AE$45];[.$AD$46];[.$AE$46];[.$AD$47];[.$AE$47];[.$AD$48];[.$AE$48];[.$AD$49];[.$AE$49];[.$AD$50];[.$AE$50];[.$AD$51];[.$AE$51];[.$AD$52];[.$AE$52];[.$AD$53];[.$AE$53])" office:value-type="float" office:value="0.666666666666667" calcext:value-type="float">
            <text:p>0.67</text:p>
          </table:table-cell>
          <table:table-cell/>
          <table:table-cell table:style-name="ce22" table:formula="of:=[.$AM8]*[.I8]" office:value-type="float" office:value="138.6" calcext:value-type="float">
            <text:p>138.60</text:p>
          </table:table-cell>
          <table:table-cell table:style-name="ce22" table:formula="of:=[.$AM8]*[.J8]" office:value-type="float" office:value="138.6" calcext:value-type="float">
            <text:p>138.60</text:p>
          </table:table-cell>
          <table:table-cell table:style-name="ce22" table:formula="of:=[.$AM8]*[.K8]" office:value-type="float" office:value="138.6" calcext:value-type="float">
            <text:p>138.60</text:p>
          </table:table-cell>
          <table:table-cell table:style-name="ce22" table:formula="of:=[.$AM8]*[.L8]" office:value-type="float" office:value="138.6" calcext:value-type="float">
            <text:p>138.60</text:p>
          </table:table-cell>
          <table:table-cell/>
          <table:table-cell table:style-name="ce27" office:value-type="float" office:value="231" calcext:value-type="float">
            <text:p>231</text:p>
          </table:table-cell>
          <table:table-cell table:style-name="ce30" office:value-type="string" calcext:value-type="string">
            <text:p>SLDL as Ac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11"/>
          <table:table-cell table:number-columns-repeated="22"/>
          <table:table-cell table:style-name="ce22" table:number-columns-repeated="4"/>
          <table:table-cell/>
          <table:table-cell table:style-name="ce22" table:number-columns-repeated="4"/>
          <table:table-cell table:number-columns-repeated="2"/>
          <table:table-cell table:style-name="ce11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Paused Push Press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float" office:value="0.83" calcext:value-type="float">
            <text:p>0.83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0]/[.N10]" office:value-type="float" office:value="4" calcext:value-type="float">
            <text:p>4</text:p>
          </table:table-cell>
          <table:table-cell table:formula="of:=[.E10]/[.O10]" office:value-type="float" office:value="3" calcext:value-type="float">
            <text:p>3</text:p>
          </table:table-cell>
          <table:table-cell table:formula="of:=[.F10]/[.P10]" office:value-type="float" office:value="3" calcext:value-type="float">
            <text:p>3</text:p>
          </table:table-cell>
          <table:table-cell table:formula="of:=[.G10]/[.Q10]" office:value-type="float" office:value="3" calcext:value-type="float">
            <text:p>3</text:p>
          </table:table-cell>
          <table:table-cell/>
          <table:table-cell table:formula="of:=IF([.I10]&gt;=0.55;IF([.I10]&gt;=0.7;IF([.I10]&gt;0.8;IF([.I10]&gt;0.9;10;15);18);24);&quot;to low&quot;) - [.D10]" office:value-type="float" office:value="-2" calcext:value-type="float">
            <text:p>-2</text:p>
          </table:table-cell>
          <table:table-cell table:formula="of:=IF([.J10]&gt;=0.55;IF([.J10]&gt;=0.7;IF([.J10]&gt;0.8;IF([.J10]&gt;0.9;10;15);18);24);&quot;to low&quot;) - [.E10]" office:value-type="float" office:value="3" calcext:value-type="float">
            <text:p>3</text:p>
          </table:table-cell>
          <table:table-cell table:formula="of:=IF([.K10]&gt;=0.55;IF([.K10]&gt;=0.7;IF([.K10]&gt;0.8;IF([.K10]&gt;0.9;10;15);18);24);&quot;to low&quot;) - [.F10]" office:value-type="float" office:value="0" calcext:value-type="float">
            <text:p>0</text:p>
          </table:table-cell>
          <table:table-cell table:formula="of:=IF([.L10]&gt;=0.55;IF([.L10]&gt;=0.7;IF([.L10]&gt;0.8;IF([.L10]&gt;0.9;10;15);18);24);&quot;to low&quot;) - [.G10]" office:value-type="float" office:value="3" calcext:value-type="float">
            <text:p>3</text:p>
          </table:table-cell>
          <table:table-cell/>
          <table:table-cell table:style-name="ce22" table:formula="of:=[.I10]/COM.MICROSOFT.SWITCH([.N10];[.$AD$44];[.$AE$44];[.$AD$45];[.$AE$45];[.$AD$46];[.$AE$46];[.$AD$47];[.$AE$47];[.$AD$48];[.$AE$48];[.$AD$49];[.$AE$49];[.$AD$50];[.$AE$50];[.$AD$51];[.$AE$51];[.$AD$52];[.$AE$52];[.$AD$53];[.$AE$53])" office:value-type="float" office:value="0.829545454545455" calcext:value-type="float">
            <text:p>0.83</text:p>
          </table:table-cell>
          <table:table-cell table:style-name="ce22" table:formula="of:=[.J10]/COM.MICROSOFT.SWITCH([.O10];[.$AD$44];[.$AE$44];[.$AD$45];[.$AE$45];[.$AD$46];[.$AE$46];[.$AD$47];[.$AE$47];[.$AD$48];[.$AE$48];[.$AD$49];[.$AE$49];[.$AD$50];[.$AE$50];[.$AD$51];[.$AE$51];[.$AD$52];[.$AE$52];[.$AD$53];[.$AE$53])" office:value-type="float" office:value="0.886363636363636" calcext:value-type="float">
            <text:p>0.89</text:p>
          </table:table-cell>
          <table:table-cell table:style-name="ce22" table:formula="of:=[.K10]/COM.MICROSOFT.SWITCH([.P10];[.$AD$44];[.$AE$44];[.$AD$45];[.$AE$45];[.$AD$46];[.$AE$46];[.$AD$47];[.$AE$47];[.$AD$48];[.$AE$48];[.$AD$49];[.$AE$49];[.$AD$50];[.$AE$50];[.$AD$51];[.$AE$51];[.$AD$52];[.$AE$52];[.$AD$53];[.$AE$53])" office:value-type="float" office:value="0.943181818181818" calcext:value-type="float">
            <text:p>0.94</text:p>
          </table:table-cell>
          <table:table-cell table:style-name="ce22" table:formula="of:=[.L10]/COM.MICROSOFT.SWITCH([.Q10];[.$AD$44];[.$AE$44];[.$AD$45];[.$AE$45];[.$AD$46];[.$AE$46];[.$AD$47];[.$AE$47];[.$AD$48];[.$AE$48];[.$AD$49];[.$AE$49];[.$AD$50];[.$AE$50];[.$AD$51];[.$AE$51];[.$AD$52];[.$AE$52];[.$AD$53];[.$AE$53])" office:value-type="float" office:value="0.795454545454546" calcext:value-type="float">
            <text:p>0.80</text:p>
          </table:table-cell>
          <table:table-cell/>
          <table:table-cell table:style-name="ce22" table:formula="of:=[.$AM10]*[.I10]" office:value-type="float" office:value="79.205" calcext:value-type="float">
            <text:p>79.21</text:p>
          </table:table-cell>
          <table:table-cell table:style-name="ce22" table:formula="of:=[.$AM10]*[.J10]" office:value-type="float" office:value="84.63" calcext:value-type="float">
            <text:p>84.63</text:p>
          </table:table-cell>
          <table:table-cell table:style-name="ce22" table:formula="of:=[.$AM10]*[.K10]" office:value-type="float" office:value="90.055" calcext:value-type="float">
            <text:p>90.06</text:p>
          </table:table-cell>
          <table:table-cell table:style-name="ce22" table:formula="of:=[.$AM10]*[.L10]" office:value-type="float" office:value="75.95" calcext:value-type="float">
            <text:p>75.95</text:p>
          </table:table-cell>
          <table:table-cell/>
          <table:table-cell table:style-name="ce27" office:value-type="float" office:value="108.5" calcext:value-type="float">
            <text:p>108.5</text:p>
          </table:table-cell>
          <table:table-cell table:style-name="ce29" office:value-type="string" calcext:value-type="string">
            <text:p>Push Press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in mirror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Jerk 3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17" office:value-type="float" office:value="0.77" calcext:value-type="float">
            <text:p>0.77</text:p>
          </table:table-cell>
          <table:table-cell table:style-name="ce17" office:value-type="float" office:value="0.825" calcext:value-type="float">
            <text:p>0.825</text:p>
          </table:table-cell>
          <table:table-cell table:style-name="ce17" office:value-type="float" office:value="0.76" calcext:value-type="float">
            <text:p>0.76</text:p>
          </table:table-cell>
          <table:table-cell table:style-name="ce17" office:value-type="float" office:value="0.865" calcext:value-type="float">
            <text:p>0.86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11]/[.N11]" office:value-type="float" office:value="4" calcext:value-type="float">
            <text:p>4</text:p>
          </table:table-cell>
          <table:table-cell table:formula="of:=[.E11]/[.O11]" office:value-type="float" office:value="5" calcext:value-type="float">
            <text:p>5</text:p>
          </table:table-cell>
          <table:table-cell table:formula="of:=[.F11]/[.P11]" office:value-type="float" office:value="3" calcext:value-type="float">
            <text:p>3</text:p>
          </table:table-cell>
          <table:table-cell table:formula="of:=[.G11]/[.Q11]" office:value-type="float" office:value="2" calcext:value-type="float">
            <text:p>2</text:p>
          </table:table-cell>
          <table:table-cell/>
          <table:table-cell table:style-name="ce21" table:formula="of:=IF([.I11]&gt;=0.55;IF([.I11]&gt;=0.7;IF([.I11]&gt;0.8;IF([.I11]&gt;0.9;10;15);18);24);&quot;to low&quot;) - [.D11]" office:value-type="float" office:value="6" calcext:value-type="float">
            <text:p>6</text:p>
          </table:table-cell>
          <table:table-cell table:style-name="ce21" table:formula="of:=IF([.J11]&gt;=0.55;IF([.J11]&gt;=0.7;IF([.J11]&gt;0.8;IF([.J11]&gt;0.9;10;15);18);24);&quot;to low&quot;) - [.E11]" office:value-type="float" office:value="0" calcext:value-type="float">
            <text:p>0</text:p>
          </table:table-cell>
          <table:table-cell table:style-name="ce21" table:formula="of:=IF([.K11]&gt;=0.55;IF([.K11]&gt;=0.7;IF([.K11]&gt;0.8;IF([.K11]&gt;0.9;10;15);18);24);&quot;to low&quot;) - [.F11]" office:value-type="float" office:value="9" calcext:value-type="float">
            <text:p>9</text:p>
          </table:table-cell>
          <table:table-cell table:style-name="ce21" table:formula="of:=IF([.L11]&gt;=0.55;IF([.L11]&gt;=0.7;IF([.L11]&gt;0.8;IF([.L11]&gt;0.9;10;15);18);24);&quot;to low&quot;) - [.G11]" office:value-type="float" office:value="9" calcext:value-type="float">
            <text:p>9</text:p>
          </table:table-cell>
          <table:table-cell/>
          <table:table-cell table:style-name="ce22" table:formula="of:=[.I11]/COM.MICROSOFT.SWITCH([.N11];[.$AD$44];[.$AE$44];[.$AD$45];[.$AE$45];[.$AD$46];[.$AE$46];[.$AD$47];[.$AE$47];[.$AD$48];[.$AE$48];[.$AD$49];[.$AE$49];[.$AD$50];[.$AE$50];[.$AD$51];[.$AE$51];[.$AD$52];[.$AE$52];[.$AD$53];[.$AE$53])" office:value-type="float" office:value="0.827956989247312" calcext:value-type="float">
            <text:p>0.83</text:p>
          </table:table-cell>
          <table:table-cell table:style-name="ce22" table:formula="of:=[.J11]/COM.MICROSOFT.SWITCH([.O11];[.$AD$44];[.$AE$44];[.$AD$45];[.$AE$45];[.$AD$46];[.$AE$46];[.$AD$47];[.$AE$47];[.$AD$48];[.$AE$48];[.$AD$49];[.$AE$49];[.$AD$50];[.$AE$50];[.$AD$51];[.$AE$51];[.$AD$52];[.$AE$52];[.$AD$53];[.$AE$53])" office:value-type="float" office:value="0.887096774193548" calcext:value-type="float">
            <text:p>0.89</text:p>
          </table:table-cell>
          <table:table-cell table:style-name="ce22" table:formula="of:=[.K11]/COM.MICROSOFT.SWITCH([.P11];[.$AD$44];[.$AE$44];[.$AD$45];[.$AE$45];[.$AD$46];[.$AE$46];[.$AD$47];[.$AE$47];[.$AD$48];[.$AE$48];[.$AD$49];[.$AE$49];[.$AD$50];[.$AE$50];[.$AD$51];[.$AE$51];[.$AD$52];[.$AE$52];[.$AD$53];[.$AE$53])" office:value-type="float" office:value="0.817204301075269" calcext:value-type="float">
            <text:p>0.82</text:p>
          </table:table-cell>
          <table:table-cell table:style-name="ce23" table:formula="of:=[.L11]/COM.MICROSOFT.SWITCH([.Q11];[.$AD$44];[.$AE$44];[.$AD$45];[.$AE$45];[.$AD$46];[.$AE$46];[.$AD$47];[.$AE$47];[.$AD$48];[.$AE$48];[.$AD$49];[.$AE$49];[.$AD$50];[.$AE$50];[.$AD$51];[.$AE$51];[.$AD$52];[.$AE$52];[.$AD$53];[.$AE$53])" office:value-type="float" office:value="0.93010752688172" calcext:value-type="float">
            <text:p>0.93</text:p>
          </table:table-cell>
          <table:table-cell/>
          <table:table-cell table:style-name="ce22" table:formula="of:=[.$AM11]*[.I11]" office:value-type="float" office:value="101.64" calcext:value-type="float">
            <text:p>101.64</text:p>
          </table:table-cell>
          <table:table-cell table:style-name="ce22" table:formula="of:=[.$AM11]*[.J11]" office:value-type="float" office:value="108.9" calcext:value-type="float">
            <text:p>108.90</text:p>
          </table:table-cell>
          <table:table-cell table:style-name="ce22" table:formula="of:=[.$AM11]*[.K11]" office:value-type="float" office:value="100.32" calcext:value-type="float">
            <text:p>100.32</text:p>
          </table:table-cell>
          <table:table-cell table:style-name="ce22" table:formula="of:=[.$AM11]*[.L11]" office:value-type="float" office:value="114.18" calcext:value-type="float">
            <text:p>114.18</text:p>
          </table:table-cell>
          <table:table-cell/>
          <table:table-cell table:style-name="ce27" office:value-type="float" office:value="132" calcext:value-type="float">
            <text:p>132</text:p>
          </table:table-cell>
          <table:table-cell table:style-name="ce32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in mirror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Jerk 3er Tech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17" office:value-type="float" office:value="0.77" calcext:value-type="float">
            <text:p>0.77</text:p>
          </table:table-cell>
          <table:table-cell table:style-name="ce17" office:value-type="float" office:value="0.825" calcext:value-type="float">
            <text:p>0.825</text:p>
          </table:table-cell>
          <table:table-cell table:style-name="ce17" office:value-type="float" office:value="0.76" calcext:value-type="float">
            <text:p>0.76</text:p>
          </table:table-cell>
          <table:table-cell table:style-name="ce17" office:value-type="float" office:value="0.865" calcext:value-type="float">
            <text:p>0.86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12]/[.N12]" office:value-type="float" office:value="4" calcext:value-type="float">
            <text:p>4</text:p>
          </table:table-cell>
          <table:table-cell table:formula="of:=[.E12]/[.O12]" office:value-type="float" office:value="5" calcext:value-type="float">
            <text:p>5</text:p>
          </table:table-cell>
          <table:table-cell table:formula="of:=[.F12]/[.P12]" office:value-type="float" office:value="3" calcext:value-type="float">
            <text:p>3</text:p>
          </table:table-cell>
          <table:table-cell table:formula="of:=[.G12]/[.Q12]" office:value-type="float" office:value="2" calcext:value-type="float">
            <text:p>2</text:p>
          </table:table-cell>
          <table:table-cell/>
          <table:table-cell table:style-name="ce21" table:formula="of:=IF([.I12]&gt;=0.55;IF([.I12]&gt;=0.7;IF([.I12]&gt;0.8;IF([.I12]&gt;0.9;10;15);18);24);&quot;to low&quot;) - [.D12]" office:value-type="float" office:value="6" calcext:value-type="float">
            <text:p>6</text:p>
          </table:table-cell>
          <table:table-cell table:style-name="ce21" table:formula="of:=IF([.J12]&gt;=0.55;IF([.J12]&gt;=0.7;IF([.J12]&gt;0.8;IF([.J12]&gt;0.9;10;15);18);24);&quot;to low&quot;) - [.E12]" office:value-type="float" office:value="0" calcext:value-type="float">
            <text:p>0</text:p>
          </table:table-cell>
          <table:table-cell table:style-name="ce21" table:formula="of:=IF([.K12]&gt;=0.55;IF([.K12]&gt;=0.7;IF([.K12]&gt;0.8;IF([.K12]&gt;0.9;10;15);18);24);&quot;to low&quot;) - [.F12]" office:value-type="float" office:value="9" calcext:value-type="float">
            <text:p>9</text:p>
          </table:table-cell>
          <table:table-cell table:style-name="ce21" table:formula="of:=IF([.L12]&gt;=0.55;IF([.L12]&gt;=0.7;IF([.L12]&gt;0.8;IF([.L12]&gt;0.9;10;15);18);24);&quot;to low&quot;) - [.G12]" office:value-type="float" office:value="9" calcext:value-type="float">
            <text:p>9</text:p>
          </table:table-cell>
          <table:table-cell/>
          <table:table-cell table:style-name="ce22" table:formula="of:=[.I12]/COM.MICROSOFT.SWITCH([.N12];[.$AD$43];[.$AE$43];[.$AD$44];[.$AE$44];[.$AD$45];[.$AE$45];[.$AD$46];[.$AE$46];[.$AD$47];[.$AE$47];[.$AD$48];[.$AE$48];[.$AD$49];[.$AE$49];[.$AD$50];[.$AE$50];[.$AD$51];[.$AE$51];[.$AD$52];[.$AE$52])" office:value-type="float" office:value="0.827956989247312" calcext:value-type="float">
            <text:p>0.83</text:p>
          </table:table-cell>
          <table:table-cell table:style-name="ce22" table:formula="of:=[.J12]/COM.MICROSOFT.SWITCH([.O12];[.$AD$43];[.$AE$43];[.$AD$44];[.$AE$44];[.$AD$45];[.$AE$45];[.$AD$46];[.$AE$46];[.$AD$47];[.$AE$47];[.$AD$48];[.$AE$48];[.$AD$49];[.$AE$49];[.$AD$50];[.$AE$50];[.$AD$51];[.$AE$51];[.$AD$52];[.$AE$52])" office:value-type="float" office:value="0.887096774193548" calcext:value-type="float">
            <text:p>0.89</text:p>
          </table:table-cell>
          <table:table-cell table:style-name="ce22" table:formula="of:=[.K12]/COM.MICROSOFT.SWITCH([.P12];[.$AD$43];[.$AE$43];[.$AD$44];[.$AE$44];[.$AD$45];[.$AE$45];[.$AD$46];[.$AE$46];[.$AD$47];[.$AE$47];[.$AD$48];[.$AE$48];[.$AD$49];[.$AE$49];[.$AD$50];[.$AE$50];[.$AD$51];[.$AE$51];[.$AD$52];[.$AE$52])" office:value-type="float" office:value="0.817204301075269" calcext:value-type="float">
            <text:p>0.82</text:p>
          </table:table-cell>
          <table:table-cell table:style-name="ce23" table:formula="of:=[.L12]/COM.MICROSOFT.SWITCH([.Q12];[.$AD$43];[.$AE$43];[.$AD$44];[.$AE$44];[.$AD$45];[.$AE$45];[.$AD$46];[.$AE$46];[.$AD$47];[.$AE$47];[.$AD$48];[.$AE$48];[.$AD$49];[.$AE$49];[.$AD$50];[.$AE$50];[.$AD$51];[.$AE$51];[.$AD$52];[.$AE$52])" office:value-type="float" office:value="0.93010752688172" calcext:value-type="float">
            <text:p>0.93</text:p>
          </table:table-cell>
          <table:table-cell/>
          <table:table-cell table:style-name="ce22" table:formula="of:=[.$AM12]*[.I12]" office:value-type="float" office:value="96.25" calcext:value-type="float">
            <text:p>96.25</text:p>
          </table:table-cell>
          <table:table-cell table:style-name="ce22" table:formula="of:=[.$AM12]*[.J12]" office:value-type="float" office:value="103.125" calcext:value-type="float">
            <text:p>103.13</text:p>
          </table:table-cell>
          <table:table-cell table:style-name="ce22" table:formula="of:=[.$AM12]*[.K12]" office:value-type="float" office:value="95" calcext:value-type="float">
            <text:p>95.00</text:p>
          </table:table-cell>
          <table:table-cell table:style-name="ce22" table:formula="of:=[.$AM12]*[.L12]" office:value-type="float" office:value="108.125" calcext:value-type="float">
            <text:p>108.13</text:p>
          </table:table-cell>
          <table:table-cell/>
          <table:table-cell table:style-name="ce27" office:value-type="float" office:value="125" calcext:value-type="float">
            <text:p>125</text:p>
          </table:table-cell>
          <table:table-cell table:style-name="ce32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Jerk 2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85" calcext:value-type="float">
            <text:p>0.85</text:p>
          </table:table-cell>
          <table:table-cell office:value-type="float" office:value="0.79" calcext:value-type="float">
            <text:p>0.79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table:style-name="ce21" table:number-columns-repeated="4"/>
          <table:table-cell/>
          <table:table-cell table:style-name="ce22" table:formula="of:=[.I13]/COM.MICROSOFT.SWITCH([.N13];[.$AD$44];[.$AE$44];[.$AD$45];[.$AE$45];[.$AD$46];[.$AE$46];[.$AD$47];[.$AE$47];[.$AD$48];[.$AE$48];[.$AD$49];[.$AE$49];[.$AD$50];[.$AE$50];[.$AD$51];[.$AE$51];[.$AD$52];[.$AE$52];[.$AD$53];[.$AE$53])" office:value-type="float" office:value="0.854166666666667" calcext:value-type="float">
            <text:p>0.85</text:p>
          </table:table-cell>
          <table:table-cell table:style-name="ce22" table:formula="of:=[.J13]/COM.MICROSOFT.SWITCH([.O13];[.$AD$44];[.$AE$44];[.$AD$45];[.$AE$45];[.$AD$46];[.$AE$46];[.$AD$47];[.$AE$47];[.$AD$48];[.$AE$48];[.$AD$49];[.$AE$49];[.$AD$50];[.$AE$50];[.$AD$51];[.$AE$51];[.$AD$52];[.$AE$52];[.$AD$53];[.$AE$53])" office:value-type="float" office:value="0.885416666666667" calcext:value-type="float">
            <text:p>0.89</text:p>
          </table:table-cell>
          <table:table-cell table:style-name="ce22" table:formula="of:=[.K13]/COM.MICROSOFT.SWITCH([.P13];[.$AD$44];[.$AE$44];[.$AD$45];[.$AE$45];[.$AD$46];[.$AE$46];[.$AD$47];[.$AE$47];[.$AD$48];[.$AE$48];[.$AD$49];[.$AE$49];[.$AD$50];[.$AE$50];[.$AD$51];[.$AE$51];[.$AD$52];[.$AE$52];[.$AD$53];[.$AE$53])" office:value-type="float" office:value="0.822916666666667" calcext:value-type="float">
            <text:p>0.82</text:p>
          </table:table-cell>
          <table:table-cell table:style-name="ce23" table:formula="of:=[.L13]/COM.MICROSOFT.SWITCH([.Q13];[.$AD$44];[.$AE$44];[.$AD$45];[.$AE$45];[.$AD$46];[.$AE$46];[.$AD$47];[.$AE$47];[.$AD$48];[.$AE$48];[.$AD$49];[.$AE$49];[.$AD$50];[.$AE$50];[.$AD$51];[.$AE$51];[.$AD$52];[.$AE$52];[.$AD$53];[.$AE$53])" office:value-type="float" office:value="0.927083333333333" calcext:value-type="float">
            <text:p>0.93</text:p>
          </table:table-cell>
          <table:table-cell/>
          <table:table-cell table:style-name="ce22" table:formula="of:=[.$AM13]*[.I13]" office:value-type="float" office:value="108.24" calcext:value-type="float">
            <text:p>108.24</text:p>
          </table:table-cell>
          <table:table-cell table:style-name="ce22" table:formula="of:=[.$AM13]*[.J13]" office:value-type="float" office:value="112.2" calcext:value-type="float">
            <text:p>112.20</text:p>
          </table:table-cell>
          <table:table-cell table:style-name="ce22" table:formula="of:=[.$AM13]*[.K13]" office:value-type="float" office:value="104.28" calcext:value-type="float">
            <text:p>104.28</text:p>
          </table:table-cell>
          <table:table-cell table:style-name="ce22" table:formula="of:=[.$AM13]*[.L13]" office:value-type="float" office:value="117.48" calcext:value-type="float">
            <text:p>117.48</text:p>
          </table:table-cell>
          <table:table-cell/>
          <table:table-cell table:style-name="ce27" office:value-type="float" office:value="132" calcext:value-type="float">
            <text:p>132</text:p>
          </table:table-cell>
          <table:table-cell table:style-name="ce32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3" office:value-type="string" calcext:value-type="string">
            <text:p>Pres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4]/[.N14]" office:value-type="float" office:value="3" calcext:value-type="float">
            <text:p>3</text:p>
          </table:table-cell>
          <table:table-cell table:formula="of:=[.E14]/[.O14]" office:value-type="float" office:value="3" calcext:value-type="float">
            <text:p>3</text:p>
          </table:table-cell>
          <table:table-cell table:formula="of:=[.F14]/[.P14]" office:value-type="float" office:value="2" calcext:value-type="float">
            <text:p>2</text:p>
          </table:table-cell>
          <table:table-cell table:formula="of:=[.G14]/[.Q14]" office:value-type="float" office:value="2.5" calcext:value-type="float">
            <text:p>2.5</text:p>
          </table:table-cell>
          <table:table-cell/>
          <table:table-cell table:formula="of:=IF([.I14]&gt;=0.55;IF([.I14]&gt;=0.7;IF([.I14]&gt;0.8;IF([.I14]&gt;0.9;10;15);18);24);&quot;to low&quot;) - [.D14]" office:value-type="float" office:value="3" calcext:value-type="float">
            <text:p>3</text:p>
          </table:table-cell>
          <table:table-cell table:formula="of:=IF([.J14]&gt;=0.55;IF([.J14]&gt;=0.7;IF([.J14]&gt;0.8;IF([.J14]&gt;0.9;10;15);18);24);&quot;to low&quot;) - [.E14]" office:value-type="float" office:value="6" calcext:value-type="float">
            <text:p>6</text:p>
          </table:table-cell>
          <table:table-cell table:formula="of:=IF([.K14]&gt;=0.55;IF([.K14]&gt;=0.7;IF([.K14]&gt;0.8;IF([.K14]&gt;0.9;10;15);18);24);&quot;to low&quot;) - [.F14]" office:value-type="float" office:value="5" calcext:value-type="float">
            <text:p>5</text:p>
          </table:table-cell>
          <table:table-cell table:formula="of:=IF([.L14]&gt;=0.55;IF([.L14]&gt;=0.7;IF([.L14]&gt;0.8;IF([.L14]&gt;0.9;10;15);18);24);&quot;to low&quot;) - [.G14]" office:value-type="float" office:value="8" calcext:value-type="float">
            <text:p>8</text:p>
          </table:table-cell>
          <table:table-cell/>
          <table:table-cell table:style-name="ce22" table:formula="of:=[.I14]/COM.MICROSOFT.SWITCH([.N14];[.$AD$44];[.$AE$44];[.$AD$45];[.$AE$45];[.$AD$46];[.$AE$46];[.$AD$47];[.$AE$47];[.$AD$48];[.$AE$48];[.$AD$49];[.$AE$49];[.$AD$50];[.$AE$50];[.$AD$51];[.$AE$51];[.$AD$52];[.$AE$52];[.$AD$53];[.$AE$53])" office:value-type="float" office:value="0.852272727272727" calcext:value-type="float">
            <text:p>0.85</text:p>
          </table:table-cell>
          <table:table-cell table:style-name="ce22" table:formula="of:=[.J14]/COM.MICROSOFT.SWITCH([.O14];[.$AD$44];[.$AE$44];[.$AD$45];[.$AE$45];[.$AD$46];[.$AE$46];[.$AD$47];[.$AE$47];[.$AD$48];[.$AE$48];[.$AD$49];[.$AE$49];[.$AD$50];[.$AE$50];[.$AD$51];[.$AE$51];[.$AD$52];[.$AE$52];[.$AD$53];[.$AE$53])" office:value-type="float" office:value="0.888888888888889" calcext:value-type="float">
            <text:p>0.89</text:p>
          </table:table-cell>
          <table:table-cell table:style-name="ce22" table:formula="of:=[.K14]/COM.MICROSOFT.SWITCH([.P14];[.$AD$44];[.$AE$44];[.$AD$45];[.$AE$45];[.$AD$46];[.$AE$46];[.$AD$47];[.$AE$47];[.$AD$48];[.$AE$48];[.$AD$49];[.$AE$49];[.$AD$50];[.$AE$50];[.$AD$51];[.$AE$51];[.$AD$52];[.$AE$52];[.$AD$53];[.$AE$53])" office:value-type="float" office:value="0.965909090909091" calcext:value-type="float">
            <text:p>0.97</text:p>
          </table:table-cell>
          <table:table-cell table:style-name="ce22" table:formula="of:=[.L14]/COM.MICROSOFT.SWITCH([.Q14];[.$AD$44];[.$AE$44];[.$AD$45];[.$AE$45];[.$AD$46];[.$AE$46];[.$AD$47];[.$AE$47];[.$AD$48];[.$AE$48];[.$AD$49];[.$AE$49];[.$AD$50];[.$AE$50];[.$AD$51];[.$AE$51];[.$AD$52];[.$AE$52];[.$AD$53];[.$AE$53])" office:value-type="float" office:value="0.777777777777778" calcext:value-type="float">
            <text:p>0.78</text:p>
          </table:table-cell>
          <table:table-cell/>
          <table:table-cell table:style-name="ce22" table:formula="of:=[.$AM14]*[.I14]" office:value-type="float" office:value="52.5" calcext:value-type="float">
            <text:p>52.50</text:p>
          </table:table-cell>
          <table:table-cell table:style-name="ce22" table:formula="of:=[.$AM14]*[.J14]" office:value-type="float" office:value="56" calcext:value-type="float">
            <text:p>56.00</text:p>
          </table:table-cell>
          <table:table-cell table:style-name="ce22" table:formula="of:=[.$AM14]*[.K14]" office:value-type="float" office:value="59.5" calcext:value-type="float">
            <text:p>59.50</text:p>
          </table:table-cell>
          <table:table-cell table:style-name="ce22" table:formula="of:=[.$AM14]*[.L14]" office:value-type="float" office:value="49" calcext:value-type="float">
            <text:p>49.00</text:p>
          </table:table-cell>
          <table:table-cell/>
          <table:table-cell table:style-name="ce27" office:value-type="float" office:value="70" calcext:value-type="float">
            <text:p>70</text:p>
          </table:table-cell>
          <table:table-cell table:style-name="ce30" office:value-type="string" calcext:value-type="string">
            <text:p>Press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5"/>
          <table:table-cell table:style-name="ce22" table:number-columns-repeated="4"/>
          <table:table-cell/>
          <table:table-cell table:style-name="ce22" table:number-columns-repeated="4"/>
          <table:table-cell table:number-columns-repeated="2"/>
          <table:table-cell table:style-name="ce11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3" office:value-type="string" calcext:value-type="string">
            <text:p>OV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6]/[.N16]" office:value-type="float" office:value="4" calcext:value-type="float">
            <text:p>4</text:p>
          </table:table-cell>
          <table:table-cell table:formula="of:=[.E16]/[.O16]" office:value-type="float" office:value="4" calcext:value-type="float">
            <text:p>4</text:p>
          </table:table-cell>
          <table:table-cell table:formula="of:=[.F16]/[.P16]" office:value-type="float" office:value="4" calcext:value-type="float">
            <text:p>4</text:p>
          </table:table-cell>
          <table:table-cell table:formula="of:=[.G16]/[.Q16]" office:value-type="float" office:value="4" calcext:value-type="float">
            <text:p>4</text:p>
          </table:table-cell>
          <table:table-cell/>
          <table:table-cell table:formula="of:=IF([.I16]&gt;=0.55;IF([.I16]&gt;=0.7;IF([.I16]&gt;0.8;IF([.I16]&gt;0.9;10;15);18);24);&quot;to low&quot;) - [.D16]" office:value-type="float" office:value="-6" calcext:value-type="float">
            <text:p>-6</text:p>
          </table:table-cell>
          <table:table-cell table:formula="of:=IF([.J16]&gt;=0.55;IF([.J16]&gt;=0.7;IF([.J16]&gt;0.8;IF([.J16]&gt;0.9;10;15);18);24);&quot;to low&quot;) - [.E16]" office:value-type="float" office:value="-2" calcext:value-type="float">
            <text:p>-2</text:p>
          </table:table-cell>
          <table:table-cell table:formula="of:=IF([.K16]&gt;=0.55;IF([.K16]&gt;=0.7;IF([.K16]&gt;0.8;IF([.K16]&gt;0.9;10;15);18);24);&quot;to low&quot;) - [.F16]" office:value-type="float" office:value="-1" calcext:value-type="float">
            <text:p>-1</text:p>
          </table:table-cell>
          <table:table-cell table:formula="of:=IF([.L16]&gt;=0.55;IF([.L16]&gt;=0.7;IF([.L16]&gt;0.8;IF([.L16]&gt;0.9;10;15);18);24);&quot;to low&quot;) - [.G16]" office:value-type="float" office:value="2" calcext:value-type="float">
            <text:p>2</text:p>
          </table:table-cell>
          <table:table-cell/>
          <table:table-cell table:style-name="ce22" table:formula="of:=[.I16]/COM.MICROSOFT.SWITCH([.N16];[.$AD$44];[.$AE$44];[.$AD$45];[.$AE$45];[.$AD$46];[.$AE$46];[.$AD$47];[.$AE$47];[.$AD$48];[.$AE$48];[.$AD$49];[.$AE$49];[.$AD$50];[.$AE$50];[.$AD$51];[.$AE$51];[.$AD$52];[.$AE$52];[.$AD$53];[.$AE$53])" office:value-type="float" office:value="0.872093023255814" calcext:value-type="float">
            <text:p>0.87</text:p>
          </table:table-cell>
          <table:table-cell table:style-name="ce22" table:formula="of:=[.J16]/COM.MICROSOFT.SWITCH([.O16];[.$AD$44];[.$AE$44];[.$AD$45];[.$AE$45];[.$AD$46];[.$AE$46];[.$AD$47];[.$AE$47];[.$AD$48];[.$AE$48];[.$AD$49];[.$AE$49];[.$AD$50];[.$AE$50];[.$AD$51];[.$AE$51];[.$AD$52];[.$AE$52];[.$AD$53];[.$AE$53])" office:value-type="float" office:value="0.909090909090909" calcext:value-type="float">
            <text:p>0.91</text:p>
          </table:table-cell>
          <table:table-cell table:style-name="ce22" table:formula="of:=[.K16]/COM.MICROSOFT.SWITCH([.P16];[.$AD$44];[.$AE$44];[.$AD$45];[.$AE$45];[.$AD$46];[.$AE$46];[.$AD$47];[.$AE$47];[.$AD$48];[.$AE$48];[.$AD$49];[.$AE$49];[.$AD$50];[.$AE$50];[.$AD$51];[.$AE$51];[.$AD$52];[.$AE$52];[.$AD$53];[.$AE$53])" office:value-type="float" office:value="0.944444444444444" calcext:value-type="float">
            <text:p>0.94</text:p>
          </table:table-cell>
          <table:table-cell table:style-name="ce22" table:formula="of:=[.L16]/COM.MICROSOFT.SWITCH([.Q16];[.$AD$44];[.$AE$44];[.$AD$45];[.$AE$45];[.$AD$46];[.$AE$46];[.$AD$47];[.$AE$47];[.$AD$48];[.$AE$48];[.$AD$49];[.$AE$49];[.$AD$50];[.$AE$50];[.$AD$51];[.$AE$51];[.$AD$52];[.$AE$52];[.$AD$53];[.$AE$53])" office:value-type="float" office:value="0.777777777777778" calcext:value-type="float">
            <text:p>0.78</text:p>
          </table:table-cell>
          <table:table-cell/>
          <table:table-cell table:style-name="ce22" table:formula="of:=[.$AM16]*[.I16]" office:value-type="float" office:value="75" calcext:value-type="float">
            <text:p>75.00</text:p>
          </table:table-cell>
          <table:table-cell table:style-name="ce22" table:formula="of:=[.$AM16]*[.J16]" office:value-type="float" office:value="80" calcext:value-type="float">
            <text:p>80.00</text:p>
          </table:table-cell>
          <table:table-cell table:style-name="ce22" table:formula="of:=[.$AM16]*[.K16]" office:value-type="float" office:value="85" calcext:value-type="float">
            <text:p>85.00</text:p>
          </table:table-cell>
          <table:table-cell table:style-name="ce22" table:formula="of:=[.$AM16]*[.L16]" office:value-type="float" office:value="70" calcext:value-type="float">
            <text:p>70.00</text:p>
          </table:table-cell>
          <table:table-cell/>
          <table:table-cell table:style-name="ce27" office:value-type="float" office:value="100" calcext:value-type="float">
            <text:p>100</text:p>
          </table:table-cell>
          <table:table-cell table:style-name="ce30" office:value-type="string" calcext:value-type="string">
            <text:p>OV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7]/[.N17]" office:value-type="float" office:value="5" calcext:value-type="float">
            <text:p>5</text:p>
          </table:table-cell>
          <table:table-cell table:formula="of:=[.E17]/[.O17]" office:value-type="float" office:value="5" calcext:value-type="float">
            <text:p>5</text:p>
          </table:table-cell>
          <table:table-cell table:formula="of:=[.F17]/[.P17]" office:value-type="float" office:value="4" calcext:value-type="float">
            <text:p>4</text:p>
          </table:table-cell>
          <table:table-cell table:formula="of:=[.G17]/[.Q17]" office:value-type="float" office:value="4" calcext:value-type="float">
            <text:p>4</text:p>
          </table:table-cell>
          <table:table-cell/>
          <table:table-cell table:formula="of:=IF([.I17]&gt;=0.55;IF([.I17]&gt;=0.7;IF([.I17]&gt;0.8;IF([.I17]&gt;0.9;10;15);18);24);&quot;to low&quot;) - [.D17]" office:value-type="float" office:value="-12" calcext:value-type="float">
            <text:p>-12</text:p>
          </table:table-cell>
          <table:table-cell table:formula="of:=IF([.J17]&gt;=0.55;IF([.J17]&gt;=0.7;IF([.J17]&gt;0.8;IF([.J17]&gt;0.9;10;15);18);24);&quot;to low&quot;) - [.E17]" office:value-type="float" office:value="-7" calcext:value-type="float">
            <text:p>-7</text:p>
          </table:table-cell>
          <table:table-cell table:formula="of:=IF([.K17]&gt;=0.55;IF([.K17]&gt;=0.7;IF([.K17]&gt;0.8;IF([.K17]&gt;0.9;10;15);18);24);&quot;to low&quot;) - [.F17]" office:value-type="float" office:value="-5" calcext:value-type="float">
            <text:p>-5</text:p>
          </table:table-cell>
          <table:table-cell table:formula="of:=IF([.L17]&gt;=0.55;IF([.L17]&gt;=0.7;IF([.L17]&gt;0.8;IF([.L17]&gt;0.9;10;15);18);24);&quot;to low&quot;) - [.G17]" office:value-type="float" office:value="-2" calcext:value-type="float">
            <text:p>-2</text:p>
          </table:table-cell>
          <table:table-cell/>
          <table:table-cell table:style-name="ce22" table:formula="of:=[.I17]/COM.MICROSOFT.SWITCH([.N17];[.$AD$44];[.$AE$44];[.$AD$45];[.$AE$45];[.$AD$46];[.$AE$46];[.$AD$47];[.$AE$47];[.$AD$48];[.$AE$48];[.$AD$49];[.$AE$49];[.$AD$50];[.$AE$50];[.$AD$51];[.$AE$51];[.$AD$52];[.$AE$52];[.$AD$53];[.$AE$53])" office:value-type="float" office:value="0.872093023255814" calcext:value-type="float">
            <text:p>0.87</text:p>
          </table:table-cell>
          <table:table-cell table:style-name="ce22" table:formula="of:=[.J17]/COM.MICROSOFT.SWITCH([.O17];[.$AD$44];[.$AE$44];[.$AD$45];[.$AE$45];[.$AD$46];[.$AE$46];[.$AD$47];[.$AE$47];[.$AD$48];[.$AE$48];[.$AD$49];[.$AE$49];[.$AD$50];[.$AE$50];[.$AD$51];[.$AE$51];[.$AD$52];[.$AE$52];[.$AD$53];[.$AE$53])" office:value-type="float" office:value="0.909090909090909" calcext:value-type="float">
            <text:p>0.91</text:p>
          </table:table-cell>
          <table:table-cell table:style-name="ce23" table:formula="of:=[.K17]/COM.MICROSOFT.SWITCH([.P17];[.$AD$44];[.$AE$44];[.$AD$45];[.$AE$45];[.$AD$46];[.$AE$46];[.$AD$47];[.$AE$47];[.$AD$48];[.$AE$48];[.$AD$49];[.$AE$49];[.$AD$50];[.$AE$50];[.$AD$51];[.$AE$51];[.$AD$52];[.$AE$52];[.$AD$53];[.$AE$53])" office:value-type="float" office:value="0.965909090909091" calcext:value-type="float">
            <text:p>0.97</text:p>
          </table:table-cell>
          <table:table-cell table:style-name="ce22" table:formula="of:=[.L17]/COM.MICROSOFT.SWITCH([.Q17];[.$AD$44];[.$AE$44];[.$AD$45];[.$AE$45];[.$AD$46];[.$AE$46];[.$AD$47];[.$AE$47];[.$AD$48];[.$AE$48];[.$AD$49];[.$AE$49];[.$AD$50];[.$AE$50];[.$AD$51];[.$AE$51];[.$AD$52];[.$AE$52];[.$AD$53];[.$AE$53])" office:value-type="float" office:value="0.795454545454546" calcext:value-type="float">
            <text:p>0.80</text:p>
          </table:table-cell>
          <table:table-cell/>
          <table:table-cell table:style-name="ce22" table:formula="of:=[.$AM17]*[.I17]" office:value-type="float" office:value="123.75" calcext:value-type="float">
            <text:p>123.75</text:p>
          </table:table-cell>
          <table:table-cell table:style-name="ce22" table:formula="of:=[.$AM17]*[.J17]" office:value-type="float" office:value="132" calcext:value-type="float">
            <text:p>132.00</text:p>
          </table:table-cell>
          <table:table-cell table:style-name="ce22" table:formula="of:=[.$AM17]*[.K17]" office:value-type="float" office:value="140.25" calcext:value-type="float">
            <text:p>140.25</text:p>
          </table:table-cell>
          <table:table-cell table:style-name="ce22" table:formula="of:=[.$AM17]*[.L17]" office:value-type="float" office:value="115.5" calcext:value-type="float">
            <text:p>115.50</text:p>
          </table:table-cell>
          <table:table-cell/>
          <table:table-cell table:style-name="ce27" office:value-type="float" office:value="165" calcext:value-type="float">
            <text:p>165</text:p>
          </table:table-cell>
          <table:table-cell table:style-name="ce30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Front Squat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82" calcext:value-type="float">
            <text:p>0.82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8]/[.N18]" office:value-type="float" office:value="5" calcext:value-type="float">
            <text:p>5</text:p>
          </table:table-cell>
          <table:table-cell table:formula="of:=[.E18]/[.O18]" office:value-type="float" office:value="4" calcext:value-type="float">
            <text:p>4</text:p>
          </table:table-cell>
          <table:table-cell table:formula="of:=[.F18]/[.P18]" office:value-type="float" office:value="3" calcext:value-type="float">
            <text:p>3</text:p>
          </table:table-cell>
          <table:table-cell table:formula="of:=[.G18]/[.Q18]" office:value-type="float" office:value="3" calcext:value-type="float">
            <text:p>3</text:p>
          </table:table-cell>
          <table:table-cell/>
          <table:table-cell table:formula="of:=IF([.I18]&gt;=0.55;IF([.I18]&gt;=0.7;IF([.I18]&gt;0.8;IF([.I18]&gt;0.9;10;15);18);24);&quot;to low&quot;) - [.D18]" office:value-type="float" office:value="-7" calcext:value-type="float">
            <text:p>-7</text:p>
          </table:table-cell>
          <table:table-cell table:formula="of:=IF([.J18]&gt;=0.55;IF([.J18]&gt;=0.7;IF([.J18]&gt;0.8;IF([.J18]&gt;0.9;10;15);18);24);&quot;to low&quot;) - [.E18]" office:value-type="float" office:value="-2" calcext:value-type="float">
            <text:p>-2</text:p>
          </table:table-cell>
          <table:table-cell table:formula="of:=IF([.K18]&gt;=0.55;IF([.K18]&gt;=0.7;IF([.K18]&gt;0.8;IF([.K18]&gt;0.9;10;15);18);24);&quot;to low&quot;) - [.F18]" office:value-type="float" office:value="0" calcext:value-type="float">
            <text:p>0</text:p>
          </table:table-cell>
          <table:table-cell table:formula="of:=IF([.L18]&gt;=0.55;IF([.L18]&gt;=0.7;IF([.L18]&gt;0.8;IF([.L18]&gt;0.9;10;15);18);24);&quot;to low&quot;) - [.G18]" office:value-type="float" office:value="3" calcext:value-type="float">
            <text:p>3</text:p>
          </table:table-cell>
          <table:table-cell/>
          <table:table-cell table:style-name="ce22" table:formula="of:=[.I18]/COM.MICROSOFT.SWITCH([.N18];[.$AD$44];[.$AE$44];[.$AD$45];[.$AE$45];[.$AD$46];[.$AE$46];[.$AD$47];[.$AE$47];[.$AD$48];[.$AE$48];[.$AD$49];[.$AE$49];[.$AD$50];[.$AE$50];[.$AD$51];[.$AE$51];[.$AD$52];[.$AE$52];[.$AD$53];[.$AE$53])" office:value-type="float" office:value="0.829545454545455" calcext:value-type="float">
            <text:p>0.83</text:p>
          </table:table-cell>
          <table:table-cell table:style-name="ce22" table:formula="of:=[.J18]/COM.MICROSOFT.SWITCH([.O18];[.$AD$44];[.$AE$44];[.$AD$45];[.$AE$45];[.$AD$46];[.$AE$46];[.$AD$47];[.$AE$47];[.$AD$48];[.$AE$48];[.$AD$49];[.$AE$49];[.$AD$50];[.$AE$50];[.$AD$51];[.$AE$51];[.$AD$52];[.$AE$52];[.$AD$53];[.$AE$53])" office:value-type="float" office:value="0.875" calcext:value-type="float">
            <text:p>0.88</text:p>
          </table:table-cell>
          <table:table-cell table:style-name="ce23" table:formula="of:=[.K18]/COM.MICROSOFT.SWITCH([.P18];[.$AD$44];[.$AE$44];[.$AD$45];[.$AE$45];[.$AD$46];[.$AE$46];[.$AD$47];[.$AE$47];[.$AD$48];[.$AE$48];[.$AD$49];[.$AE$49];[.$AD$50];[.$AE$50];[.$AD$51];[.$AE$51];[.$AD$52];[.$AE$52];[.$AD$53];[.$AE$53])" office:value-type="float" office:value="0.931818181818182" calcext:value-type="float">
            <text:p>0.93</text:p>
          </table:table-cell>
          <table:table-cell table:style-name="ce22" table:formula="of:=[.L18]/COM.MICROSOFT.SWITCH([.Q18];[.$AD$44];[.$AE$44];[.$AD$45];[.$AE$45];[.$AD$46];[.$AE$46];[.$AD$47];[.$AE$47];[.$AD$48];[.$AE$48];[.$AD$49];[.$AE$49];[.$AD$50];[.$AE$50];[.$AD$51];[.$AE$51];[.$AD$52];[.$AE$52];[.$AD$53];[.$AE$53])" office:value-type="float" office:value="0.795454545454546" calcext:value-type="float">
            <text:p>0.80</text:p>
          </table:table-cell>
          <table:table-cell/>
          <table:table-cell table:style-name="ce22" table:formula="of:=[.$AM18]*[.I18]" office:value-type="float" office:value="113.15" calcext:value-type="float">
            <text:p>113.15</text:p>
          </table:table-cell>
          <table:table-cell table:style-name="ce22" table:formula="of:=[.$AM18]*[.J18]" office:value-type="float" office:value="119.35" calcext:value-type="float">
            <text:p>119.35</text:p>
          </table:table-cell>
          <table:table-cell table:style-name="ce22" table:formula="of:=[.$AM18]*[.K18]" office:value-type="float" office:value="127.1" calcext:value-type="float">
            <text:p>127.10</text:p>
          </table:table-cell>
          <table:table-cell table:style-name="ce22" table:formula="of:=[.$AM18]*[.L18]" office:value-type="float" office:value="108.5" calcext:value-type="float">
            <text:p>108.50</text:p>
          </table:table-cell>
          <table:table-cell/>
          <table:table-cell table:style-name="ce27" office:value-type="float" office:value="155" calcext:value-type="float">
            <text:p>155</text:p>
          </table:table-cell>
          <table:table-cell table:style-name="ce31" office:value-type="string" calcext:value-type="string">
            <text:p>Front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Paused Back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9]/[.N19]" office:value-type="float" office:value="5" calcext:value-type="float">
            <text:p>5</text:p>
          </table:table-cell>
          <table:table-cell table:formula="of:=[.E19]/[.O19]" office:value-type="float" office:value="5" calcext:value-type="float">
            <text:p>5</text:p>
          </table:table-cell>
          <table:table-cell table:formula="of:=[.F19]/[.P19]" office:value-type="float" office:value="4" calcext:value-type="float">
            <text:p>4</text:p>
          </table:table-cell>
          <table:table-cell table:formula="of:=[.G19]/[.Q19]" office:value-type="float" office:value="4" calcext:value-type="float">
            <text:p>4</text:p>
          </table:table-cell>
          <table:table-cell/>
          <table:table-cell table:formula="of:=IF([.I19]&gt;=0.55;IF([.I19]&gt;=0.7;IF([.I19]&gt;0.8;IF([.I19]&gt;0.9;10;15);18);24);&quot;to low&quot;) - [.D19]" office:value-type="float" office:value="-12" calcext:value-type="float">
            <text:p>-12</text:p>
          </table:table-cell>
          <table:table-cell table:formula="of:=IF([.J19]&gt;=0.55;IF([.J19]&gt;=0.7;IF([.J19]&gt;0.8;IF([.J19]&gt;0.9;10;15);18);24);&quot;to low&quot;) - [.E19]" office:value-type="float" office:value="-7" calcext:value-type="float">
            <text:p>-7</text:p>
          </table:table-cell>
          <table:table-cell table:formula="of:=IF([.K19]&gt;=0.55;IF([.K19]&gt;=0.7;IF([.K19]&gt;0.8;IF([.K19]&gt;0.9;10;15);18);24);&quot;to low&quot;) - [.F19]" office:value-type="float" office:value="-5" calcext:value-type="float">
            <text:p>-5</text:p>
          </table:table-cell>
          <table:table-cell table:formula="of:=IF([.L19]&gt;=0.55;IF([.L19]&gt;=0.7;IF([.L19]&gt;0.8;IF([.L19]&gt;0.9;10;15);18);24);&quot;to low&quot;) - [.G19]" office:value-type="float" office:value="-2" calcext:value-type="float">
            <text:p>-2</text:p>
          </table:table-cell>
          <table:table-cell/>
          <table:table-cell table:style-name="ce22" table:formula="of:=[.I19]/COM.MICROSOFT.SWITCH([.N19];[.$AD$44];[.$AE$44];[.$AD$45];[.$AE$45];[.$AD$46];[.$AE$46];[.$AD$47];[.$AE$47];[.$AD$48];[.$AE$48];[.$AD$49];[.$AE$49];[.$AD$50];[.$AE$50];[.$AD$51];[.$AE$51];[.$AD$52];[.$AE$52];[.$AD$53];[.$AE$53])" office:value-type="float" office:value="0.872093023255814" calcext:value-type="float">
            <text:p>0.87</text:p>
          </table:table-cell>
          <table:table-cell table:style-name="ce22" table:formula="of:=[.J19]/COM.MICROSOFT.SWITCH([.O19];[.$AD$44];[.$AE$44];[.$AD$45];[.$AE$45];[.$AD$46];[.$AE$46];[.$AD$47];[.$AE$47];[.$AD$48];[.$AE$48];[.$AD$49];[.$AE$49];[.$AD$50];[.$AE$50];[.$AD$51];[.$AE$51];[.$AD$52];[.$AE$52];[.$AD$53];[.$AE$53])" office:value-type="float" office:value="0.909090909090909" calcext:value-type="float">
            <text:p>0.91</text:p>
          </table:table-cell>
          <table:table-cell table:style-name="ce23" table:formula="of:=[.K19]/COM.MICROSOFT.SWITCH([.P19];[.$AD$44];[.$AE$44];[.$AD$45];[.$AE$45];[.$AD$46];[.$AE$46];[.$AD$47];[.$AE$47];[.$AD$48];[.$AE$48];[.$AD$49];[.$AE$49];[.$AD$50];[.$AE$50];[.$AD$51];[.$AE$51];[.$AD$52];[.$AE$52];[.$AD$53];[.$AE$53])" office:value-type="float" office:value="0.965909090909091" calcext:value-type="float">
            <text:p>0.97</text:p>
          </table:table-cell>
          <table:table-cell table:style-name="ce22" table:formula="of:=[.L19]/COM.MICROSOFT.SWITCH([.Q19];[.$AD$44];[.$AE$44];[.$AD$45];[.$AE$45];[.$AD$46];[.$AE$46];[.$AD$47];[.$AE$47];[.$AD$48];[.$AE$48];[.$AD$49];[.$AE$49];[.$AD$50];[.$AE$50];[.$AD$51];[.$AE$51];[.$AD$52];[.$AE$52];[.$AD$53];[.$AE$53])" office:value-type="float" office:value="0.795454545454546" calcext:value-type="float">
            <text:p>0.80</text:p>
          </table:table-cell>
          <table:table-cell/>
          <table:table-cell table:style-name="ce22" table:formula="of:=[.$AM19]*[.I19]" office:value-type="float" office:value="97.5" calcext:value-type="float">
            <text:p>97.50</text:p>
          </table:table-cell>
          <table:table-cell table:style-name="ce22" table:formula="of:=[.$AM19]*[.J19]" office:value-type="float" office:value="104" calcext:value-type="float">
            <text:p>104.00</text:p>
          </table:table-cell>
          <table:table-cell table:style-name="ce22" table:formula="of:=[.$AM19]*[.K19]" office:value-type="float" office:value="110.5" calcext:value-type="float">
            <text:p>110.50</text:p>
          </table:table-cell>
          <table:table-cell table:style-name="ce22" table:formula="of:=[.$AM19]*[.L19]" office:value-type="float" office:value="91" calcext:value-type="float">
            <text:p>91.00</text:p>
          </table:table-cell>
          <table:table-cell/>
          <table:table-cell table:style-name="ce27" office:value-type="float" office:value="130" calcext:value-type="float">
            <text:p>130</text:p>
          </table:table-cell>
          <table:table-cell table:style-name="ce33" office:value-type="string" calcext:value-type="string">
            <text:p>Paused Back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table:formula="of:=[.D20]/[.N20]" office:value-type="float" office:value="6" calcext:value-type="float">
            <text:p>6</text:p>
          </table:table-cell>
          <table:table-cell table:formula="of:=[.E20]/[.O20]" office:value-type="float" office:value="5" calcext:value-type="float">
            <text:p>5</text:p>
          </table:table-cell>
          <table:table-cell table:formula="of:=[.F20]/[.P20]" office:value-type="float" office:value="4" calcext:value-type="float">
            <text:p>4</text:p>
          </table:table-cell>
          <table:table-cell table:formula="of:=[.G20]/[.Q20]" office:value-type="float" office:value="4" calcext:value-type="float">
            <text:p>4</text:p>
          </table:table-cell>
          <table:table-cell/>
          <table:table-cell table:formula="of:=IF([.I20]&gt;=0.55;IF([.I20]&gt;=0.7;IF([.I20]&gt;0.8;IF([.I20]&gt;0.9;10;15);18);24);&quot;to low&quot;) - [.D20]" office:value-type="float" office:value="-6" calcext:value-type="float">
            <text:p>-6</text:p>
          </table:table-cell>
          <table:table-cell table:formula="of:=IF([.J20]&gt;=0.55;IF([.J20]&gt;=0.7;IF([.J20]&gt;0.8;IF([.J20]&gt;0.9;10;15);18);24);&quot;to low&quot;) - [.E20]" office:value-type="float" office:value="-2" calcext:value-type="float">
            <text:p>-2</text:p>
          </table:table-cell>
          <table:table-cell table:formula="of:=IF([.K20]&gt;=0.55;IF([.K20]&gt;=0.7;IF([.K20]&gt;0.8;IF([.K20]&gt;0.9;10;15);18);24);&quot;to low&quot;) - [.F20]" office:value-type="float" office:value="-1" calcext:value-type="float">
            <text:p>-1</text:p>
          </table:table-cell>
          <table:table-cell table:formula="of:=IF([.L20]&gt;=0.55;IF([.L20]&gt;=0.7;IF([.L20]&gt;0.8;IF([.L20]&gt;0.9;10;15);18);24);&quot;to low&quot;) - [.G20]" office:value-type="float" office:value="2" calcext:value-type="float">
            <text:p>2</text:p>
          </table:table-cell>
          <table:table-cell/>
          <table:table-cell table:style-name="ce22" table:formula="of:=[.I20]/COM.MICROSOFT.SWITCH([.N20];[.$AD$44];[.$AE$44];[.$AD$45];[.$AE$45];[.$AD$46];[.$AE$46];[.$AD$47];[.$AE$47];[.$AD$48];[.$AE$48];[.$AD$49];[.$AE$49];[.$AD$50];[.$AE$50];[.$AD$51];[.$AE$51];[.$AD$52];[.$AE$52];[.$AD$53];[.$AE$53])" office:value-type="float" office:value="0.833333333333333" calcext:value-type="float">
            <text:p>0.83</text:p>
          </table:table-cell>
          <table:table-cell table:style-name="ce22" table:formula="of:=[.J20]/COM.MICROSOFT.SWITCH([.O20];[.$AD$44];[.$AE$44];[.$AD$45];[.$AE$45];[.$AD$46];[.$AE$46];[.$AD$47];[.$AE$47];[.$AD$48];[.$AE$48];[.$AD$49];[.$AE$49];[.$AD$50];[.$AE$50];[.$AD$51];[.$AE$51];[.$AD$52];[.$AE$52];[.$AD$53];[.$AE$53])" office:value-type="float" office:value="0.888888888888889" calcext:value-type="float">
            <text:p>0.89</text:p>
          </table:table-cell>
          <table:table-cell table:style-name="ce22" table:formula="of:=[.K20]/COM.MICROSOFT.SWITCH([.P20];[.$AD$44];[.$AE$44];[.$AD$45];[.$AE$45];[.$AD$46];[.$AE$46];[.$AD$47];[.$AE$47];[.$AD$48];[.$AE$48];[.$AD$49];[.$AE$49];[.$AD$50];[.$AE$50];[.$AD$51];[.$AE$51];[.$AD$52];[.$AE$52];[.$AD$53];[.$AE$53])" office:value-type="float" office:value="0.944444444444444" calcext:value-type="float">
            <text:p>0.94</text:p>
          </table:table-cell>
          <table:table-cell table:style-name="ce22" table:formula="of:=[.L20]/COM.MICROSOFT.SWITCH([.Q20];[.$AD$44];[.$AE$44];[.$AD$45];[.$AE$45];[.$AD$46];[.$AE$46];[.$AD$47];[.$AE$47];[.$AD$48];[.$AE$48];[.$AD$49];[.$AE$49];[.$AD$50];[.$AE$50];[.$AD$51];[.$AE$51];[.$AD$52];[.$AE$52];[.$AD$53];[.$AE$53])" office:value-type="float" office:value="0.777777777777778" calcext:value-type="float">
            <text:p>0.78</text:p>
          </table:table-cell>
          <table:table-cell/>
          <table:table-cell table:style-name="ce22" table:formula="of:=[.$AM20]*[.I20]" office:value-type="float" office:value="97.5" calcext:value-type="float">
            <text:p>97.50</text:p>
          </table:table-cell>
          <table:table-cell table:style-name="ce22" table:formula="of:=[.$AM20]*[.J20]" office:value-type="float" office:value="104" calcext:value-type="float">
            <text:p>104.00</text:p>
          </table:table-cell>
          <table:table-cell table:style-name="ce22" table:formula="of:=[.$AM20]*[.K20]" office:value-type="float" office:value="110.5" calcext:value-type="float">
            <text:p>110.50</text:p>
          </table:table-cell>
          <table:table-cell table:style-name="ce22" table:formula="of:=[.$AM20]*[.L20]" office:value-type="float" office:value="91" calcext:value-type="float">
            <text:p>91.00</text:p>
          </table:table-cell>
          <table:table-cell/>
          <table:table-cell table:style-name="ce27" office:value-type="float" office:value="130" calcext:value-type="float">
            <text:p>130</text:p>
          </table:table-cell>
          <table:table-cell table:style-name="ce34" office:value-type="string" calcext:value-type="string">
            <text:p>Paused Frontsquat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11"/>
          <table:table-cell table:style-name="ce20"/>
          <table:table-cell table:number-columns-repeated="13"/>
          <table:table-cell table:style-name="ce22" table:number-columns-repeated="4"/>
          <table:table-cell/>
          <table:table-cell table:style-name="ce22" table:number-columns-repeated="4"/>
          <table:table-cell table:number-columns-repeated="2"/>
          <table:table-cell table:style-name="ce11"/>
          <table:table-cell table:number-columns-repeated="984"/>
        </table:table-row>
        <table:table-row table:style-name="ro2">
          <table:table-cell office:value-type="string" calcext:value-type="string">
            <text:p>in mirror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 3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8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2]/[.N22]" office:value-type="float" office:value="4" calcext:value-type="float">
            <text:p>4</text:p>
          </table:table-cell>
          <table:table-cell table:formula="of:=[.E22]/[.O22]" office:value-type="float" office:value="5" calcext:value-type="float">
            <text:p>5</text:p>
          </table:table-cell>
          <table:table-cell table:formula="of:=[.F22]/[.P22]" office:value-type="float" office:value="3" calcext:value-type="float">
            <text:p>3</text:p>
          </table:table-cell>
          <table:table-cell table:formula="of:=[.G22]/[.Q22]" office:value-type="float" office:value="2" calcext:value-type="float">
            <text:p>2</text:p>
          </table:table-cell>
          <table:table-cell/>
          <table:table-cell table:style-name="ce21" table:formula="of:=IF([.I22]&gt;=0.55;IF([.I22]&gt;=0.7;IF([.I22]&gt;0.8;IF([.I22]&gt;0.9;10;15);18);24);&quot;to low&quot;) - [.D22]" office:value-type="float" office:value="6" calcext:value-type="float">
            <text:p>6</text:p>
          </table:table-cell>
          <table:table-cell table:style-name="ce21" table:formula="of:=IF([.J22]&gt;=0.55;IF([.J22]&gt;=0.7;IF([.J22]&gt;0.8;IF([.J22]&gt;0.9;10;15);18);24);&quot;to low&quot;) - [.E22]" office:value-type="float" office:value="0" calcext:value-type="float">
            <text:p>0</text:p>
          </table:table-cell>
          <table:table-cell table:style-name="ce21" table:formula="of:=IF([.K22]&gt;=0.55;IF([.K22]&gt;=0.7;IF([.K22]&gt;0.8;IF([.K22]&gt;0.9;10;15);18);24);&quot;to low&quot;) - [.F22]" office:value-type="float" office:value="9" calcext:value-type="float">
            <text:p>9</text:p>
          </table:table-cell>
          <table:table-cell table:style-name="ce21" table:formula="of:=IF([.L22]&gt;=0.55;IF([.L22]&gt;=0.7;IF([.L22]&gt;0.8;IF([.L22]&gt;0.9;10;15);18);24);&quot;to low&quot;) - [.G22]" office:value-type="float" office:value="9" calcext:value-type="float">
            <text:p>9</text:p>
          </table:table-cell>
          <table:table-cell/>
          <table:table-cell table:style-name="ce22" table:formula="of:=[.I22]/COM.MICROSOFT.SWITCH([.N22];[.$AD$44];[.$AE$44];[.$AD$45];[.$AE$45];[.$AD$46];[.$AE$46];[.$AD$47];[.$AE$47];[.$AD$48];[.$AE$48];[.$AD$49];[.$AE$49];[.$AD$50];[.$AE$50];[.$AD$51];[.$AE$51];[.$AD$52];[.$AE$52];[.$AD$53];[.$AE$53])" office:value-type="float" office:value="0.827956989247312" calcext:value-type="float">
            <text:p>0.83</text:p>
          </table:table-cell>
          <table:table-cell table:style-name="ce22" table:formula="of:=[.J22]/COM.MICROSOFT.SWITCH([.O22];[.$AD$44];[.$AE$44];[.$AD$45];[.$AE$45];[.$AD$46];[.$AE$46];[.$AD$47];[.$AE$47];[.$AD$48];[.$AE$48];[.$AD$49];[.$AE$49];[.$AD$50];[.$AE$50];[.$AD$51];[.$AE$51];[.$AD$52];[.$AE$52];[.$AD$53];[.$AE$53])" office:value-type="float" office:value="0.870967741935484" calcext:value-type="float">
            <text:p>0.87</text:p>
          </table:table-cell>
          <table:table-cell table:style-name="ce22" table:formula="of:=[.K22]/COM.MICROSOFT.SWITCH([.P22];[.$AD$44];[.$AE$44];[.$AD$45];[.$AE$45];[.$AD$46];[.$AE$46];[.$AD$47];[.$AE$47];[.$AD$48];[.$AE$48];[.$AD$49];[.$AE$49];[.$AD$50];[.$AE$50];[.$AD$51];[.$AE$51];[.$AD$52];[.$AE$52];[.$AD$53];[.$AE$53])" office:value-type="float" office:value="0.795698924731183" calcext:value-type="float">
            <text:p>0.80</text:p>
          </table:table-cell>
          <table:table-cell table:style-name="ce23" table:formula="of:=[.L22]/COM.MICROSOFT.SWITCH([.Q22];[.$AD$44];[.$AE$44];[.$AD$45];[.$AE$45];[.$AD$46];[.$AE$46];[.$AD$47];[.$AE$47];[.$AD$48];[.$AE$48];[.$AD$49];[.$AE$49];[.$AD$50];[.$AE$50];[.$AD$51];[.$AE$51];[.$AD$52];[.$AE$52];[.$AD$53];[.$AE$53])" office:value-type="float" office:value="0.956989247311828" calcext:value-type="float">
            <text:p>0.96</text:p>
          </table:table-cell>
          <table:table-cell/>
          <table:table-cell table:style-name="ce22" table:formula="of:=[.$AM22]*[.I22]" office:value-type="float" office:value="95.48" calcext:value-type="float">
            <text:p>95.48</text:p>
          </table:table-cell>
          <table:table-cell table:style-name="ce22" table:formula="of:=[.$AM22]*[.J22]" office:value-type="float" office:value="100.44" calcext:value-type="float">
            <text:p>100.44</text:p>
          </table:table-cell>
          <table:table-cell table:style-name="ce22" table:formula="of:=[.$AM22]*[.K22]" office:value-type="float" office:value="91.76" calcext:value-type="float">
            <text:p>91.76</text:p>
          </table:table-cell>
          <table:table-cell table:style-name="ce22" table:formula="of:=[.$AM22]*[.L22]" office:value-type="float" office:value="110.36" calcext:value-type="float">
            <text:p>110.36</text:p>
          </table:table-cell>
          <table:table-cell/>
          <table:table-cell table:style-name="ce27" office:value-type="float" office:value="124" calcext:value-type="float">
            <text:p>124</text:p>
          </table:table-cell>
          <table:table-cell table:style-name="ce32" office:value-type="string" calcext:value-type="string">
            <text:p>Clean 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Clean 2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91" calcext:value-type="float">
            <text:p>0.91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6"/>
          <table:table-cell table:style-name="ce21" table:number-columns-repeated="4"/>
          <table:table-cell/>
          <table:table-cell table:style-name="ce22" table:formula="of:=[.I23]/COM.MICROSOFT.SWITCH([.N23];[.$AD$44];[.$AE$44];[.$AD$45];[.$AE$45];[.$AD$46];[.$AE$46];[.$AD$47];[.$AE$47];[.$AD$48];[.$AE$48];[.$AD$49];[.$AE$49];[.$AD$50];[.$AE$50];[.$AD$51];[.$AE$51];[.$AD$52];[.$AE$52];[.$AD$53];[.$AE$53])" office:value-type="float" office:value="0.822916666666667" calcext:value-type="float">
            <text:p>0.82</text:p>
          </table:table-cell>
          <table:table-cell table:style-name="ce22" table:formula="of:=[.J23]/COM.MICROSOFT.SWITCH([.O23];[.$AD$44];[.$AE$44];[.$AD$45];[.$AE$45];[.$AD$46];[.$AE$46];[.$AD$47];[.$AE$47];[.$AD$48];[.$AE$48];[.$AD$49];[.$AE$49];[.$AD$50];[.$AE$50];[.$AD$51];[.$AE$51];[.$AD$52];[.$AE$52];[.$AD$53];[.$AE$53])" office:value-type="float" office:value="0.864583333333333" calcext:value-type="float">
            <text:p>0.86</text:p>
          </table:table-cell>
          <table:table-cell table:style-name="ce22" table:formula="of:=[.K23]/COM.MICROSOFT.SWITCH([.P23];[.$AD$44];[.$AE$44];[.$AD$45];[.$AE$45];[.$AD$46];[.$AE$46];[.$AD$47];[.$AE$47];[.$AD$48];[.$AE$48];[.$AD$49];[.$AE$49];[.$AD$50];[.$AE$50];[.$AD$51];[.$AE$51];[.$AD$52];[.$AE$52];[.$AD$53];[.$AE$53])" office:value-type="float" office:value="0.791666666666667" calcext:value-type="float">
            <text:p>0.79</text:p>
          </table:table-cell>
          <table:table-cell table:style-name="ce23" table:formula="of:=[.L23]/COM.MICROSOFT.SWITCH([.Q23];[.$AD$44];[.$AE$44];[.$AD$45];[.$AE$45];[.$AD$46];[.$AE$46];[.$AD$47];[.$AE$47];[.$AD$48];[.$AE$48];[.$AD$49];[.$AE$49];[.$AD$50];[.$AE$50];[.$AD$51];[.$AE$51];[.$AD$52];[.$AE$52];[.$AD$53];[.$AE$53])" office:value-type="float" office:value="0.947916666666667" calcext:value-type="float">
            <text:p>0.95</text:p>
          </table:table-cell>
          <table:table-cell/>
          <table:table-cell table:style-name="ce22" table:formula="of:=[.$AM23]*[.I23]" office:value-type="float" office:value="106.65" calcext:value-type="float">
            <text:p>106.65</text:p>
          </table:table-cell>
          <table:table-cell table:style-name="ce22" table:formula="of:=[.$AM23]*[.J23]" office:value-type="float" office:value="112.05" calcext:value-type="float">
            <text:p>112.05</text:p>
          </table:table-cell>
          <table:table-cell table:style-name="ce22" table:formula="of:=[.$AM23]*[.K23]" office:value-type="float" office:value="102.6" calcext:value-type="float">
            <text:p>102.60</text:p>
          </table:table-cell>
          <table:table-cell table:style-name="ce22" table:formula="of:=[.$AM23]*[.L23]" office:value-type="float" office:value="122.85" calcext:value-type="float">
            <text:p>122.85</text:p>
          </table:table-cell>
          <table:table-cell/>
          <table:table-cell table:style-name="ce27" office:value-type="float" office:value="135" calcext:value-type="float">
            <text:p>135</text:p>
          </table:table-cell>
          <table:table-cell table:style-name="ce32" office:value-type="string" calcext:value-type="string">
            <text:p>Clean 1 RM</text:p>
          </table:table-cell>
          <table:table-cell table:number-columns-repeated="984"/>
        </table:table-row>
        <table:table-row table:style-name="ro1">
          <table:table-cell table:number-columns-repeated="14"/>
          <table:table-cell table:style-name="ce20"/>
          <table:table-cell table:number-columns-repeated="8"/>
          <table:table-cell table:style-name="ce21" table:number-columns-repeated="4"/>
          <table:table-cell/>
          <table:table-cell table:style-name="ce22" table:number-columns-repeated="4"/>
          <table:table-cell/>
          <table:table-cell table:style-name="ce22" table:number-columns-repeated="4"/>
          <table:table-cell table:number-columns-repeated="2"/>
          <table:table-cell table:style-name="ce11"/>
          <table:table-cell table:number-columns-repeated="984"/>
        </table:table-row>
        <table:table-row table:style-name="ro2">
          <table:table-cell office:value-type="string" calcext:value-type="string">
            <text:p>in mirror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Snatch 3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8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5]/[.N25]" office:value-type="float" office:value="4" calcext:value-type="float">
            <text:p>4</text:p>
          </table:table-cell>
          <table:table-cell table:formula="of:=[.E25]/[.O25]" office:value-type="float" office:value="5" calcext:value-type="float">
            <text:p>5</text:p>
          </table:table-cell>
          <table:table-cell table:formula="of:=[.F25]/[.P25]" office:value-type="float" office:value="3" calcext:value-type="float">
            <text:p>3</text:p>
          </table:table-cell>
          <table:table-cell table:formula="of:=[.G25]/[.Q25]" office:value-type="float" office:value="2" calcext:value-type="float">
            <text:p>2</text:p>
          </table:table-cell>
          <table:table-cell/>
          <table:table-cell table:style-name="ce21" table:formula="of:=IF([.I25]&gt;=0.55;IF([.I25]&gt;=0.7;IF([.I25]&gt;0.8;IF([.I25]&gt;0.9;10;15);18);24);&quot;to low&quot;) - [.D25]" office:value-type="float" office:value="6" calcext:value-type="float">
            <text:p>6</text:p>
          </table:table-cell>
          <table:table-cell table:style-name="ce21" table:formula="of:=IF([.J25]&gt;=0.55;IF([.J25]&gt;=0.7;IF([.J25]&gt;0.8;IF([.J25]&gt;0.9;10;15);18);24);&quot;to low&quot;) - [.E25]" office:value-type="float" office:value="0" calcext:value-type="float">
            <text:p>0</text:p>
          </table:table-cell>
          <table:table-cell table:style-name="ce21" table:formula="of:=IF([.K25]&gt;=0.55;IF([.K25]&gt;=0.7;IF([.K25]&gt;0.8;IF([.K25]&gt;0.9;10;15);18);24);&quot;to low&quot;) - [.F25]" office:value-type="float" office:value="9" calcext:value-type="float">
            <text:p>9</text:p>
          </table:table-cell>
          <table:table-cell table:style-name="ce21" table:formula="of:=IF([.L25]&gt;=0.55;IF([.L25]&gt;=0.7;IF([.L25]&gt;0.8;IF([.L25]&gt;0.9;10;15);18);24);&quot;to low&quot;) - [.G25]" office:value-type="float" office:value="9" calcext:value-type="float">
            <text:p>9</text:p>
          </table:table-cell>
          <table:table-cell/>
          <table:table-cell table:style-name="ce22" table:formula="of:=[.I25]/COM.MICROSOFT.SWITCH([.N25];[.$AD$44];[.$AE$44];[.$AD$45];[.$AE$45];[.$AD$46];[.$AE$46];[.$AD$47];[.$AE$47];[.$AD$48];[.$AE$48];[.$AD$49];[.$AE$49];[.$AD$50];[.$AE$50];[.$AD$51];[.$AE$51];[.$AD$52];[.$AE$52];[.$AD$53];[.$AE$53])" office:value-type="float" office:value="0.827956989247312" calcext:value-type="float">
            <text:p>0.83</text:p>
          </table:table-cell>
          <table:table-cell table:style-name="ce22" table:formula="of:=[.J25]/COM.MICROSOFT.SWITCH([.O25];[.$AD$44];[.$AE$44];[.$AD$45];[.$AE$45];[.$AD$46];[.$AE$46];[.$AD$47];[.$AE$47];[.$AD$48];[.$AE$48];[.$AD$49];[.$AE$49];[.$AD$50];[.$AE$50];[.$AD$51];[.$AE$51];[.$AD$52];[.$AE$52];[.$AD$53];[.$AE$53])" office:value-type="float" office:value="0.870967741935484" calcext:value-type="float">
            <text:p>0.87</text:p>
          </table:table-cell>
          <table:table-cell table:style-name="ce22" table:formula="of:=[.K25]/COM.MICROSOFT.SWITCH([.P25];[.$AD$44];[.$AE$44];[.$AD$45];[.$AE$45];[.$AD$46];[.$AE$46];[.$AD$47];[.$AE$47];[.$AD$48];[.$AE$48];[.$AD$49];[.$AE$49];[.$AD$50];[.$AE$50];[.$AD$51];[.$AE$51];[.$AD$52];[.$AE$52];[.$AD$53];[.$AE$53])" office:value-type="float" office:value="0.795698924731183" calcext:value-type="float">
            <text:p>0.80</text:p>
          </table:table-cell>
          <table:table-cell table:style-name="ce23" table:formula="of:=[.L25]/COM.MICROSOFT.SWITCH([.Q25];[.$AD$44];[.$AE$44];[.$AD$45];[.$AE$45];[.$AD$46];[.$AE$46];[.$AD$47];[.$AE$47];[.$AD$48];[.$AE$48];[.$AD$49];[.$AE$49];[.$AD$50];[.$AE$50];[.$AD$51];[.$AE$51];[.$AD$52];[.$AE$52];[.$AD$53];[.$AE$53])" office:value-type="float" office:value="0.956989247311828" calcext:value-type="float">
            <text:p>0.96</text:p>
          </table:table-cell>
          <table:table-cell/>
          <table:table-cell table:style-name="ce22" table:formula="of:=[.$AM25]*[.I25]" office:value-type="float" office:value="70.686" calcext:value-type="float">
            <text:p>70.69</text:p>
          </table:table-cell>
          <table:table-cell table:style-name="ce22" table:formula="of:=[.$AM25]*[.J25]" office:value-type="float" office:value="74.358" calcext:value-type="float">
            <text:p>74.36</text:p>
          </table:table-cell>
          <table:table-cell table:style-name="ce22" table:formula="of:=[.$AM25]*[.K25]" office:value-type="float" office:value="67.932" calcext:value-type="float">
            <text:p>67.93</text:p>
          </table:table-cell>
          <table:table-cell table:style-name="ce22" table:formula="of:=[.$AM25]*[.L25]" office:value-type="float" office:value="81.702" calcext:value-type="float">
            <text:p>81.70</text:p>
          </table:table-cell>
          <table:table-cell/>
          <table:table-cell table:style-name="ce27" table:formula="of:=0.9*[.AM26]" office:value-type="float" office:value="91.8" calcext:value-type="float">
            <text:p>91.8</text:p>
          </table:table-cell>
          <table:table-cell table:style-name="ce32" office:value-type="string" calcext:value-type="string">
            <text:p>Snatch 3er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Snatch 2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91" calcext:value-type="float">
            <text:p>0.91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11"/>
          <table:table-cell table:style-name="ce22" table:formula="of:=[.I26]/COM.MICROSOFT.SWITCH([.N26];[.$AD$44];[.$AE$44];[.$AD$45];[.$AE$45];[.$AD$46];[.$AE$46];[.$AD$47];[.$AE$47];[.$AD$48];[.$AE$48];[.$AD$49];[.$AE$49];[.$AD$50];[.$AE$50];[.$AD$51];[.$AE$51];[.$AD$52];[.$AE$52];[.$AD$53];[.$AE$53])" office:value-type="float" office:value="0.822916666666667" calcext:value-type="float">
            <text:p>0.82</text:p>
          </table:table-cell>
          <table:table-cell table:style-name="ce22" table:formula="of:=[.J26]/COM.MICROSOFT.SWITCH([.O26];[.$AD$44];[.$AE$44];[.$AD$45];[.$AE$45];[.$AD$46];[.$AE$46];[.$AD$47];[.$AE$47];[.$AD$48];[.$AE$48];[.$AD$49];[.$AE$49];[.$AD$50];[.$AE$50];[.$AD$51];[.$AE$51];[.$AD$52];[.$AE$52];[.$AD$53];[.$AE$53])" office:value-type="float" office:value="0.864583333333333" calcext:value-type="float">
            <text:p>0.86</text:p>
          </table:table-cell>
          <table:table-cell table:style-name="ce22" table:formula="of:=[.K26]/COM.MICROSOFT.SWITCH([.P26];[.$AD$44];[.$AE$44];[.$AD$45];[.$AE$45];[.$AD$46];[.$AE$46];[.$AD$47];[.$AE$47];[.$AD$48];[.$AE$48];[.$AD$49];[.$AE$49];[.$AD$50];[.$AE$50];[.$AD$51];[.$AE$51];[.$AD$52];[.$AE$52];[.$AD$53];[.$AE$53])" office:value-type="float" office:value="0.791666666666667" calcext:value-type="float">
            <text:p>0.79</text:p>
          </table:table-cell>
          <table:table-cell table:style-name="ce23" table:formula="of:=[.L26]/COM.MICROSOFT.SWITCH([.Q26];[.$AD$44];[.$AE$44];[.$AD$45];[.$AE$45];[.$AD$46];[.$AE$46];[.$AD$47];[.$AE$47];[.$AD$48];[.$AE$48];[.$AD$49];[.$AE$49];[.$AD$50];[.$AE$50];[.$AD$51];[.$AE$51];[.$AD$52];[.$AE$52];[.$AD$53];[.$AE$53])" office:value-type="float" office:value="0.947916666666667" calcext:value-type="float">
            <text:p>0.95</text:p>
          </table:table-cell>
          <table:table-cell/>
          <table:table-cell table:style-name="ce22" table:formula="of:=[.$AM26]*[.I26]" office:value-type="float" office:value="80.58" calcext:value-type="float">
            <text:p>80.58</text:p>
          </table:table-cell>
          <table:table-cell table:style-name="ce22" table:formula="of:=[.$AM26]*[.J26]" office:value-type="float" office:value="84.66" calcext:value-type="float">
            <text:p>84.66</text:p>
          </table:table-cell>
          <table:table-cell table:style-name="ce22" table:formula="of:=[.$AM26]*[.K26]" office:value-type="float" office:value="77.52" calcext:value-type="float">
            <text:p>77.52</text:p>
          </table:table-cell>
          <table:table-cell table:style-name="ce22" table:formula="of:=[.$AM26]*[.L26]" office:value-type="float" office:value="92.82" calcext:value-type="float">
            <text:p>92.82</text:p>
          </table:table-cell>
          <table:table-cell/>
          <table:table-cell office:value-type="float" office:value="102" calcext:value-type="float">
            <text:p>102</text:p>
          </table:table-cell>
          <table:table-cell table:style-name="ce11" office:value-type="string" calcext:value-type="string">
            <text:p>Snatch 2er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2" table:number-columns-repeated="4"/>
          <table:table-cell/>
          <table:table-cell table:style-name="ce22" table:number-columns-repeated="4"/>
          <table:table-cell table:number-columns-repeated="2"/>
          <table:table-cell table:style-name="ce11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3" office:value-type="string" calcext:value-type="string">
            <text:p>CG Deficit Deadlif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29]/[.N29]" office:value-type="float" office:value="3" calcext:value-type="float">
            <text:p>3</text:p>
          </table:table-cell>
          <table:table-cell table:formula="of:=[.E29]/[.O29]" office:value-type="float" office:value="3" calcext:value-type="float">
            <text:p>3</text:p>
          </table:table-cell>
          <table:table-cell table:formula="of:=[.F29]/[.P29]" office:value-type="float" office:value="3" calcext:value-type="float">
            <text:p>3</text:p>
          </table:table-cell>
          <table:table-cell table:formula="of:=[.G29]/[.Q29]" office:value-type="float" office:value="3" calcext:value-type="float">
            <text:p>3</text:p>
          </table:table-cell>
          <table:table-cell/>
          <table:table-cell table:formula="of:=IF([.I29]&gt;=0.55;IF([.I29]&gt;=0.7;IF([.I29]&gt;0.8;IF([.I29]&gt;0.9;10;15);18);24);&quot;to low&quot;) - [.D29]" office:value-type="float" office:value="-6" calcext:value-type="float">
            <text:p>-6</text:p>
          </table:table-cell>
          <table:table-cell table:formula="of:=IF([.J29]&gt;=0.55;IF([.J29]&gt;=0.7;IF([.J29]&gt;0.8;IF([.J29]&gt;0.9;10;15);18);24);&quot;to low&quot;) - [.E29]" office:value-type="float" office:value="-6" calcext:value-type="float">
            <text:p>-6</text:p>
          </table:table-cell>
          <table:table-cell table:formula="of:=IF([.K29]&gt;=0.55;IF([.K29]&gt;=0.7;IF([.K29]&gt;0.8;IF([.K29]&gt;0.9;10;15);18);24);&quot;to low&quot;) - [.F29]" office:value-type="float" office:value="-6" calcext:value-type="float">
            <text:p>-6</text:p>
          </table:table-cell>
          <table:table-cell table:formula="of:=IF([.L29]&gt;=0.55;IF([.L29]&gt;=0.7;IF([.L29]&gt;0.8;IF([.L29]&gt;0.9;10;15);18);24);&quot;to low&quot;) - [.G29]" office:value-type="float" office:value="-6" calcext:value-type="float">
            <text:p>-6</text:p>
          </table:table-cell>
          <table:table-cell/>
          <table:table-cell table:style-name="ce22" table:formula="of:=[.I29]/COM.MICROSOFT.SWITCH([.N29];[.$AD$44];[.$AE$44];[.$AD$45];[.$AE$45];[.$AD$46];[.$AE$46];[.$AD$47];[.$AE$47];[.$AD$48];[.$AE$48];[.$AD$49];[.$AE$49];[.$AD$50];[.$AE$50];[.$AD$51];[.$AE$51];[.$AD$52];[.$AE$52];[.$AD$53];[.$AE$53])" office:value-type="float" office:value="0.779220779220779" calcext:value-type="float">
            <text:p>0.78</text:p>
          </table:table-cell>
          <table:table-cell table:style-name="ce22" table:formula="of:=[.J29]/COM.MICROSOFT.SWITCH([.O29];[.$AD$44];[.$AE$44];[.$AD$45];[.$AE$45];[.$AD$46];[.$AE$46];[.$AD$47];[.$AE$47];[.$AD$48];[.$AE$48];[.$AD$49];[.$AE$49];[.$AD$50];[.$AE$50];[.$AD$51];[.$AE$51];[.$AD$52];[.$AE$52];[.$AD$53];[.$AE$53])" office:value-type="float" office:value="0.779220779220779" calcext:value-type="float">
            <text:p>0.78</text:p>
          </table:table-cell>
          <table:table-cell table:style-name="ce22" table:formula="of:=[.K29]/COM.MICROSOFT.SWITCH([.P29];[.$AD$44];[.$AE$44];[.$AD$45];[.$AE$45];[.$AD$46];[.$AE$46];[.$AD$47];[.$AE$47];[.$AD$48];[.$AE$48];[.$AD$49];[.$AE$49];[.$AD$50];[.$AE$50];[.$AD$51];[.$AE$51];[.$AD$52];[.$AE$52];[.$AD$53];[.$AE$53])" office:value-type="float" office:value="0.779220779220779" calcext:value-type="float">
            <text:p>0.78</text:p>
          </table:table-cell>
          <table:table-cell table:style-name="ce22" table:formula="of:=[.L29]/COM.MICROSOFT.SWITCH([.Q29];[.$AD$44];[.$AE$44];[.$AD$45];[.$AE$45];[.$AD$46];[.$AE$46];[.$AD$47];[.$AE$47];[.$AD$48];[.$AE$48];[.$AD$49];[.$AE$49];[.$AD$50];[.$AE$50];[.$AD$51];[.$AE$51];[.$AD$52];[.$AE$52];[.$AD$53];[.$AE$53])" office:value-type="float" office:value="0.779220779220779" calcext:value-type="float">
            <text:p>0.78</text:p>
          </table:table-cell>
          <table:table-cell/>
          <table:table-cell table:style-name="ce22" table:formula="of:=[.$AM29]*[.I29]" office:value-type="float" office:value="105" calcext:value-type="float">
            <text:p>105.00</text:p>
          </table:table-cell>
          <table:table-cell table:style-name="ce22" table:formula="of:=[.$AM29]*[.J29]" office:value-type="float" office:value="105" calcext:value-type="float">
            <text:p>105.00</text:p>
          </table:table-cell>
          <table:table-cell table:style-name="ce22" table:formula="of:=[.$AM29]*[.K29]" office:value-type="float" office:value="105" calcext:value-type="float">
            <text:p>105.00</text:p>
          </table:table-cell>
          <table:table-cell table:style-name="ce22" table:formula="of:=[.$AM29]*[.L29]" office:value-type="float" office:value="105" calcext:value-type="float">
            <text:p>105.00</text:p>
          </table:table-cell>
          <table:table-cell/>
          <table:table-cell table:style-name="ce27" office:value-type="float" office:value="175" calcext:value-type="float">
            <text:p>175</text:p>
          </table:table-cell>
          <table:table-cell table:style-name="ce30" office:value-type="string" calcext:value-type="string">
            <text:p>CG Deficit Deadlift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2" table:number-columns-repeated="4"/>
          <table:table-cell/>
          <table:table-cell table:style-name="ce22" table:number-columns-repeated="4"/>
          <table:table-cell table:number-columns-repeated="2"/>
          <table:table-cell table:style-name="ce11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3" office:value-type="string" calcext:value-type="string">
            <text:p>Clean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2]/[.N32]" office:value-type="float" office:value="4" calcext:value-type="float">
            <text:p>4</text:p>
          </table:table-cell>
          <table:table-cell table:formula="of:=[.E32]/[.O32]" office:value-type="float" office:value="4" calcext:value-type="float">
            <text:p>4</text:p>
          </table:table-cell>
          <table:table-cell table:formula="of:=[.F32]/[.P32]" office:value-type="float" office:value="3" calcext:value-type="float">
            <text:p>3</text:p>
          </table:table-cell>
          <table:table-cell table:formula="of:=[.G32]/[.Q32]" office:value-type="float" office:value="2" calcext:value-type="float">
            <text:p>2</text:p>
          </table:table-cell>
          <table:table-cell/>
          <table:table-cell table:formula="of:=IF([.I32]&gt;=0.55;IF([.I32]&gt;=0.7;IF([.I32]&gt;0.8;IF([.I32]&gt;0.9;10;15);18);24);&quot;to low&quot;) - [.D32]" office:value-type="float" office:value="-2" calcext:value-type="float">
            <text:p>-2</text:p>
          </table:table-cell>
          <table:table-cell table:formula="of:=IF([.J32]&gt;=0.55;IF([.J32]&gt;=0.7;IF([.J32]&gt;0.8;IF([.J32]&gt;0.9;10;15);18);24);&quot;to low&quot;) - [.E32]" office:value-type="float" office:value="2" calcext:value-type="float">
            <text:p>2</text:p>
          </table:table-cell>
          <table:table-cell table:formula="of:=IF([.K32]&gt;=0.55;IF([.K32]&gt;=0.7;IF([.K32]&gt;0.8;IF([.K32]&gt;0.9;10;15);18);24);&quot;to low&quot;) - [.F32]" office:value-type="float" office:value="6" calcext:value-type="float">
            <text:p>6</text:p>
          </table:table-cell>
          <table:table-cell table:formula="of:=IF([.L32]&gt;=0.55;IF([.L32]&gt;=0.7;IF([.L32]&gt;0.8;IF([.L32]&gt;0.9;10;15);18);24);&quot;to low&quot;) - [.G32]" office:value-type="float" office:value="10" calcext:value-type="float">
            <text:p>10</text:p>
          </table:table-cell>
          <table:table-cell/>
          <table:table-cell table:style-name="ce22" table:formula="of:=[.I32]/COM.MICROSOFT.SWITCH([.N32];[.$AD$44];[.$AE$44];[.$AD$45];[.$AE$45];[.$AD$46];[.$AE$46];[.$AD$47];[.$AE$47];[.$AD$48];[.$AE$48];[.$AD$49];[.$AE$49];[.$AD$50];[.$AE$50];[.$AD$51];[.$AE$51];[.$AD$52];[.$AE$52];[.$AD$53];[.$AE$53])" office:value-type="float" office:value="0.795454545454546" calcext:value-type="float">
            <text:p>0.80</text:p>
          </table:table-cell>
          <table:table-cell table:style-name="ce22" table:formula="of:=[.J32]/COM.MICROSOFT.SWITCH([.O32];[.$AD$44];[.$AE$44];[.$AD$45];[.$AE$45];[.$AD$46];[.$AE$46];[.$AD$47];[.$AE$47];[.$AD$48];[.$AE$48];[.$AD$49];[.$AE$49];[.$AD$50];[.$AE$50];[.$AD$51];[.$AE$51];[.$AD$52];[.$AE$52];[.$AD$53];[.$AE$53])" office:value-type="float" office:value="0.811111111111111" calcext:value-type="float">
            <text:p>0.81</text:p>
          </table:table-cell>
          <table:table-cell table:style-name="ce22" table:formula="of:=[.K32]/COM.MICROSOFT.SWITCH([.P32];[.$AD$44];[.$AE$44];[.$AD$45];[.$AE$45];[.$AD$46];[.$AE$46];[.$AD$47];[.$AE$47];[.$AD$48];[.$AE$48];[.$AD$49];[.$AE$49];[.$AD$50];[.$AE$50];[.$AD$51];[.$AE$51];[.$AD$52];[.$AE$52];[.$AD$53];[.$AE$53])" office:value-type="float" office:value="0.855555555555556" calcext:value-type="float">
            <text:p>0.86</text:p>
          </table:table-cell>
          <table:table-cell table:style-name="ce22" table:formula="of:=[.L32]/COM.MICROSOFT.SWITCH([.Q32];[.$AD$44];[.$AE$44];[.$AD$45];[.$AE$45];[.$AD$46];[.$AE$46];[.$AD$47];[.$AE$47];[.$AD$48];[.$AE$48];[.$AD$49];[.$AE$49];[.$AD$50];[.$AE$50];[.$AD$51];[.$AE$51];[.$AD$52];[.$AE$52];[.$AD$53];[.$AE$53])" office:value-type="float" office:value="0.777777777777778" calcext:value-type="float">
            <text:p>0.78</text:p>
          </table:table-cell>
          <table:table-cell/>
          <table:table-cell table:style-name="ce22" table:formula="of:=[.$AM32]*[.I32]" office:value-type="float" office:value="89.25" calcext:value-type="float">
            <text:p>89.25</text:p>
          </table:table-cell>
          <table:table-cell table:style-name="ce22" table:formula="of:=[.$AM32]*[.J32]" office:value-type="float" office:value="93.075" calcext:value-type="float">
            <text:p>93.08</text:p>
          </table:table-cell>
          <table:table-cell table:style-name="ce22" table:formula="of:=[.$AM32]*[.K32]" office:value-type="float" office:value="98.175" calcext:value-type="float">
            <text:p>98.18</text:p>
          </table:table-cell>
          <table:table-cell table:style-name="ce22" table:formula="of:=[.$AM32]*[.L32]" office:value-type="float" office:value="89.25" calcext:value-type="float">
            <text:p>89.25</text:p>
          </table:table-cell>
          <table:table-cell/>
          <table:table-cell table:style-name="ce27" office:value-type="float" office:value="127.5" calcext:value-type="float">
            <text:p>127.5</text:p>
          </table:table-cell>
          <table:table-cell table:style-name="ce30" office:value-type="string" calcext:value-type="string">
            <text:p>Clean Combination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3]/[.N33]" office:value-type="float" office:value="4" calcext:value-type="float">
            <text:p>4</text:p>
          </table:table-cell>
          <table:table-cell table:formula="of:=[.E33]/[.O33]" office:value-type="float" office:value="4" calcext:value-type="float">
            <text:p>4</text:p>
          </table:table-cell>
          <table:table-cell table:formula="of:=[.F33]/[.P33]" office:value-type="float" office:value="3" calcext:value-type="float">
            <text:p>3</text:p>
          </table:table-cell>
          <table:table-cell table:formula="of:=[.G33]/[.Q33]" office:value-type="float" office:value="2" calcext:value-type="float">
            <text:p>2</text:p>
          </table:table-cell>
          <table:table-cell/>
          <table:table-cell table:formula="of:=IF([.I33]&gt;=0.55;IF([.I33]&gt;=0.7;IF([.I33]&gt;0.8;IF([.I33]&gt;0.9;10;15);18);24);&quot;to low&quot;) - [.D33]" office:value-type="float" office:value="-2" calcext:value-type="float">
            <text:p>-2</text:p>
          </table:table-cell>
          <table:table-cell table:formula="of:=IF([.J33]&gt;=0.55;IF([.J33]&gt;=0.7;IF([.J33]&gt;0.8;IF([.J33]&gt;0.9;10;15);18);24);&quot;to low&quot;) - [.E33]" office:value-type="float" office:value="2" calcext:value-type="float">
            <text:p>2</text:p>
          </table:table-cell>
          <table:table-cell table:formula="of:=IF([.K33]&gt;=0.55;IF([.K33]&gt;=0.7;IF([.K33]&gt;0.8;IF([.K33]&gt;0.9;10;15);18);24);&quot;to low&quot;) - [.F33]" office:value-type="float" office:value="6" calcext:value-type="float">
            <text:p>6</text:p>
          </table:table-cell>
          <table:table-cell table:formula="of:=IF([.L33]&gt;=0.55;IF([.L33]&gt;=0.7;IF([.L33]&gt;0.8;IF([.L33]&gt;0.9;10;15);18);24);&quot;to low&quot;) - [.G33]" office:value-type="float" office:value="10" calcext:value-type="float">
            <text:p>10</text:p>
          </table:table-cell>
          <table:table-cell/>
          <table:table-cell table:style-name="ce22" table:formula="of:=[.I33]/COM.MICROSOFT.SWITCH([.N33];[.$AD$44];[.$AE$44];[.$AD$45];[.$AE$45];[.$AD$46];[.$AE$46];[.$AD$47];[.$AE$47];[.$AD$48];[.$AE$48];[.$AD$49];[.$AE$49];[.$AD$50];[.$AE$50];[.$AD$51];[.$AE$51];[.$AD$52];[.$AE$52];[.$AD$53];[.$AE$53])" office:value-type="float" office:value="0.795454545454546" calcext:value-type="float">
            <text:p>0.80</text:p>
          </table:table-cell>
          <table:table-cell table:style-name="ce22" table:formula="of:=[.J33]/COM.MICROSOFT.SWITCH([.O33];[.$AD$44];[.$AE$44];[.$AD$45];[.$AE$45];[.$AD$46];[.$AE$46];[.$AD$47];[.$AE$47];[.$AD$48];[.$AE$48];[.$AD$49];[.$AE$49];[.$AD$50];[.$AE$50];[.$AD$51];[.$AE$51];[.$AD$52];[.$AE$52];[.$AD$53];[.$AE$53])" office:value-type="float" office:value="0.811111111111111" calcext:value-type="float">
            <text:p>0.81</text:p>
          </table:table-cell>
          <table:table-cell table:style-name="ce22" table:formula="of:=[.K33]/COM.MICROSOFT.SWITCH([.P33];[.$AD$44];[.$AE$44];[.$AD$45];[.$AE$45];[.$AD$46];[.$AE$46];[.$AD$47];[.$AE$47];[.$AD$48];[.$AE$48];[.$AD$49];[.$AE$49];[.$AD$50];[.$AE$50];[.$AD$51];[.$AE$51];[.$AD$52];[.$AE$52];[.$AD$53];[.$AE$53])" office:value-type="float" office:value="0.855555555555556" calcext:value-type="float">
            <text:p>0.86</text:p>
          </table:table-cell>
          <table:table-cell table:style-name="ce22" table:formula="of:=[.L33]/COM.MICROSOFT.SWITCH([.Q33];[.$AD$44];[.$AE$44];[.$AD$45];[.$AE$45];[.$AD$46];[.$AE$46];[.$AD$47];[.$AE$47];[.$AD$48];[.$AE$48];[.$AD$49];[.$AE$49];[.$AD$50];[.$AE$50];[.$AD$51];[.$AE$51];[.$AD$52];[.$AE$52];[.$AD$53];[.$AE$53])" office:value-type="float" office:value="0.777777777777778" calcext:value-type="float">
            <text:p>0.78</text:p>
          </table:table-cell>
          <table:table-cell/>
          <table:table-cell table:style-name="ce22" table:formula="of:=[.$AM33]*[.I33]" office:value-type="float" office:value="68.25" calcext:value-type="float">
            <text:p>68.25</text:p>
          </table:table-cell>
          <table:table-cell table:style-name="ce22" table:formula="of:=[.$AM33]*[.J33]" office:value-type="float" office:value="71.175" calcext:value-type="float">
            <text:p>71.18</text:p>
          </table:table-cell>
          <table:table-cell table:style-name="ce22" table:formula="of:=[.$AM33]*[.K33]" office:value-type="float" office:value="75.075" calcext:value-type="float">
            <text:p>75.08</text:p>
          </table:table-cell>
          <table:table-cell table:style-name="ce22" table:formula="of:=[.$AM33]*[.L33]" office:value-type="float" office:value="68.25" calcext:value-type="float">
            <text:p>68.25</text:p>
          </table:table-cell>
          <table:table-cell/>
          <table:table-cell table:style-name="ce27" office:value-type="float" office:value="97.5" calcext:value-type="float">
            <text:p>97.5</text:p>
          </table:table-cell>
          <table:table-cell table:style-name="ce30" office:value-type="string" calcext:value-type="string">
            <text:p>Snatch Combination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11"/>
          <table:table-cell table:number-columns-repeated="22"/>
          <table:table-cell table:style-name="ce22" table:number-columns-repeated="4"/>
          <table:table-cell/>
          <table:table-cell table:style-name="ce22" table:number-columns-repeated="4"/>
          <table:table-cell/>
          <table:table-cell table:style-name="ce27"/>
          <table:table-cell table:style-name="ce30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4" office:value-type="string" calcext:value-type="string">
            <text:p>Burn Squa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35]/[.N35]" office:value-type="float" office:value="3" calcext:value-type="float">
            <text:p>3</text:p>
          </table:table-cell>
          <table:table-cell table:formula="of:=[.E35]/[.O35]" office:value-type="float" office:value="3" calcext:value-type="float">
            <text:p>3</text:p>
          </table:table-cell>
          <table:table-cell table:formula="of:=[.F35]/[.P35]" office:value-type="float" office:value="3" calcext:value-type="float">
            <text:p>3</text:p>
          </table:table-cell>
          <table:table-cell table:formula="of:=[.G35]/[.Q35]" office:value-type="float" office:value="3" calcext:value-type="float">
            <text:p>3</text:p>
          </table:table-cell>
          <table:table-cell/>
          <table:table-cell table:formula="of:=IF([.I35]&gt;=0.55;IF([.I35]&gt;=0.7;IF([.I35]&gt;0.8;IF([.I35]&gt;0.9;10;15);18);24);&quot;to low&quot;) - [.D35]" office:value-type="float" office:value="-6" calcext:value-type="float">
            <text:p>-6</text:p>
          </table:table-cell>
          <table:table-cell table:formula="of:=IF([.J35]&gt;=0.55;IF([.J35]&gt;=0.7;IF([.J35]&gt;0.8;IF([.J35]&gt;0.9;10;15);18);24);&quot;to low&quot;) - [.E35]" office:value-type="float" office:value="-6" calcext:value-type="float">
            <text:p>-6</text:p>
          </table:table-cell>
          <table:table-cell table:formula="of:=IF([.K35]&gt;=0.55;IF([.K35]&gt;=0.7;IF([.K35]&gt;0.8;IF([.K35]&gt;0.9;10;15);18);24);&quot;to low&quot;) - [.F35]" office:value-type="float" office:value="-6" calcext:value-type="float">
            <text:p>-6</text:p>
          </table:table-cell>
          <table:table-cell table:formula="of:=IF([.L35]&gt;=0.55;IF([.L35]&gt;=0.7;IF([.L35]&gt;0.8;IF([.L35]&gt;0.9;10;15);18);24);&quot;to low&quot;) - [.G35]" office:value-type="float" office:value="-6" calcext:value-type="float">
            <text:p>-6</text:p>
          </table:table-cell>
          <table:table-cell/>
          <table:table-cell table:style-name="ce22" table:formula="of:=[.I35]/COM.MICROSOFT.SWITCH([.N35];[.$AD$44];[.$AE$44];[.$AD$45];[.$AE$45];[.$AD$46];[.$AE$46];[.$AD$47];[.$AE$47];[.$AD$48];[.$AE$48];[.$AD$49];[.$AE$49];[.$AD$50];[.$AE$50];[.$AD$51];[.$AE$51];[.$AD$52];[.$AE$52];[.$AD$53];[.$AE$53])" office:value-type="float" office:value="0.779220779220779" calcext:value-type="float">
            <text:p>0.78</text:p>
          </table:table-cell>
          <table:table-cell table:style-name="ce22" table:formula="of:=[.J35]/COM.MICROSOFT.SWITCH([.O35];[.$AD$44];[.$AE$44];[.$AD$45];[.$AE$45];[.$AD$46];[.$AE$46];[.$AD$47];[.$AE$47];[.$AD$48];[.$AE$48];[.$AD$49];[.$AE$49];[.$AD$50];[.$AE$50];[.$AD$51];[.$AE$51];[.$AD$52];[.$AE$52];[.$AD$53];[.$AE$53])" office:value-type="float" office:value="0.779220779220779" calcext:value-type="float">
            <text:p>0.78</text:p>
          </table:table-cell>
          <table:table-cell table:style-name="ce22" table:formula="of:=[.K35]/COM.MICROSOFT.SWITCH([.P35];[.$AD$44];[.$AE$44];[.$AD$45];[.$AE$45];[.$AD$46];[.$AE$46];[.$AD$47];[.$AE$47];[.$AD$48];[.$AE$48];[.$AD$49];[.$AE$49];[.$AD$50];[.$AE$50];[.$AD$51];[.$AE$51];[.$AD$52];[.$AE$52];[.$AD$53];[.$AE$53])" office:value-type="float" office:value="0.779220779220779" calcext:value-type="float">
            <text:p>0.78</text:p>
          </table:table-cell>
          <table:table-cell table:style-name="ce22" table:formula="of:=[.L35]/COM.MICROSOFT.SWITCH([.Q35];[.$AD$44];[.$AE$44];[.$AD$45];[.$AE$45];[.$AD$46];[.$AE$46];[.$AD$47];[.$AE$47];[.$AD$48];[.$AE$48];[.$AD$49];[.$AE$49];[.$AD$50];[.$AE$50];[.$AD$51];[.$AE$51];[.$AD$52];[.$AE$52];[.$AD$53];[.$AE$53])" office:value-type="float" office:value="0.779220779220779" calcext:value-type="float">
            <text:p>0.78</text:p>
          </table:table-cell>
          <table:table-cell/>
          <table:table-cell table:style-name="ce22" table:formula="of:=[.$AM35]*[.I35]" office:value-type="float" office:value="100.8" calcext:value-type="float">
            <text:p>100.80</text:p>
          </table:table-cell>
          <table:table-cell table:style-name="ce22" table:formula="of:=[.$AM35]*[.J35]" office:value-type="float" office:value="100.8" calcext:value-type="float">
            <text:p>100.80</text:p>
          </table:table-cell>
          <table:table-cell table:style-name="ce22" table:formula="of:=[.$AM35]*[.K35]" office:value-type="float" office:value="100.8" calcext:value-type="float">
            <text:p>100.80</text:p>
          </table:table-cell>
          <table:table-cell table:style-name="ce22" table:formula="of:=[.$AM35]*[.L35]" office:value-type="float" office:value="100.8" calcext:value-type="float">
            <text:p>100.80</text:p>
          </table:table-cell>
          <table:table-cell/>
          <table:table-cell table:style-name="ce27" office:value-type="float" office:value="168" calcext:value-type="float">
            <text:p>168</text:p>
          </table:table-cell>
          <table:table-cell table:style-name="ce32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4" office:value-type="string" calcext:value-type="string">
            <text:p>Clean and 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8"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36]/[.N36]" office:value-type="float" office:value="4" calcext:value-type="float">
            <text:p>4</text:p>
          </table:table-cell>
          <table:table-cell table:formula="of:=[.E36]/[.O36]" office:value-type="float" office:value="5" calcext:value-type="float">
            <text:p>5</text:p>
          </table:table-cell>
          <table:table-cell table:formula="of:=[.F36]/[.P36]" office:value-type="float" office:value="3" calcext:value-type="float">
            <text:p>3</text:p>
          </table:table-cell>
          <table:table-cell table:formula="of:=[.G36]/[.Q36]" office:value-type="float" office:value="3" calcext:value-type="float">
            <text:p>3</text:p>
          </table:table-cell>
          <table:table-cell/>
          <table:table-cell table:style-name="ce21" table:formula="of:=IF([.I36]&gt;=0.55;IF([.I36]&gt;=0.7;IF([.I36]&gt;0.8;IF([.I36]&gt;0.9;10;15);18);24);&quot;to low&quot;) - [.D36]" office:value-type="float" office:value="6" calcext:value-type="float">
            <text:p>6</text:p>
          </table:table-cell>
          <table:table-cell table:style-name="ce21" table:formula="of:=IF([.J36]&gt;=0.55;IF([.J36]&gt;=0.7;IF([.J36]&gt;0.8;IF([.J36]&gt;0.9;10;15);18);24);&quot;to low&quot;) - [.E36]" office:value-type="float" office:value="0" calcext:value-type="float">
            <text:p>0</text:p>
          </table:table-cell>
          <table:table-cell table:style-name="ce21" table:formula="of:=IF([.K36]&gt;=0.55;IF([.K36]&gt;=0.7;IF([.K36]&gt;0.8;IF([.K36]&gt;0.9;10;15);18);24);&quot;to low&quot;) - [.F36]" office:value-type="float" office:value="9" calcext:value-type="float">
            <text:p>9</text:p>
          </table:table-cell>
          <table:table-cell table:style-name="ce21" table:formula="of:=IF([.L36]&gt;=0.55;IF([.L36]&gt;=0.7;IF([.L36]&gt;0.8;IF([.L36]&gt;0.9;10;15);18);24);&quot;to low&quot;) - [.G36]" office:value-type="float" office:value="9" calcext:value-type="float">
            <text:p>9</text:p>
          </table:table-cell>
          <table:table-cell/>
          <table:table-cell table:style-name="ce22" table:formula="of:=[.I36]/COM.MICROSOFT.SWITCH([.N36];[.$AD$44];[.$AE$44];[.$AD$45];[.$AE$45];[.$AD$46];[.$AE$46];[.$AD$47];[.$AE$47];[.$AD$48];[.$AE$48];[.$AD$49];[.$AE$49];[.$AD$50];[.$AE$50];[.$AD$51];[.$AE$51];[.$AD$52];[.$AE$52];[.$AD$53];[.$AE$53])" office:value-type="float" office:value="0.827956989247312" calcext:value-type="float">
            <text:p>0.83</text:p>
          </table:table-cell>
          <table:table-cell table:style-name="ce22" table:formula="of:=[.J36]/COM.MICROSOFT.SWITCH([.O36];[.$AD$44];[.$AE$44];[.$AD$45];[.$AE$45];[.$AD$46];[.$AE$46];[.$AD$47];[.$AE$47];[.$AD$48];[.$AE$48];[.$AD$49];[.$AE$49];[.$AD$50];[.$AE$50];[.$AD$51];[.$AE$51];[.$AD$52];[.$AE$52];[.$AD$53];[.$AE$53])" office:value-type="float" office:value="0.870967741935484" calcext:value-type="float">
            <text:p>0.87</text:p>
          </table:table-cell>
          <table:table-cell table:style-name="ce22" table:formula="of:=[.K36]/COM.MICROSOFT.SWITCH([.P36];[.$AD$44];[.$AE$44];[.$AD$45];[.$AE$45];[.$AD$46];[.$AE$46];[.$AD$47];[.$AE$47];[.$AD$48];[.$AE$48];[.$AD$49];[.$AE$49];[.$AD$50];[.$AE$50];[.$AD$51];[.$AE$51];[.$AD$52];[.$AE$52];[.$AD$53];[.$AE$53])" office:value-type="float" office:value="0.795698924731183" calcext:value-type="float">
            <text:p>0.80</text:p>
          </table:table-cell>
          <table:table-cell table:style-name="ce23" table:formula="of:=[.L36]/COM.MICROSOFT.SWITCH([.Q36];[.$AD$44];[.$AE$44];[.$AD$45];[.$AE$45];[.$AD$46];[.$AE$46];[.$AD$47];[.$AE$47];[.$AD$48];[.$AE$48];[.$AD$49];[.$AE$49];[.$AD$50];[.$AE$50];[.$AD$51];[.$AE$51];[.$AD$52];[.$AE$52];[.$AD$53];[.$AE$53])" office:value-type="float" office:value="0.927083333333333" calcext:value-type="float">
            <text:p>0.93</text:p>
          </table:table-cell>
          <table:table-cell/>
          <table:table-cell table:style-name="ce22" table:formula="of:=[.$AM36]*[.I36]" office:value-type="float" office:value="102.025" calcext:value-type="float">
            <text:p>102.03</text:p>
          </table:table-cell>
          <table:table-cell table:style-name="ce22" table:formula="of:=[.$AM36]*[.J36]" office:value-type="float" office:value="107.325" calcext:value-type="float">
            <text:p>107.33</text:p>
          </table:table-cell>
          <table:table-cell table:style-name="ce22" table:formula="of:=[.$AM36]*[.K36]" office:value-type="float" office:value="98.05" calcext:value-type="float">
            <text:p>98.05</text:p>
          </table:table-cell>
          <table:table-cell table:style-name="ce25" table:formula="of:=[.$AM36]*[.L36]" office:value-type="float" office:value="117.925" calcext:value-type="float">
            <text:p>117.93</text:p>
          </table:table-cell>
          <table:table-cell/>
          <table:table-cell table:style-name="ce28" office:value-type="float" office:value="132.5" calcext:value-type="float">
            <text:p>132.5</text:p>
          </table:table-cell>
          <table:table-cell table:style-name="ce32" office:value-type="string" calcext:value-type="string">
            <text:p>Clean and Jerk</text:p>
          </table:table-cell>
          <table:table-cell table:number-columns-repeated="984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(1+2)</text:p>
          </table:table-cell>
          <table:table-cell office:value-type="string" calcext:value-type="string">
            <text:p>(1+1)</text:p>
          </table:table-cell>
          <table:table-cell table:number-columns-repeated="11"/>
          <table:table-cell table:style-name="ce22" table:number-columns-repeated="4"/>
          <table:table-cell/>
          <table:table-cell table:style-name="ce22" table:number-columns-repeated="4"/>
          <table:table-cell table:number-columns-repeated="2"/>
          <table:table-cell table:style-name="ce11"/>
          <table:table-cell table:number-columns-repeated="984"/>
        </table:table-row>
        <table:table-row table:style-name="ro1" table:number-rows-repeated="2">
          <table:table-cell table:number-columns-repeated="33"/>
          <table:table-cell table:style-name="ce22" table:number-columns-repeated="4"/>
          <table:table-cell table:number-columns-repeated="2"/>
          <table:table-cell table:style-name="ce11"/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TESTLIN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11"/>
          <table:table-cell table:formula="of:=IF([.I40]&gt;=0.55;IF([.I40]&gt;=0.7;IF([.I40]&gt;0.8;IF([.I40]&gt;0.9;10;15);18);24);&quot;to low&quot;) - [.D40]" office:value-type="float" office:value="0" calcext:value-type="float">
            <text:p>0</text:p>
          </table:table-cell>
          <table:table-cell table:formula="of:=IF([.J40]&gt;=0.55;IF([.J40]&gt;=0.7;IF([.J40]&gt;0.8;IF([.J40]&gt;0.9;10;15);18);24);&quot;to low&quot;) - [.E40]" office:value-type="float" office:value="4" calcext:value-type="float">
            <text:p>4</text:p>
          </table:table-cell>
          <table:table-cell table:formula="of:=IF([.K40]&gt;=0.55;IF([.K40]&gt;=0.7;IF([.K40]&gt;0.8;IF([.K40]&gt;0.9;10;15);18);24);&quot;to low&quot;) - [.F40]" office:value-type="float" office:value="-12" calcext:value-type="float">
            <text:p>-12</text:p>
          </table:table-cell>
          <table:table-cell table:formula="of:=IF([.L40]&gt;=0.55;IF([.L40]&gt;=0.7;IF([.L40]&gt;0.8;IF([.L40]&gt;0.9;10;15);18);24);&quot;to low&quot;) - [.G40]" office:value-type="float" office:value="-30" calcext:value-type="float">
            <text:p>-30</text:p>
          </table:table-cell>
          <table:table-cell table:number-columns-repeated="6"/>
          <table:table-cell table:style-name="ce22" table:number-columns-repeated="4"/>
          <table:table-cell table:number-columns-repeated="987"/>
        </table:table-row>
        <table:table-row table:style-name="ro1">
          <table:table-cell table:number-columns-repeated="33"/>
          <table:table-cell table:style-name="ce22" table:number-columns-repeated="4"/>
          <table:table-cell table:number-columns-repeated="987"/>
        </table:table-row>
        <table:table-row table:style-name="ro2">
          <table:table-cell table:number-columns-repeated="23"/>
          <table:table-cell office:value-type="string" calcext:value-type="string">
            <text:p>Percen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Optimal Volume</text:p>
          </table:table-cell>
          <table:table-cell office:value-type="string" calcext:value-type="string">
            <text:p>Volume Range</text:p>
          </table:table-cell>
          <table:table-cell table:number-columns-repeated="6"/>
          <table:table-cell table:style-name="ce22" table:number-columns-repeated="4"/>
          <table:table-cell/>
          <table:table-cell table:style-name="ce27" office:value-type="float" office:value="119.7" calcext:value-type="float">
            <text:p>119.7</text:p>
          </table:table-cell>
          <table:table-cell table:style-name="ce4" office:value-type="string" calcext:value-type="string">
            <text:p>Power Clean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55-65</text:p>
          </table:table-cell>
          <table:table-cell office:value-type="string" calcext:value-type="string">
            <text:p>3-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-30</text:p>
          </table:table-cell>
          <table:table-cell table:number-columns-repeated="2"/>
          <table:table-cell table:style-name="ce4"/>
          <table:table-cell table:style-name="ce24" office:value-type="string" calcext:value-type="string">
            <text:p>1 Rep Max Table</text:p>
          </table:table-cell>
          <table:table-cell table:number-columns-repeated="2"/>
          <table:table-cell table:style-name="ce22" table:number-columns-repeated="4"/>
          <table:table-cell/>
          <table:table-cell table:style-name="ce27" office:value-type="float" office:value="82.03125" calcext:value-type="float">
            <text:p>82.03125</text:p>
          </table:table-cell>
          <table:table-cell table:style-name="ce4" office:value-type="string" calcext:value-type="string">
            <text:p>Power Snatch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70-80</text:p>
          </table:table-cell>
          <table:table-cell office:value-type="string" calcext:value-type="string">
            <text:p>3-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2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24" office:value-type="float" office:value="1" calcext:value-type="float">
            <text:p>1.00</text:p>
          </table:table-cell>
          <table:table-cell table:number-columns-repeated="993"/>
        </table:table-row>
        <table:table-row table:style-name="ro2">
          <table:table-cell table:number-columns-repeated="23"/>
          <table:table-cell office:value-type="string" calcext:value-type="string">
            <text:p>80-90</text:p>
          </table:table-cell>
          <table:table-cell office:value-type="string" calcext:value-type="string">
            <text:p>2-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-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24" office:value-type="float" office:value="0.96" calcext:value-type="float">
            <text:p>0.96</text:p>
          </table:table-cell>
          <table:table-cell table:number-columns-repeated="7"/>
          <table:table-cell table:style-name="ce27" table:number-columns-repeated="2"/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“90+”</text:p>
          </table:table-cell>
          <table:table-cell office:value-type="string" calcext:value-type="string">
            <text:p>1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24" office:value-type="float" office:value="0.93" calcext:value-type="float">
            <text:p>0.93</text:p>
          </table:table-cell>
          <table:table-cell table:number-columns-repeated="7"/>
          <table:table-cell table:style-name="ce27" office:value-type="float" office:value="141.75" calcext:value-type="float">
            <text:p>141.75</text:p>
          </table:table-cell>
          <table:table-cell table:style-name="ce4" office:value-type="string" calcext:value-type="string">
            <text:p>Paused Deadlif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4" calcext:value-type="float">
            <text:p>4</text:p>
          </table:table-cell>
          <table:table-cell table:style-name="ce24" office:value-type="float" office:value="0.9" calcext:value-type="float">
            <text:p>0.90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5" calcext:value-type="float">
            <text:p>5</text:p>
          </table:table-cell>
          <table:table-cell table:style-name="ce24" office:value-type="float" office:value="0.88" calcext:value-type="float">
            <text:p>0.88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6" calcext:value-type="float">
            <text:p>6</text:p>
          </table:table-cell>
          <table:table-cell table:style-name="ce24" office:value-type="float" office:value="0.86" calcext:value-type="float">
            <text:p>0.86</text:p>
          </table:table-cell>
          <table:table-cell table:number-columns-repeated="7"/>
          <table:table-cell table:style-name="ce27" office:value-type="float" office:value="100.8" calcext:value-type="float">
            <text:p>100.8</text:p>
          </table:table-cell>
          <table:table-cell table:style-name="ce4" office:value-type="string" calcext:value-type="string">
            <text:p>Burn Squa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7" calcext:value-type="float">
            <text:p>7</text:p>
          </table:table-cell>
          <table:table-cell table:style-name="ce24" office:value-type="float" office:value="0.83" calcext:value-type="float">
            <text:p>0.83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8" calcext:value-type="float">
            <text:p>8</text:p>
          </table:table-cell>
          <table:table-cell table:style-name="ce24" office:value-type="float" office:value="0.81" calcext:value-type="float">
            <text:p>0.81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9" calcext:value-type="float">
            <text:p>9</text:p>
          </table:table-cell>
          <table:table-cell table:style-name="ce24" office:value-type="float" office:value="0.79" calcext:value-type="float">
            <text:p>0.79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10" calcext:value-type="float">
            <text:p>10</text:p>
          </table:table-cell>
          <table:table-cell table:style-name="ce24" office:value-type="float" office:value="0.77" calcext:value-type="float">
            <text:p>0.77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2">
          <table:table-cell table:number-columns-repeated="2"/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56]/[.N56]" office:value-type="float" office:value="6" calcext:value-type="float">
            <text:p>6</text:p>
          </table:table-cell>
          <table:table-cell table:formula="of:=[.E56]/[.O56]" office:value-type="float" office:value="5" calcext:value-type="float">
            <text:p>5</text:p>
          </table:table-cell>
          <table:table-cell table:formula="of:=[.F56]/[.P56]" office:value-type="float" office:value="4" calcext:value-type="float">
            <text:p>4</text:p>
          </table:table-cell>
          <table:table-cell table:formula="of:=[.G56]/[.Q56]" office:value-type="float" office:value="4" calcext:value-type="float">
            <text:p>4</text:p>
          </table:table-cell>
          <table:table-cell/>
          <table:table-cell table:formula="of:=IF([.I56]&gt;=0.55;IF([.I56]&gt;=0.7;IF([.I56]&gt;0.8;IF([.I56]&gt;0.9;10;15);18);24);&quot;to low&quot;) - [.D56]" office:value-type="float" office:value="-12" calcext:value-type="float">
            <text:p>-12</text:p>
          </table:table-cell>
          <table:table-cell table:formula="of:=IF([.J56]&gt;=0.55;IF([.J56]&gt;=0.7;IF([.J56]&gt;0.8;IF([.J56]&gt;0.9;10;15);18);24);&quot;to low&quot;) - [.E56]" office:value-type="float" office:value="-7" calcext:value-type="float">
            <text:p>-7</text:p>
          </table:table-cell>
          <table:table-cell table:formula="of:=IF([.K56]&gt;=0.55;IF([.K56]&gt;=0.7;IF([.K56]&gt;0.8;IF([.K56]&gt;0.9;10;15);18);24);&quot;to low&quot;) - [.F56]" office:value-type="float" office:value="-5" calcext:value-type="float">
            <text:p>-5</text:p>
          </table:table-cell>
          <table:table-cell table:formula="of:=IF([.L56]&gt;=0.55;IF([.L56]&gt;=0.7;IF([.L56]&gt;0.8;IF([.L56]&gt;0.9;10;15);18);24);&quot;to low&quot;) - [.G56]" office:value-type="float" office:value="-2" calcext:value-type="float">
            <text:p>-2</text:p>
          </table:table-cell>
          <table:table-cell/>
          <table:table-cell table:style-name="ce22" table:formula="of:=[.I56]/COM.MICROSOFT.SWITCH([.N56];[.$AD$44];[.$AE$44];[.$AD$45];[.$AE$45];[.$AD$46];[.$AE$46];[.$AD$47];[.$AE$47];[.$AD$48];[.$AE$48];[.$AD$49];[.$AE$49];[.$AD$50];[.$AE$50];[.$AD$51];[.$AE$51];[.$AD$52];[.$AE$52];[.$AD$53];[.$AE$53])" office:value-type="float" office:value="0.852272727272727" calcext:value-type="float">
            <text:p>0.85</text:p>
          </table:table-cell>
          <table:table-cell table:style-name="ce22" table:formula="of:=[.J56]/COM.MICROSOFT.SWITCH([.O56];[.$AD$44];[.$AE$44];[.$AD$45];[.$AE$45];[.$AD$46];[.$AE$46];[.$AD$47];[.$AE$47];[.$AD$48];[.$AE$48];[.$AD$49];[.$AE$49];[.$AD$50];[.$AE$50];[.$AD$51];[.$AE$51];[.$AD$52];[.$AE$52];[.$AD$53];[.$AE$53])" office:value-type="float" office:value="0.909090909090909" calcext:value-type="float">
            <text:p>0.91</text:p>
          </table:table-cell>
          <table:table-cell table:style-name="ce23" table:formula="of:=[.K56]/COM.MICROSOFT.SWITCH([.P56];[.$AD$44];[.$AE$44];[.$AD$45];[.$AE$45];[.$AD$46];[.$AE$46];[.$AD$47];[.$AE$47];[.$AD$48];[.$AE$48];[.$AD$49];[.$AE$49];[.$AD$50];[.$AE$50];[.$AD$51];[.$AE$51];[.$AD$52];[.$AE$52];[.$AD$53];[.$AE$53])" office:value-type="float" office:value="0.965909090909091" calcext:value-type="float">
            <text:p>0.97</text:p>
          </table:table-cell>
          <table:table-cell table:style-name="ce22" table:formula="of:=[.L56]/COM.MICROSOFT.SWITCH([.Q56];[.$AD$44];[.$AE$44];[.$AD$45];[.$AE$45];[.$AD$46];[.$AE$46];[.$AD$47];[.$AE$47];[.$AD$48];[.$AE$48];[.$AD$49];[.$AE$49];[.$AD$50];[.$AE$50];[.$AD$51];[.$AE$51];[.$AD$52];[.$AE$52];[.$AD$53];[.$AE$53])" office:value-type="float" office:value="0.795454545454546" calcext:value-type="float">
            <text:p>0.80</text:p>
          </table:table-cell>
          <table:table-cell/>
          <table:table-cell table:style-name="ce22" table:formula="of:=[.$AM56]*[.I56]" office:value-type="float" office:value="0" calcext:value-type="float">
            <text:p>0.00</text:p>
          </table:table-cell>
          <table:table-cell table:style-name="ce22" table:formula="of:=[.$AM56]*[.J56]" office:value-type="float" office:value="0" calcext:value-type="float">
            <text:p>0.00</text:p>
          </table:table-cell>
          <table:table-cell table:style-name="ce22" table:formula="of:=[.$AM56]*[.K56]" office:value-type="float" office:value="0" calcext:value-type="float">
            <text:p>0.00</text:p>
          </table:table-cell>
          <table:table-cell table:style-name="ce22" table:formula="of:=[.$AM56]*[.L56]" office:value-type="float" office:value="0" calcext:value-type="float">
            <text:p>0.00</text:p>
          </table:table-cell>
          <table:table-cell table:number-columns-repeated="98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6x5</text:p>
          </table:table-cell>
          <table:table-cell office:value-type="string" calcext:value-type="string">
            <text:p>5x5</text:p>
          </table:table-cell>
          <table:table-cell office:value-type="string" calcext:value-type="string">
            <text:p>3x5</text:p>
          </table:table-cell>
          <table:table-cell office:value-type="string" calcext:value-type="string">
            <text:p>1x5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22" office:value-type="float" office:value="0.852272727272727" calcext:value-type="float">
            <text:p>0.85</text:p>
          </table:table-cell>
          <table:table-cell table:style-name="ce22" office:value-type="float" office:value="0.909090909090909" calcext:value-type="float">
            <text:p>0.91</text:p>
          </table:table-cell>
          <table:table-cell table:style-name="ce22" office:value-type="float" office:value="0.795454545454546" calcext:value-type="float">
            <text:p>0.80</text:p>
          </table:table-cell>
          <table:table-cell table:style-name="ce22" office:value-type="float" office:value="0.965909090909091" calcext:value-type="float">
            <text:p>0.97</text:p>
          </table:table-cell>
          <table:table-cell table:number-columns-repeated="992"/>
        </table:table-row>
        <table:table-row table:style-name="ro1">
          <table:table-cell table:number-columns-repeated="31"/>
          <table:table-cell table:style-name="Default"/>
          <table:table-cell table:number-columns-repeated="992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number-columns-repeated="15" table:default-cell-style-name="Default"/>
        <table:table-column table:style-name="co19" table:default-cell-style-name="Default"/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Microcycle: never pull heavy on days before clean or snatch no dedicated movement like deadlift or sldl..</text:p>
          </table:table-cell>
          <table:table-cell table:number-columns-repeated="24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PEAK</text:p>
          </table:table-cell>
          <table:table-cell office:value-type="string" calcext:value-type="string">
            <text:p>REC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9" office:value-type="string" calcext:value-type="string">
            <text:p>DAY 1</text:p>
          </table:table-cell>
          <table:table-cell table:style-name="ce39" office:value-type="string" calcext:value-type="string">
            <text:p>Day 2</text:p>
          </table:table-cell>
          <table:table-cell table:style-name="ce39" office:value-type="string" calcext:value-type="string">
            <text:p>Day 3</text:p>
          </table:table-cell>
          <table:table-cell table:style-name="ce39" office:value-type="string" calcext:value-type="string">
            <text:p>Day 4</text:p>
          </table:table-cell>
          <table:table-cell table:style-name="ce50" office:value-type="string" calcext:value-type="string">
            <text:p>Day 5</text:p>
          </table:table-cell>
          <table:table-cell table:style-name="ce50" office:value-type="string" calcext:value-type="string">
            <text:p>Day 6</text:p>
          </table:table-cell>
          <table:table-cell table:style-name="ce53" office:value-type="string" calcext:value-type="string">
            <text:p>Day 7</text:p>
          </table:table-cell>
          <table:table-cell office:value-type="string" calcext:value-type="string">
            <text:p>Day 8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39" office:value-type="string" calcext:value-type="string">
            <text:p>SA</text:p>
          </table:table-cell>
          <table:table-cell table:style-name="ce39" office:value-type="string" calcext:value-type="string">
            <text:p>SU</text:p>
          </table:table-cell>
          <table:table-cell table:style-name="ce39" office:value-type="string" calcext:value-type="string">
            <text:p>MO</text:p>
          </table:table-cell>
          <table:table-cell table:style-name="ce39" office:value-type="string" calcext:value-type="string">
            <text:p>TUE</text:p>
          </table:table-cell>
          <table:table-cell table:style-name="ce50" office:value-type="string" calcext:value-type="string">
            <text:p>WED</text:p>
          </table:table-cell>
          <table:table-cell table:style-name="ce50" office:value-type="string" calcext:value-type="string">
            <text:p>TH</text:p>
          </table:table-cell>
          <table:table-cell table:style-name="ce53"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5"/>
        </table:table-row>
        <table:table-row table:style-name="ro1">
          <table:table-cell table:style-name="ce35" office:value-type="string" calcext:value-type="string">
            <text:p>SIDE LEG SQUAT AS WARM UP?</text:p>
          </table:table-cell>
          <table:table-cell/>
          <table:table-cell table:number-columns-repeated="7" table:style-name="ce40" office:value-type="string" calcext:value-type="string">
            <text:p>Volley Koordi/Poly</text:p>
          </table:table-cell>
          <table:table-cell office:value-type="string" calcext:value-type="string">
            <text:p>GAME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0" table:number-columns-repeated="2"/>
          <table:table-cell/>
          <table:table-cell table:style-name="ce48"/>
          <table:table-cell table:style-name="ce40" office:value-type="string" calcext:value-type="string">
            <text:p>Jump Run/Stand </text:p>
          </table:table-cell>
          <table:table-cell table:style-name="ce40" office:value-type="string" calcext:value-type="string">
            <text:p>Jump Run and Stand low x5</text:p>
          </table:table-cell>
          <table:table-cell table:style-name="ce54"/>
          <table:table-cell table:number-columns-repeated="16"/>
        </table:table-row>
        <table:table-row table:style-name="ro1">
          <table:table-cell table:number-columns-repeated="2"/>
          <table:table-cell table:style-name="ce40" table:number-columns-repeated="4"/>
          <table:table-cell table:number-columns-repeated="2" table:style-name="ce51" office:value-type="string" calcext:value-type="string">
            <text:p>Power</text:p>
          </table:table-cell>
          <table:table-cell table:style-name="ce54"/>
          <table:table-cell table:number-columns-repeated="16"/>
        </table:table-row>
        <table:table-row table:style-name="ro1">
          <table:table-cell table:number-columns-repeated="2"/>
          <table:table-cell table:style-name="ce41" office:value-type="string" calcext:value-type="string">
            <text:p>warm muscle</text:p>
          </table:table-cell>
          <table:table-cell table:number-columns-repeated="2"/>
          <table:table-cell table:style-name="ce41" office:value-type="string" calcext:value-type="string">
            <text:p>warm muscle</text:p>
          </table:table-cell>
          <table:table-cell table:style-name="ce41" table:number-columns-repeated="2"/>
          <table:table-cell table:style-name="ce55"/>
          <table:table-cell table:number-columns-repeated="16"/>
        </table:table-row>
        <table:table-row table:style-name="ro1">
          <table:table-cell table:number-columns-repeated="2"/>
          <table:table-cell table:style-name="ce42" office:value-type="string" calcext:value-type="string">
            <text:p>Clean 3er</text:p>
          </table:table-cell>
          <table:table-cell table:style-name="ce37" office:value-type="string" calcext:value-type="string">
            <text:p>Snatch 2er</text:p>
          </table:table-cell>
          <table:table-cell table:style-name="ce37" office:value-type="string" calcext:value-type="string">
            <text:p>SLDL</text:p>
          </table:table-cell>
          <table:table-cell table:style-name="ce37" office:value-type="string" calcext:value-type="string">
            <text:p>Snatch 3er </text:p>
          </table:table-cell>
          <table:table-cell table:style-name="ce37" office:value-type="string" calcext:value-type="string">
            <text:p>Clean 2er</text:p>
          </table:table-cell>
          <table:table-cell table:style-name="ce37" office:value-type="string" calcext:value-type="string">
            <text:p>Clean &amp; Jerk</text:p>
          </table:table-cell>
          <table:table-cell table:style-name="ce37"/>
          <table:table-cell table:number-columns-repeated="2"/>
          <table:table-cell table:style-name="ce35"/>
          <table:table-cell table:number-columns-repeated="13"/>
        </table:table-row>
        <table:table-row table:style-name="ro1">
          <table:table-cell table:number-columns-repeated="3"/>
          <table:table-cell table:style-name="ce42"/>
          <table:table-cell office:value-type="string" calcext:value-type="string">
            <text:p>paused Backdown x2</text:p>
          </table:table-cell>
          <table:table-cell table:style-name="ce42" table:number-columns-repeated="2"/>
          <table:table-cell table:style-name="ce52" office:value-type="string" calcext:value-type="string">
            <text:p>paused deadlift warm and down</text:p>
          </table:table-cell>
          <table:table-cell table:style-name="ce37"/>
          <table:table-cell table:number-columns-repeated="16"/>
        </table:table-row>
        <table:table-row table:style-name="ro1">
          <table:table-cell office:value-type="string" calcext:value-type="string">
            <text:p>OVER QUE</text:p>
          </table:table-cell>
          <table:table-cell table:style-name="ce37"/>
          <table:table-cell table:style-name="ce42"/>
          <table:table-cell/>
          <table:table-cell table:style-name="ce42" office:value-type="string" calcext:value-type="string">
            <text:p>def. Backdown x2</text:p>
          </table:table-cell>
          <table:table-cell table:style-name="ce49" office:value-type="string" calcext:value-type="string">
            <text:p>Jerk 2er</text:p>
          </table:table-cell>
          <table:table-cell table:style-name="ce42"/>
          <table:table-cell table:style-name="ce37" office:value-type="string" calcext:value-type="string">
            <text:p>Deadlift</text:p>
          </table:table-cell>
          <table:table-cell table:style-name="ce37"/>
          <table:table-cell table:number-columns-repeated="16"/>
        </table:table-row>
        <table:table-row table:style-name="ro1">
          <table:table-cell table:style-name="ce36" office:value-type="string" calcext:value-type="string">
            <text:p>WRISTS N BAR POSITION IN START</text:p>
          </table:table-cell>
          <table:table-cell table:style-name="ce37"/>
          <table:table-cell table:style-name="ce42"/>
          <table:table-cell table:style-name="ce42" office:value-type="string" calcext:value-type="string">
            <text:p>Paused Push Press</text:p>
          </table:table-cell>
          <table:table-cell table:style-name="ce42"/>
          <table:table-cell table:style-name="ce42" office:value-type="string" calcext:value-type="string">
            <text:p>Counter Right Leg move</text:p>
          </table:table-cell>
          <table:table-cell table:style-name="ce42"/>
          <table:table-cell table:style-name="ce42" office:value-type="string" calcext:value-type="string">
            <text:p>Counter Right Leg move</text:p>
          </table:table-cell>
          <table:table-cell table:style-name="ce37"/>
          <table:table-cell table:number-columns-repeated="16"/>
        </table:table-row>
        <table:table-row table:style-name="ro1">
          <table:table-cell table:number-columns-repeated="2"/>
          <table:table-cell table:style-name="ce42"/>
          <table:table-cell table:style-name="ce37" office:value-type="string" calcext:value-type="string">
            <text:p>Pressbackdown</text:p>
          </table:table-cell>
          <table:table-cell table:style-name="ce42" table:number-columns-repeated="4"/>
          <table:table-cell table:style-name="ce37" office:value-type="string" calcext:value-type="string">
            <text:p>REC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7" office:value-type="string" calcext:value-type="string">
            <text:p>Paused Frontsquat</text:p>
          </table:table-cell>
          <table:table-cell table:style-name="ce42"/>
          <table:table-cell table:style-name="ce37" office:value-type="string" calcext:value-type="string">
            <text:p>Front Squat</text:p>
          </table:table-cell>
          <table:table-cell table:style-name="ce42"/>
          <table:table-cell table:style-name="ce37" office:value-type="string" calcext:value-type="string">
            <text:p><text:s/>Back Squat</text:p>
          </table:table-cell>
          <table:table-cell table:style-name="ce42"/>
          <table:table-cell table:style-name="ce37"/>
          <table:table-cell table:number-columns-repeated="3"/>
          <table:table-cell table:style-name="ce48"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ce37" table:number-columns-repeated="7"/>
          <table:table-cell table:number-columns-repeated="5"/>
          <table:table-cell table:style-name="ce40" office:value-type="string" calcext:value-type="string">
            <text:p>Jump Stan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7" table:number-columns-repeated="7"/>
          <table:table-cell/>
          <table:table-cell office:value-type="string" calcext:value-type="string">
            <text:p>Counter left Shoulder</text:p>
          </table:table-cell>
          <table:table-cell/>
          <table:table-cell office:value-type="string" calcext:value-type="string">
            <text:p>rosa</text:p>
          </table:table-cell>
          <table:table-cell office:value-type="string" calcext:value-type="string">
            <text:p>x10</text:p>
          </table:table-cell>
          <table:table-cell table:number-columns-repeated="4"/>
          <table:table-cell office:value-type="string" calcext:value-type="string">
            <text:p>Defizit Downward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7" table:number-columns-repeated="7"/>
          <table:table-cell/>
          <table:table-cell office:value-type="string" calcext:value-type="string">
            <text:p>Pres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x6</text:p>
          </table:table-cell>
          <table:table-cell/>
          <table:table-cell office:value-type="string" calcext:value-type="string">
            <text:p>50x3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7" table:style-name="ce43" office:value-type="string" calcext:value-type="string">
            <text:p>Knee Machine x1</text:p>
          </table:table-cell>
          <table:table-cell/>
          <table:table-cell office:value-type="string" calcext:value-type="string">
            <text:p>Counter Right leg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x10</text:p>
          </table:table-cell>
          <table:table-cell table:number-columns-repeated="4"/>
          <table:table-cell office:value-type="string" calcext:value-type="string">
            <text:p>Ammount of worrkeset rep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style-name="ce38" office:value-type="string" calcext:value-type="string">
            <text:p>slow up</text:p>
          </table:table-cell>
          <table:table-cell table:style-name="ce35" office:value-type="string" calcext:value-type="string">
            <text:p>Paused BS 3x10</text:p>
          </table:table-cell>
          <table:table-cell table:style-name="ce35" office:value-type="string" calcext:value-type="string">
            <text:p>Paused BS 3x8</text:p>
          </table:table-cell>
          <table:table-cell table:style-name="ce35" office:value-type="string" calcext:value-type="string">
            <text:p>Paused 90 BS 3x6</text:p>
          </table:table-cell>
          <table:table-cell table:style-name="ce35" office:value-type="string" calcext:value-type="string">
            <text:p>Paused OVS 3x5</text:p>
          </table:table-cell>
          <table:table-cell table:style-name="ce35" office:value-type="string" calcext:value-type="string">
            <text:p>Paused FS 3x4</text:p>
          </table:table-cell>
          <table:table-cell table:style-name="ce35" office:value-type="string" calcext:value-type="string">
            <text:p>Paused FS 3x3</text:p>
          </table:table-cell>
          <table:table-cell table:style-name="ce56"/>
          <table:table-cell/>
          <table:table-cell table:style-name="ce35"/>
          <table:table-cell table:number-columns-repeated="2"/>
          <table:table-cell office:value-type="string" calcext:value-type="string">
            <text:p>MORE REPS</text:p>
          </table:table-cell>
          <table:table-cell office:value-type="string" calcext:value-type="string">
            <text:p>If 10, then up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5" office:value-type="string" calcext:value-type="string">
            <text:p>Rack Extensions</text:p>
          </table:table-cell>
          <table:table-cell table:style-name="ce35" office:value-type="string" calcext:value-type="string">
            <text:p>Rack Extensions Straight Hip</text:p>
          </table:table-cell>
          <table:table-cell table:style-name="ce35" office:value-type="string" calcext:value-type="string">
            <text:p>Rack Extensions</text:p>
          </table:table-cell>
          <table:table-cell table:style-name="ce35" office:value-type="string" calcext:value-type="string">
            <text:p>Rack Extensions Straight Hip with falling</text:p>
          </table:table-cell>
          <table:table-cell table:style-name="ce35" office:value-type="string" calcext:value-type="string">
            <text:p>Rack Extensions</text:p>
          </table:table-cell>
          <table:table-cell table:style-name="ce35" office:value-type="string" calcext:value-type="string">
            <text:p>Rack Extensions Straight Hip with falling</text:p>
          </table:table-cell>
          <table:table-cell table:style-name="ce56"/>
          <table:table-cell table:number-columns-repeated="4"/>
          <table:table-cell office:value-type="string" calcext:value-type="string">
            <text:p>MORE REPS</text:p>
          </table:table-cell>
          <table:table-cell table:number-columns-repeated="4"/>
          <table:table-cell office:value-type="string" calcext:value-type="string">
            <text:p>1x Paused</text:p>
          </table:table-cell>
          <table:table-cell table:formula="of:=[.T23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k extensions </text:p>
          </table:table-cell>
          <table:table-cell office:value-type="float" office:value="13" calcext:value-type="float">
            <text:p>13</text:p>
          </table:table-cell>
          <table:table-cell table:style-name="ce44" table:number-columns-repeated="6"/>
          <table:table-cell table:style-name="ce56"/>
          <table:table-cell/>
          <table:table-cell office:value-type="string" calcext:value-type="string">
            <text:p>defizit deadlift 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office:value-type="string" calcext:value-type="string">
            <text:p>2x Paused</text:p>
          </table:table-cell>
          <table:table-cell table:formula="of:=[.T23]+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3"/>
          <table:table-cell table:style-name="ce43" office:value-type="string" calcext:value-type="string">
            <text:p>Lower ABS x5</text:p>
          </table:table-cell>
          <table:table-cell table:style-name="ce43"/>
          <table:table-cell table:style-name="ce43" office:value-type="string" calcext:value-type="string">
            <text:p>Lower ABS x5 weighted</text:p>
          </table:table-cell>
          <table:table-cell table:style-name="ce43"/>
          <table:table-cell table:style-name="ce43" office:value-type="string" calcext:value-type="string">
            <text:p>Lower ABS x5</text:p>
          </table:table-cell>
          <table:table-cell table:style-name="ce44"/>
          <table:table-cell table:number-columns-repeated="2"/>
          <table:table-cell office:value-type="string" calcext:value-type="string">
            <text:p>lower abs sides!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45" office:value-type="string" calcext:value-type="string">
            <text:p>Back extensions</text:p>
          </table:table-cell>
          <table:table-cell table:style-name="ce43"/>
          <table:table-cell table:style-name="ce45"/>
          <table:table-cell table:style-name="ce43" office:value-type="string" calcext:value-type="string">
            <text:p>Back Side Machine</text:p>
          </table:table-cell>
          <table:table-cell table:style-name="ce45" office:value-type="string" calcext:value-type="string">
            <text:p>Back extensions</text:p>
          </table:table-cell>
          <table:table-cell table:style-name="ce43" office:value-type="string" calcext:value-type="string">
            <text:p>Back Side Machine</text:p>
          </table:table-cell>
          <table:table-cell table:style-name="ce43"/>
          <table:table-cell table:number-columns-repeated="9"/>
          <table:table-cell office:value-type="string" calcext:value-type="string">
            <text:p>1x Defizit</text:p>
          </table:table-cell>
          <table:table-cell table:formula="of:=[.T23]*2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3" table:number-columns-repeated="4"/>
          <table:table-cell table:style-name="ce43" office:value-type="string" calcext:value-type="string">
            <text:p>10e @ 5 kg</text:p>
          </table:table-cell>
          <table:table-cell table:style-name="ce43"/>
          <table:table-cell table:style-name="ce57" office:value-type="string" calcext:value-type="string">
            <text:p>defizit paused</text:p>
          </table:table-cell>
          <table:table-cell table:number-columns-repeated="9"/>
          <table:table-cell office:value-type="string" calcext:value-type="string">
            <text:p>2x Defizit</text:p>
          </table:table-cell>
          <table:table-cell table:formula="of:=[.T23]*3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Squat HOLDS n 90</text:p>
          </table:table-cell>
          <table:table-cell table:style-name="ce43"/>
          <table:table-cell/>
          <table:table-cell table:style-name="ce42"/>
          <table:table-cell table:number-columns-repeated="14"/>
        </table:table-row>
        <table:table-row table:style-name="ro1">
          <table:table-cell table:number-columns-repeated="2"/>
          <table:table-cell table:style-name="ce46"/>
          <table:table-cell table:number-columns-repeated="3"/>
          <table:table-cell office:value-type="string" calcext:value-type="string">
            <text:p>1 min</text:p>
          </table:table-cell>
          <table:table-cell/>
          <table:table-cell office:value-type="string" calcext:value-type="string">
            <text:p>Squat HOLDS n 90</text:p>
          </table:table-cell>
          <table:table-cell table:number-columns-repeated="1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ack glute extensions</text:p>
          </table:table-cell>
          <table:table-cell office:value-type="string" calcext:value-type="string">
            <text:p>Glutes no weight training</text:p>
          </table:table-cell>
          <table:table-cell/>
          <table:table-cell office:value-type="string" calcext:value-type="string">
            <text:p>rack glute extensions</text:p>
          </table:table-cell>
          <table:table-cell table:number-columns-repeated="3"/>
          <table:table-cell office:value-type="string" calcext:value-type="string">
            <text:p>Glute Maschine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kg</text:p>
          </table:table-cell>
          <table:table-cell table:number-columns-repeated="11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5"/>
          <table:table-cell office:value-type="string" calcext:value-type="string">
            <text:p>Reps</text:p>
          </table:table-cell>
          <table:table-cell office:value-type="string" calcext:value-type="string">
            <text:p>Grade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Box Stand</text:p>
          </table:table-cell>
          <table:table-cell/>
          <table:table-cell office:value-type="string" calcext:value-type="string">
            <text:p>Mi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7" office:value-type="string" calcext:value-type="string">
            <text:p>VOLUME DECREASE according to time to competition and training</text:p>
          </table:table-cell>
          <table:table-cell table:style-name="ce47" table:number-columns-repeated="7"/>
          <table:table-cell table:number-columns-repeated="15"/>
        </table:table-row>
        <table:table-row table:style-name="ro1">
          <table:table-cell table:number-columns-repeated="2"/>
          <table:table-cell table:style-name="ce47"/>
          <table:table-cell table:style-name="ce47" office:value-type="string" calcext:value-type="string">
            <text:p>SU</text:p>
          </table:table-cell>
          <table:table-cell table:style-name="ce47" office:value-type="string" calcext:value-type="string">
            <text:p>MO</text:p>
          </table:table-cell>
          <table:table-cell table:style-name="ce47" office:value-type="string" calcext:value-type="string">
            <text:p>TUE</text:p>
          </table:table-cell>
          <table:table-cell table:style-name="ce47" office:value-type="string" calcext:value-type="string">
            <text:p>WED</text:p>
          </table:table-cell>
          <table:table-cell table:style-name="ce47" office:value-type="string" calcext:value-type="string">
            <text:p>TH</text:p>
          </table:table-cell>
          <table:table-cell table:style-name="ce47" office:value-type="string" calcext:value-type="string">
            <text:p>FR</text:p>
          </table:table-cell>
          <table:table-cell table:style-name="ce47" office:value-type="string" calcext:value-type="string">
            <text:p>SA</text:p>
          </table:table-cell>
          <table:table-cell table:number-columns-repeated="2"/>
          <table:table-cell office:value-type="string" calcext:value-type="string">
            <text:p>Box Run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x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7"/>
          <table:table-cell table:style-name="ce47" office:value-type="string" calcext:value-type="string">
            <text:p>DAY 1</text:p>
          </table:table-cell>
          <table:table-cell table:style-name="ce47" office:value-type="string" calcext:value-type="string">
            <text:p>Day 2</text:p>
          </table:table-cell>
          <table:table-cell table:style-name="ce47" office:value-type="string" calcext:value-type="string">
            <text:p>Day 3</text:p>
          </table:table-cell>
          <table:table-cell table:style-name="ce47" office:value-type="string" calcext:value-type="string">
            <text:p>Day 4</text:p>
          </table:table-cell>
          <table:table-cell table:style-name="ce47" office:value-type="string" calcext:value-type="string">
            <text:p>Day 5</text:p>
          </table:table-cell>
          <table:table-cell table:style-name="ce47" office:value-type="string" calcext:value-type="string">
            <text:p>Day 6</text:p>
          </table:table-cell>
          <table:table-cell table:style-name="ce47" office:value-type="string" calcext:value-type="string">
            <text:p>Day 7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7" office:value-type="string" calcext:value-type="string">
            <text:p>Volume Percent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.95" calcext:value-type="float">
            <text:p>0.95</text:p>
          </table:table-cell>
          <table:table-cell table:style-name="ce47" office:value-type="float" office:value="0.9" calcext:value-type="float">
            <text:p>0.9</text:p>
          </table:table-cell>
          <table:table-cell table:style-name="ce47" office:value-type="float" office:value="0.85" calcext:value-type="float">
            <text:p>0.85</text:p>
          </table:table-cell>
          <table:table-cell table:style-name="ce47" office:value-type="float" office:value="0.8" calcext:value-type="float">
            <text:p>0.8</text:p>
          </table:table-cell>
          <table:table-cell table:style-name="ce47" office:value-type="string" calcext:value-type="string">
            <text:p>REC</text:p>
          </table:table-cell>
          <table:table-cell table:style-name="ce47" office:value-type="string" calcext:value-type="string">
            <text:p>Game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7" table:number-columns-repeated="8"/>
          <table:table-cell table:number-columns-repeated="15"/>
        </table:table-row>
        <table:table-row table:style-name="ro1">
          <table:table-cell table:number-columns-repeated="2"/>
          <table:table-cell table:style-name="ce47" office:value-type="string" calcext:value-type="string">
            <text:p>-0.15 for training day?</text:p>
          </table:table-cell>
          <table:table-cell table:style-name="ce47" table:formula="of:=[.D39]-0.15" office:value-type="float" office:value="0.85" calcext:value-type="float">
            <text:p>0.85</text:p>
          </table:table-cell>
          <table:table-cell table:style-name="ce47" table:formula="of:=[.E39]-0.15" office:value-type="float" office:value="0.8" calcext:value-type="float">
            <text:p>0.8</text:p>
          </table:table-cell>
          <table:table-cell table:style-name="ce47" table:formula="of:=[.F39]-0.15" office:value-type="float" office:value="0.75" calcext:value-type="float">
            <text:p>0.75</text:p>
          </table:table-cell>
          <table:table-cell table:style-name="ce47" table:formula="of:=[.G39]-0.15" office:value-type="float" office:value="0.7" calcext:value-type="float">
            <text:p>0.7</text:p>
          </table:table-cell>
          <table:table-cell table:style-name="ce47" table:formula="of:=[.H39]-0.15" office:value-type="float" office:value="0.65" calcext:value-type="float">
            <text:p>0.65</text:p>
          </table:table-cell>
          <table:table-cell table:style-name="ce47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47" table:number-columns-repeated="8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WARM UP</text:p>
          </table:table-cell>
          <table:table-cell table:number-columns-repeated="2" table:style-name="ce40" office:value-type="string" calcext:value-type="string">
            <text:p>POLYMETRIC </text:p>
          </table:table-cell>
          <table:table-cell table:style-name="ce40" office:value-type="string" calcext:value-type="string">
            <text:p>POLYMETRIC</text:p>
          </table:table-cell>
          <table:table-cell/>
          <table:table-cell table:style-name="ce48" office:value-type="string" calcext:value-type="string">
            <text:p>Koordi</text:p>
          </table:table-cell>
          <table:table-cell/>
          <table:table-cell table:style-name="ce58" office:value-type="string" calcext:value-type="string">
            <text:p>Koordi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40" table:number-columns-repeated="2"/>
          <table:table-cell/>
          <table:table-cell table:style-name="ce48"/>
          <table:table-cell table:style-name="ce40" office:value-type="string" calcext:value-type="string">
            <text:p>Jump Run/Stand</text:p>
          </table:table-cell>
          <table:table-cell table:style-name="ce48" office:value-type="string" calcext:value-type="string">
            <text:p>Koordi</text:p>
          </table:table-cell>
          <table:table-cell table:style-name="ce54"/>
          <table:table-cell table:number-columns-repeated="15"/>
        </table:table-row>
        <table:table-row table:style-name="ro1">
          <table:table-cell table:number-columns-repeated="8"/>
          <table:table-cell table:style-name="ce40" office:value-type="string" calcext:value-type="string">
            <text:p>Jump Run and Stand low x5</text:p>
          </table:table-cell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5"/>
          <table:table-cell table:style-name="ce43" office:value-type="string" calcext:value-type="string">
            <text:p>Back Side Mach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x10</text:p>
          </table:table-cell>
          <table:table-cell table:number-columns-repeated="17"/>
        </table:table-row>
      </table:table>
      <table:table table:name="notes" table:style-name="ta1"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ext cycle : power from 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n mon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 max muscle activation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introduce max recoverable volume? With like 60 reps on day</text:p>
          </table:table-cell>
          <table:table-cell table:number-columns-repeated="2"/>
          <table:table-cell office:value-type="string" calcext:value-type="string">
            <text:p>depending on the percent?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Start + GLUTE ACTIVATION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find easy archivable linear progression, watch relative intensity adjust x6 reps and so on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Polymetirc training:</text:p>
          </table:table-cell>
          <table:table-cell/>
          <table:table-cell office:value-type="string" calcext:value-type="string">
            <text:p>adjust weight towards competiiti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59" office:value-type="string" calcext:value-type="string">
            <text:p>check mve volumes!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ll warm up with legs</text:p>
          </table:table-cell>
          <table:table-cell table:number-columns-repeated="13"/>
        </table:table-row>
        <table:table-row table:style-name="ro1">
          <table:table-cell/>
          <table:table-cell table:style-name="ce59" office:value-type="string" calcext:value-type="string">
            <text:p>steppings deep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technique</text:p>
          </table:table-cell>
        </table:table-row>
        <table:table-row table:style-name="ro1"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 table:number-columns-repeated="2"/>
          <table:table-cell office:value-type="string" calcext:value-type="string">
            <text:p>plankx3</text:p>
          </table:table-cell>
          <table:table-cell table:number-columns-repeated="2"/>
          <table:table-cell office:value-type="string" calcext:value-type="string">
            <text:p>with pull, hang , oder full (no hook no jump=</text:p>
          </table:table-cell>
        </table:table-row>
        <table:table-row table:style-name="ro1"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 table:number-columns-repeated="2"/>
          <table:table-cell office:value-type="string" calcext:value-type="string">
            <text:p>sit upsx3</text:p>
          </table:table-cell>
          <table:table-cell table:number-columns-repeated="2"/>
          <table:table-cell office:value-type="string" calcext:value-type="string">
            <text:p>slower!</text:p>
          </table:table-cell>
        </table:table-row>
        <table:table-row table:style-name="ro1"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 table:number-columns-repeated="2"/>
          <table:table-cell office:value-type="string" calcext:value-type="string">
            <text:p>backside l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 table:number-columns-repeated="2"/>
          <table:table-cell office:value-type="string" calcext:value-type="string">
            <text:p>paddel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hakenl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retch food outside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with <text:s/>VOLLEYBALL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o koordi in SSC and Weightlifting in morning</text:p>
          </table:table-cell>
          <table:table-cell/>
          <table:table-cell office:value-type="string" calcext:value-type="string">
            <text:p>These 2 right before Train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 technique in SSC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 muscle activation test?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REINCLUDE POLYMETRIC</text:p>
          </table:table-cell>
          <table:table-cell/>
          <table:table-cell office:value-type="string" calcext:value-type="string">
            <text:p>Hürdex2</text:p>
          </table:table-cell>
          <table:table-cell office:value-type="string" calcext:value-type="string">
            <text:p>Boxses x2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teppings</text:p>
          </table:table-cell>
          <table:table-cell office:value-type="string" calcext:value-type="string">
            <text:p>Switch Steps</text:p>
          </table:table-cell>
          <table:table-cell office:value-type="string" calcext:value-type="string">
            <text:p>Counter Jump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EFORE TRAINING FITNESS</text:p>
          </table:table-cell>
          <table:table-cell/>
          <table:table-cell office:value-type="string" calcext:value-type="string">
            <text:p>POLYMETRIC </text:p>
          </table:table-cell>
          <table:table-cell office:value-type="string" calcext:value-type="string">
            <text:p>OR </text:p>
          </table:table-cell>
          <table:table-cell office:value-type="string" calcext:value-type="string">
            <text:p>MUSCLE ACTIVATION (MAX 1 RM)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ixed volume for training days and towards game day?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59" office:value-type="string" calcext:value-type="string">
            <text:p>band arm from downward</text:p>
          </table:table-cell>
          <table:table-cell table:number-columns-repeated="14"/>
        </table:table-row>
        <table:table-row table:style-name="ro1">
          <table:table-cell table:style-name="ce59" office:value-type="string" calcext:value-type="string">
            <text:p>use kettlebell to impove left shoulde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bs with band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knee maschines seems to help quadrizeps sehnen problem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7"/>
          <table:table-cell/>
          <table:table-cell table:style-name="ce37" table:number-columns-repeated="2"/>
          <table:table-cell/>
          <table:table-cell table:style-name="ce37" table:number-columns-repeated="2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37"/>
          <table:table-cell/>
          <table:table-cell table:style-name="ce37"/>
          <table:table-cell table:style-name="ce35" table:number-columns-repeated="2"/>
          <table:table-cell table:style-name="ce3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7"/>
          <table:table-cell table:style-name="ce35"/>
          <table:table-cell table:style-name="ce37" table:number-columns-repeated="2"/>
          <table:table-cell table:style-name="ce35"/>
          <table:table-cell table:style-name="ce37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35"/>
          <table:table-cell table:style-name="ce37"/>
          <table:table-cell/>
          <table:table-cell table:style-name="ce35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37"/>
          <table:table-cell table:style-name="ce35"/>
          <table:table-cell table:style-name="ce37" table:number-columns-repeated="2"/>
          <table:table-cell table:style-name="ce35"/>
          <table:table-cell table:style-name="ce37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ce37"/>
          <table:table-cell table:number-columns-repeated="6"/>
        </table:table-row>
        <table:table-row table:style-name="ro1">
          <table:table-cell table:number-columns-repeated="2"/>
          <table:table-cell table:style-name="ce35" table:number-columns-repeated="2"/>
          <table:table-cell table:style-name="ce37" table:number-columns-repeated="2"/>
          <table:table-cell table:style-name="ce35"/>
          <table:table-cell table:style-name="ce3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/>
          <table:table-cell table:style-name="ce37"/>
          <table:table-cell table:number-columns-repeated="6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Pull</text:p>
          </table:table-cell>
          <table:table-cell table:style-name="ce35" office:value-type="string" calcext:value-type="string">
            <text:p>SLDL</text:p>
          </table:table-cell>
          <table:table-cell office:value-type="string" calcext:value-type="string">
            <text:p>Clean Complex</text:p>
          </table:table-cell>
          <table:table-cell table:style-name="ce37" office:value-type="string" calcext:value-type="string">
            <text:p>Clean MED</text:p>
          </table:table-cell>
          <table:table-cell table:style-name="ce35" office:value-type="string" calcext:value-type="string">
            <text:p>Snatch Complex </text:p>
          </table:table-cell>
          <table:table-cell table:style-name="ce37" office:value-type="string" calcext:value-type="string">
            <text:p>Snatch MED</text:p>
          </table:table-cell>
          <table:table-cell table:style-name="ce37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37" office:value-type="string" calcext:value-type="string">
            <text:p>Deadlif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 Push</text:p>
          </table:table-cell>
          <table:table-cell/>
          <table:table-cell table:style-name="ce37" office:value-type="string" calcext:value-type="string">
            <text:p>Push Press</text:p>
          </table:table-cell>
          <table:table-cell/>
          <table:table-cell table:style-name="ce49" office:value-type="string" calcext:value-type="string">
            <text:p>Jerk</text:p>
          </table:table-cell>
          <table:table-cell/>
          <table:table-cell table:style-name="ce37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37" office:value-type="string" calcext:value-type="string">
            <text:p>REC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Quads</text:p>
          </table:table-cell>
          <table:table-cell table:style-name="ce37" office:value-type="string" calcext:value-type="string">
            <text:p>Paused Frontsquat</text:p>
          </table:table-cell>
          <table:table-cell/>
          <table:table-cell table:style-name="ce37" office:value-type="string" calcext:value-type="string">
            <text:p>Front Squat</text:p>
          </table:table-cell>
          <table:table-cell/>
          <table:table-cell table:style-name="ce37" office:value-type="string" calcext:value-type="string">
            <text:p>Back Squat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c&amp; J 50/50?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eadlift imroves knees much</text:p>
          </table:table-cell>
          <table:table-cell/>
          <table:table-cell office:value-type="string" calcext:value-type="string">
            <text:p>less “knack” and feel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ause BS at 90 degree?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knee hip shif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nd on kne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ue use right leg</text:p>
          </table:table-cell>
          <table:table-cell table:number-columns-repeated="14"/>
        </table:table-row>
      </table:table>
      <table:table table:name="Generell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lumens Konsistent in Microcy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ume is adapted according to training and time to competition</text:p>
          </table:table-cell>
        </table:table-row>
      </table:table>
      <table:table table:name="Koordi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8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13"/>
          <table:table-cell office:value-type="string" calcext:value-type="string">
            <text:p>double koordi moves</text:p>
          </table:table-cell>
          <table:table-cell table:number-columns-repeated="16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Ques</text:p>
          </table:table-cell>
          <table:table-cell table:style-name="ce1"/>
          <table:table-cell table:number-columns-repeated="7"/>
          <table:table-cell office:value-type="string" calcext:value-type="string">
            <text:p>1-2 + forward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Koordi</text:p>
          </table:table-cell>
          <table:table-cell table:style-name="ce1" office:value-type="string" calcext:value-type="string">
            <text:p>3x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deep</text:p>
          </table:table-cell>
          <table:table-cell table:style-name="ce1"/>
          <table:table-cell table:number-columns-repeated="7"/>
          <table:table-cell office:value-type="string" calcext:value-type="string">
            <text:p>1-2 + small second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3">
          <table:table-cell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1" office:value-type="string" calcext:value-type="string">
            <text:p>arms high to end</text:p>
          </table:table-cell>
          <table:table-cell table:style-name="ce1"/>
          <table:table-cell table:style-name="ce64" office:value-type="string" calcext:value-type="string">
            <text:p>align with jump</text:p>
          </table:table-cell>
          <table:table-cell table:style-name="ce64"/>
          <table:table-cell table:style-name="ce64" office:value-type="string" calcext:value-type="string">
            <text:p>more forward</text:p>
          </table:table-cell>
          <table:table-cell table:style-name="ce64"/>
          <table:table-cell table:style-name="ce64" office:value-type="string" calcext:value-type="string">
            <text:p>with box</text:p>
          </table:table-cell>
          <table:table-cell table:style-name="ce64"/>
          <table:table-cell/>
          <table:table-cell table:style-name="ce36" office:value-type="string" calcext:value-type="string">
            <text:p>Forward + arms</text:p>
          </table:table-cell>
          <table:table-cell table:number-columns-repeated="3"/>
          <table:table-cell table:style-name="ce1"/>
          <table:table-cell/>
          <table:table-cell office:value-type="string" calcext:value-type="string">
            <text:p>1-2 + angle + power</text:p>
          </table:table-cell>
          <table:table-cell table:number-columns-repeated="9"/>
          <table:table-cell table:style-name="ce68" office:value-type="string" calcext:value-type="string">
            <text:p>1 WARM</text:p>
          </table:table-cell>
        </table:table-row>
        <table:table-row table:style-name="ro3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jump</text:p>
          </table:table-cell>
          <table:table-cell table:style-name="ce1" office:value-type="string" calcext:value-type="string">
            <text:p>(Beach)</text:p>
          </table:table-cell>
          <table:table-cell table:number-columns-repeated="7"/>
          <table:table-cell office:value-type="string" calcext:value-type="string">
            <text:p>1-2 + 2-3</text:p>
          </table:table-cell>
          <table:table-cell table:number-columns-repeated="3"/>
          <table:table-cell table:style-name="ce1" office:value-type="string" calcext:value-type="string">
            <text:p>1-2 parallel</text:p>
          </table:table-cell>
          <table:table-cell table:number-columns-repeated="11"/>
          <table:table-cell table:style-name="ce68" office:value-type="string" calcext:value-type="string">
            <text:p>2 TECH</text:p>
          </table:table-cell>
        </table:table-row>
        <table:table-row table:style-name="ro3">
          <table:table-cell/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n3</text:p>
          </table:table-cell>
          <table:table-cell table:style-name="ce1"/>
          <table:table-cell table:number-columns-repeated="7"/>
          <table:table-cell office:value-type="string" calcext:value-type="string">
            <text:p>1-2 + power</text:p>
          </table:table-cell>
          <table:table-cell table:number-columns-repeated="3"/>
          <table:table-cell table:style-name="ce1" office:value-type="string" calcext:value-type="string">
            <text:p>1-2 seqeunze</text:p>
          </table:table-cell>
          <table:table-cell table:number-columns-repeated="11"/>
          <table:table-cell table:style-name="ce68" office:value-type="string" calcext:value-type="string">
            <text:p>3 POWER</text:p>
          </table:table-cell>
        </table:table-row>
        <table:table-row table:style-name="ro3">
          <table:table-cell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</text:p>
          </table:table-cell>
          <table:table-cell table:style-name="ce1"/>
          <table:table-cell table:number-columns-repeated="7"/>
          <table:table-cell table:style-name="ce36" office:value-type="string" calcext:value-type="string">
            <text:p>2-3 arms sync</text:p>
          </table:table-cell>
          <table:table-cell table:number-columns-repeated="3"/>
          <table:table-cell table:style-name="ce1" office:value-type="string" calcext:value-type="string">
            <text:p>Power 2-3</text:p>
          </table:table-cell>
          <table:table-cell table:number-columns-repeated="11"/>
          <table:table-cell table:style-name="ce68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oot distance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agr hip</text:p>
          </table:table-cell>
          <table:table-cell table:number-columns-repeated="1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ep Start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Arms + 1-2</text:p>
          </table:table-cell>
          <table:table-cell table:number-columns-repeated="7"/>
          <table:table-cell office:value-type="string" calcext:value-type="string">
            <text:p>BOX STAND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Intensity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wer position</text:p>
          </table:table-cell>
          <table:table-cell table:style-name="ce1" table:number-columns-repeated="2"/>
          <table:table-cell table:number-columns-repeated="10"/>
          <table:table-cell table:style-name="ce1" office:value-type="string" calcext:value-type="string">
            <text:p>Arms + deep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string" calcext:value-type="string">
            <text:p>Mid +1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ack tight</text:p>
          </table:table-cell>
          <table:table-cell table:style-name="ce1" table:number-columns-repeated="2"/>
          <table:table-cell table:number-columns-repeated="23"/>
        </table:table-row>
        <table:table-row table:style-name="ro1">
          <table:table-cell/>
          <table:table-cell table:style-name="ce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On 2 angle right leg</text:p>
          </table:table-cell>
          <table:table-cell table:style-name="ce1" table:number-columns-repeated="2"/>
          <table:table-cell/>
          <table:table-cell office:value-type="string" calcext:value-type="string">
            <text:p>generate power of this posisition</text:p>
          </table:table-cell>
          <table:table-cell table:number-columns-repeated="21"/>
        </table:table-row>
        <table:table-row table:style-name="ro1">
          <table:table-cell/>
          <table:table-cell table:style-name="ce1" table:number-columns-repeated="2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low</text:p>
          </table:table-cell>
          <table:table-cell table:style-name="ce1" table:number-columns-repeated="2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Stand Jump</text:p>
          </table:table-cell>
          <table:table-cell/>
          <table:table-cell table:style-name="ce1" table:number-columns-repeated="4"/>
          <table:table-cell table:number-columns-repeated="2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keep feet longer on ground?</text:p>
          </table:table-cell>
          <table:table-cell table:style-name="ce1" table:number-columns-repeated="4"/>
          <table:table-cell table:number-columns-repeated="2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use more legs</text:p>
          </table:table-cell>
          <table:table-cell table:style-name="ce1" table:number-columns-repeated="4"/>
          <table:table-cell table:number-columns-repeated="2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ry to keep power up from start!</text:p>
          </table:table-cell>
          <table:table-cell table:style-name="ce1" table:number-columns-repeated="4"/>
          <table:table-cell table:number-columns-repeated="23"/>
        </table:table-row>
        <table:table-row table:style-name="ro1">
          <table:table-cell/>
          <table:table-cell table:style-name="ce1" table:number-columns-repeated="6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keep drive up till full extend for jump</text:p>
          </table:table-cell>
          <table:table-cell table:style-name="ce1" table:number-columns-repeated="5"/>
          <table:table-cell table:number-columns-repeated="23"/>
        </table:table-row>
        <table:table-row table:style-name="ro1" table:number-rows-repeated="2">
          <table:table-cell/>
          <table:table-cell table:style-name="ce1" table:number-columns-repeated="6"/>
          <table:table-cell table:number-columns-repeated="23"/>
        </table:table-row>
        <table:table-row table:style-name="ro1">
          <table:table-cell table:number-columns-repeated="13"/>
          <table:table-cell office:value-type="string" calcext:value-type="string">
            <text:p>Ball KOORDI:</text:p>
          </table:table-cell>
          <table:table-cell table:number-columns-repeated="4"/>
          <table:table-cell office:value-type="string" calcext:value-type="string">
            <text:p>Stemschritt KOORDI</text:p>
          </table:table-cell>
          <table:table-cell table:number-columns-repeated="11"/>
        </table:table-row>
        <table:table-row table:style-name="ro1">
          <table:table-cell table:number-columns-repeated="13"/>
          <table:table-cell table:style-name="ce36" office:value-type="string" calcext:value-type="string">
            <text:p>ON Height</text:p>
          </table:table-cell>
          <table:table-cell office:value-type="string" calcext:value-type="string">
            <text:p>+ deep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POLYMETRIC:</text:p>
          </table:table-cell>
          <table:table-cell table:number-columns-repeated="7"/>
          <table:table-cell office:value-type="string" calcext:value-type="string">
            <text:p>Std:</text:p>
          </table:table-cell>
          <table:table-cell table:style-name="ce35" office:value-type="string" calcext:value-type="string">
            <text:p>up and down motition</text:p>
          </table:table-cell>
          <table:table-cell table:number-columns-repeated="4"/>
          <table:table-cell table:style-name="ce67" office:value-type="string" calcext:value-type="string">
            <text:p>Arms swing</text:p>
          </table:table-cell>
          <table:table-cell office:value-type="string" calcext:value-type="string">
            <text:p>Power when arms at end</text:p>
          </table:table-cell>
          <table:table-cell table:number-columns-repeated="10"/>
        </table:table-row>
        <table:table-row table:style-name="ro1">
          <table:table-cell table:style-name="ce60" office:value-type="string" calcext:value-type="string">
            <text:p>Stand Jump</text:p>
          </table:table-cell>
          <table:table-cell table:style-name="ce62"/>
          <table:table-cell table:style-name="ce12"/>
          <table:table-cell table:number-columns-repeated="10"/>
          <table:table-cell table:style-name="ce35" office:value-type="string" calcext:value-type="string">
            <text:p>wrist only</text:p>
          </table:table-cell>
          <table:table-cell table:number-columns-repeated="4"/>
          <table:table-cell office:value-type="string" calcext:value-type="string">
            <text:p>1-2</text:p>
          </table:table-cell>
          <table:table-cell table:number-columns-repeated="11"/>
        </table:table-row>
        <table:table-row table:style-name="ro1">
          <table:table-cell table:style-name="ce61"/>
          <table:table-cell table:style-name="ce1" office:value-type="string" calcext:value-type="string">
            <text:p>keep feet longer on ground?</text:p>
          </table:table-cell>
          <table:table-cell table:style-name="ce63"/>
          <table:table-cell/>
          <table:table-cell office:value-type="string" calcext:value-type="string">
            <text:p>Ball</text:p>
          </table:table-cell>
          <table:table-cell/>
          <table:table-cell office:value-type="string" calcext:value-type="string">
            <text:p>deeper</text:p>
          </table:table-cell>
          <table:table-cell table:number-columns-repeated="6"/>
          <table:table-cell table:style-name="ce35" office:value-type="string" calcext:value-type="string">
            <text:p>throw ball in direction</text:p>
          </table:table-cell>
          <table:table-cell table:number-columns-repeated="4"/>
          <table:table-cell table:style-name="ce67" office:value-type="string" calcext:value-type="string">
            <text:p>Arms swing</text:p>
          </table:table-cell>
          <table:table-cell office:value-type="string" calcext:value-type="string">
            <text:p><text:s/>Deep 2-3</text:p>
          </table:table-cell>
          <table:table-cell table:number-columns-repeated="10"/>
        </table:table-row>
        <table:table-row table:style-name="ro1">
          <table:table-cell table:style-name="ce61"/>
          <table:table-cell table:style-name="ce1" office:value-type="string" calcext:value-type="string">
            <text:p>use more legs</text:p>
          </table:table-cell>
          <table:table-cell table:style-name="ce63"/>
          <table:table-cell/>
          <table:table-cell office:value-type="string" calcext:value-type="string">
            <text:p>Hürde Stand</text:p>
          </table:table-cell>
          <table:table-cell table:number-columns-repeated="8"/>
          <table:table-cell table:style-name="ce35" office:value-type="string" calcext:value-type="string">
            <text:p>finger tension</text:p>
          </table:table-cell>
          <table:table-cell table:number-columns-repeated="4"/>
          <table:table-cell office:value-type="string" calcext:value-type="string">
            <text:p>foor positions</text:p>
          </table:table-cell>
          <table:table-cell table:number-columns-repeated="11"/>
        </table:table-row>
        <table:table-row table:style-name="ro1">
          <table:table-cell table:style-name="ce61"/>
          <table:table-cell table:style-name="ce1" office:value-type="string" calcext:value-type="string">
            <text:p>try to keep power up from start!</text:p>
          </table:table-cell>
          <table:table-cell table:style-name="ce63"/>
          <table:table-cell/>
          <table:table-cell office:value-type="string" calcext:value-type="string">
            <text:p>Hürde Lauf</text:p>
          </table:table-cell>
          <table:table-cell table:number-columns-repeated="8"/>
          <table:table-cell table:style-name="ce35"/>
          <table:table-cell table:number-columns-repeated="4"/>
          <table:table-cell table:style-name="ce67" office:value-type="string" calcext:value-type="string">
            <text:p>deeper second</text:p>
          </table:table-cell>
          <table:table-cell table:number-columns-repeated="11"/>
        </table:table-row>
        <table:table-row table:style-name="ro1">
          <table:table-cell table:style-name="ce7"/>
          <table:table-cell table:style-name="ce9" office:value-type="string" calcext:value-type="string">
            <text:p>knees out in start jump</text:p>
          </table:table-cell>
          <table:table-cell table:style-name="ce13"/>
          <table:table-cell/>
          <table:table-cell office:value-type="string" calcext:value-type="string">
            <text:p>Box Stand</text:p>
          </table:table-cell>
          <table:table-cell table:number-columns-repeated="8"/>
          <table:table-cell table:style-name="ce35" office:value-type="string" calcext:value-type="string">
            <text:p>bring ball in same position all the time</text:p>
          </table:table-cell>
          <table:table-cell table:number-columns-repeated="4"/>
          <table:table-cell office:value-type="string" calcext:value-type="string">
            <text:p>forward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keep drive up till full extend for jump</text:p>
          </table:table-cell>
          <table:table-cell table:style-name="ce1" table:number-columns-repeated="2"/>
          <table:table-cell/>
          <table:table-cell office:value-type="string" calcext:value-type="string">
            <text:p>Box Lauf</text:p>
          </table:table-cell>
          <table:table-cell/>
          <table:table-cell office:value-type="string" calcext:value-type="string">
            <text:p>arms up</text:p>
          </table:table-cell>
          <table:table-cell office:value-type="string" calcext:value-type="string">
            <text:p>foot dist</text:p>
          </table:table-cell>
          <table:table-cell table:number-columns-repeated="5"/>
          <table:table-cell table:style-name="ce35" office:value-type="string" calcext:value-type="string">
            <text:p>small side steps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Box Counter Jump</text:p>
          </table:table-cell>
          <table:table-cell/>
          <table:table-cell office:value-type="string" calcext:value-type="string">
            <text:p>forward </text:p>
          </table:table-cell>
          <table:table-cell table:number-columns-repeated="6"/>
          <table:table-cell table:style-name="ce35"/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box Squat jump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Sldege 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Seilspringen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Switch Step</text:p>
          </table:table-cell>
          <table:table-cell table:number-columns-repeated="25"/>
        </table:table-row>
        <table:table-row table:style-name="ro4">
          <table:table-cell table:number-columns-repeated="4"/>
          <table:table-cell office:value-type="string" calcext:value-type="string">
            <text:p>Stepping</text:p>
          </table:table-cell>
          <table:table-cell table:number-columns-repeated="8"/>
          <table:table-cell table:style-name="ce65" office:value-type="string" calcext:value-type="string">
            <text:p>JUMP Height closly related to knee travel forward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Lunges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Koordi moves?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Kettle Bell Jumps</text:p>
          </table:table-cell>
          <table:table-cell table:number-columns-repeated="25"/>
        </table:table-row>
        <table:table-row table:style-name="ro3">
          <table:table-cell table:number-columns-repeated="13"/>
          <table:table-cell table:style-name="ce66" office:value-type="string" calcext:value-type="string">
            <text:p>STANCE more on toes knees more out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einbeinige Boxjumps</text:p>
          </table:table-cell>
          <table:table-cell table:number-columns-repeated="25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drehsprünge</text:p>
          </table:table-cell>
          <table:table-cell table:number-columns-repeated="25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counter jumps</text:p>
          </table:table-cell>
          <table:table-cell table:number-columns-repeated="8"/>
          <table:table-cell office:value-type="string" calcext:value-type="string">
            <text:p>GENERELL: </text:p>
          </table:table-cell>
          <table:table-cell office:value-type="string" calcext:value-type="string">
            <text:p>STD </text:p>
          </table:table-cell>
          <table:table-cell office:value-type="string" calcext:value-type="string">
            <text:p>and </text:p>
          </table:table-cell>
          <table:table-cell office:value-type="string" calcext:value-type="string">
            <text:p>SLOW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doppelsprünge</text:p>
          </table:table-cell>
          <table:table-cell table:number-columns-repeated="25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 office:value-type="string" calcext:value-type="string">
            <text:p>high and low</text:p>
          </table:table-cell>
          <table:table-cell table:number-columns-repeated="24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one leg jumps</text:p>
          </table:table-cell>
          <table:table-cell/>
          <table:table-cell office:value-type="string" calcext:value-type="string">
            <text:p>especially right leg</text:p>
          </table:table-cell>
          <table:table-cell table:number-columns-repeated="23"/>
        </table:table-row>
      </table:table>
      <table:table table:name="Squats" table:style-name="ta1">
        <table:table-column table:style-name="co30" table:default-cell-style-name="Default"/>
        <table:table-column table:style-name="co1" table:number-columns-repeated="4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number-columns-repeated="9" table:default-cell-style-name="Default"/>
        <table:table-column table:style-name="co1" table:visibility="collapse" table:number-columns-repeated="11" table:default-cell-style-name="Default"/>
        <table:table-column table:style-name="co33" table:default-cell-style-name="Default"/>
        <table:table-column table:style-name="co1" table:number-columns-repeated="5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number-columns-repeated="987" table:default-cell-style-name="Default"/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 table:style-name="ce1" table:number-columns-repeated="987"/>
        </table:table-row>
        <table:table-row table:style-name="ro2" table:visibility="collapse">
          <table:table-cell table:style-name="ce1"/>
          <table:table-cell table:style-name="ce1"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style-name="ce14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4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4"/>
          <table:table-cell table:number-columns-repeated="4" table:style-name="ce1" office:value-type="float" office:value="4" calcext:value-type="float">
            <text:p>4</text:p>
          </table:table-cell>
          <table:table-cell table:style-name="ce14"/>
          <table:table-cell table:style-name="ce1" office:value-type="float" office:value="-6" calcext:value-type="float">
            <text:p>-6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4"/>
          <table:table-cell table:style-name="ce22" office:value-type="float" office:value="0.872093023255814" calcext:value-type="float">
            <text:p>0.87</text:p>
          </table:table-cell>
          <table:table-cell table:style-name="ce22" office:value-type="float" office:value="0.909090909090909" calcext:value-type="float">
            <text:p>0.91</text:p>
          </table:table-cell>
          <table:table-cell table:style-name="ce22" office:value-type="float" office:value="0.944444444444444" calcext:value-type="float">
            <text:p>0.94</text:p>
          </table:table-cell>
          <table:table-cell table:style-name="ce22" office:value-type="float" office:value="0.777777777777778" calcext:value-type="float">
            <text:p>0.78</text:p>
          </table:table-cell>
          <table:table-cell table:style-name="ce14"/>
          <table:table-cell table:style-name="ce22" office:value-type="float" office:value="102.76875" calcext:value-type="float">
            <text:p>102.77</text:p>
          </table:table-cell>
          <table:table-cell table:style-name="ce22" office:value-type="float" office:value="109.62" calcext:value-type="float">
            <text:p>109.62</text:p>
          </table:table-cell>
          <table:table-cell table:style-name="ce22" office:value-type="float" office:value="116.47125" calcext:value-type="float">
            <text:p>116.47</text:p>
          </table:table-cell>
          <table:table-cell table:style-name="ce22" office:value-type="float" office:value="95.9175" calcext:value-type="float">
            <text:p>95.92</text:p>
          </table:table-cell>
          <table:table-cell table:style-name="ce1"/>
          <table:table-cell table:style-name="ce27" office:value-type="float" office:value="137.025" calcext:value-type="float">
            <text:p>137.025</text:p>
          </table:table-cell>
          <table:table-cell table:style-name="ce27" office:value-type="string" calcext:value-type="string">
            <text:p>Paused Frontsquat</text:p>
          </table:table-cell>
          <table:table-cell table:style-name="ce1" table:number-columns-repeated="984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72093023255814" calcext:value-type="float">
            <text:p>0.872093023255814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02.76875" calcext:value-type="float">
            <text:p>102.76875</text:p>
          </table:table-cell>
          <table:table-cell office:value-type="float" office:value="109.62" calcext:value-type="float">
            <text:p>109.62</text:p>
          </table:table-cell>
          <table:table-cell office:value-type="float" office:value="116.47125" calcext:value-type="float">
            <text:p>116.47125</text:p>
          </table:table-cell>
          <table:table-cell office:value-type="float" office:value="95.9175" calcext:value-type="float">
            <text:p>95.9175</text:p>
          </table:table-cell>
          <table:table-cell/>
          <table:table-cell office:value-type="float" office:value="137.025" calcext:value-type="float">
            <text:p>137.025</text:p>
          </table:table-cell>
          <table:table-cell table:number-columns-repeated="985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2"/>
          <table:table-cell office:value-type="string" calcext:value-type="string">
            <text:p>Volume </text:p>
          </table:table-cell>
          <table:table-cell office:value-type="float" office:value="0.95" calcext:value-type="float">
            <text:p>0.95</text:p>
          </table:table-cell>
          <table:table-cell table:number-columns-repeated="1020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[.D7]*[.D5]" office:value-type="float" office:value="22.8" calcext:value-type="float">
            <text:p>22.8</text:p>
          </table:table-cell>
          <table:table-cell table:number-columns-repeated="4"/>
          <table:table-cell table:formula="of:=[.AC5]*['Generell Calculating Data'.B9]" office:value-type="float" office:value="0.767441860465116" calcext:value-type="float">
            <text:p>0.7674418604651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9"/>
          <table:table-cell table:formula="of:=[.I9]*[.AM5]" office:value-type="float" office:value="105.158720930233" calcext:value-type="float">
            <text:p>105.158720930233</text:p>
          </table:table-cell>
          <table:table-cell table:number-columns-repeated="99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114.1875" calcext:value-type="float">
            <text:p>114.1875</text:p>
          </table:table-cell>
          <table:table-cell office:value-type="float" office:value="121.8" calcext:value-type="float">
            <text:p>121.8</text:p>
          </table:table-cell>
          <table:table-cell office:value-type="float" office:value="129.4125" calcext:value-type="float">
            <text:p>129.4125</text:p>
          </table:table-cell>
          <table:table-cell office:value-type="float" office:value="106.575" calcext:value-type="float">
            <text:p>106.575</text:p>
          </table:table-cell>
          <table:table-cell/>
          <table:table-cell office:value-type="float" office:value="152.25" calcext:value-type="float">
            <text:p>152.25</text:p>
          </table:table-cell>
          <table:table-cell table:number-columns-repeated="985"/>
        </table:table-row>
        <table:table-row table:style-name="ro1" table:visibility="collapse" table:number-rows-repeated="6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0.85*[.D14]" office:value-type="float" office:value="21.25" calcext:value-type="float">
            <text:p>21.25</text:p>
          </table:table-cell>
          <table:table-cell office:value-type="string" calcext:value-type="string">
            <text:p>4x5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table:formula="of:=[.AC14]*[.AM14]" office:value-type="float" office:value="129.758522727273" calcext:value-type="float">
            <text:p>129.758522727273</text:p>
          </table:table-cell>
          <table:table-cell table:number-columns-repeated="1019"/>
        </table:table-row>
        <table:table-row table:style-name="ro1" table:visibility="collapse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S 5x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be just do</text:p>
          </table:table-cell>
          <table:table-cell office:value-type="string" calcext:value-type="string">
            <text:p>start at 110</text:p>
          </table:table-cell>
          <table:table-cell/>
          <table:table-cell office:value-type="string" calcext:value-type="string">
            <text:p>each week +5 kg</text:p>
          </table:table-cell>
          <table:table-cell table:number-columns-repeated="1020"/>
        </table:table-row>
        <table:table-row table:style-name="ro1" table:number-rows-repeated="3">
          <table:table-cell table:style-name="ce35" table:number-columns-repeated="8"/>
          <table:table-cell table:number-columns-repeated="1016"/>
        </table:table-row>
        <table:table-row table:style-name="ro1">
          <table:table-cell table:style-name="ce35" office:value-type="string" calcext:value-type="string">
            <text:p>rack fix</text:p>
          </table:table-cell>
          <table:table-cell table:style-name="ce35" table:number-columns-repeated="7"/>
          <table:table-cell table:number-columns-repeated="1016"/>
        </table:table-row>
        <table:table-row table:style-name="ro1">
          <table:table-cell table:style-name="ce35" office:value-type="string" calcext:value-type="string">
            <text:p>no forward from bottom</text:p>
          </table:table-cell>
          <table:table-cell table:style-name="ce35" table:number-columns-repeated="7"/>
          <table:table-cell table:number-columns-repeated="26"/>
          <table:table-cell office:value-type="string" calcext:value-type="string">
            <text:p>BAR PATH</text:p>
          </table:table-cell>
          <table:table-cell office:value-type="string" calcext:value-type="string">
            <text:p>TRAPS</text:p>
          </table:table-cell>
          <table:table-cell office:value-type="string" calcext:value-type="string">
            <text:p>Bar horizontal</text:p>
          </table:table-cell>
          <table:table-cell office:value-type="string" calcext:value-type="string">
            <text:p>Foot Position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elbows</text:p>
          </table:table-cell>
          <table:table-cell table:style-name="ce35" table:number-columns-repeated="7"/>
          <table:table-cell table:number-columns-repeated="26"/>
          <table:table-cell office:value-type="string" calcext:value-type="string">
            <text:p>NO HIP shoot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no hip left</text:p>
          </table:table-cell>
          <table:table-cell office:value-type="string" calcext:value-type="string">
            <text:p>Straight poisition</text:p>
          </table:table-cell>
          <table:table-cell table:number-columns-repeated="986"/>
        </table:table-row>
        <table:table-row table:style-name="ro1">
          <table:table-cell table:style-name="ce11" office:value-type="string" calcext:value-type="string">
            <text:p>Back tight from start</text:p>
          </table:table-cell>
          <table:table-cell table:style-name="ce35" table:number-columns-repeated="2"/>
          <table:table-cell table:style-name="ce35" office:value-type="string" calcext:value-type="string">
            <text:p>Backsquat</text:p>
          </table:table-cell>
          <table:table-cell table:style-name="ce35" table:number-columns-repeated="2"/>
          <table:table-cell table:style-name="ce35" office:value-type="string" calcext:value-type="string">
            <text:p>FS</text:p>
          </table:table-cell>
          <table:table-cell table:style-name="ce35"/>
          <table:table-cell table:number-columns-repeated="22"/>
          <table:table-cell office:value-type="string" calcext:value-type="string">
            <text:p>Paused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115 x5 </text:p>
          </table:table-cell>
          <table:table-cell office:value-type="string" calcext:value-type="string">
            <text:p>hip shoot</text:p>
          </table:table-cell>
          <table:table-cell table:number-columns-repeated="990"/>
        </table:table-row>
        <table:table-row table:style-name="ro1">
          <table:table-cell table:style-name="ce11" office:value-type="string" calcext:value-type="string">
            <text:p>hip forward/squeeze from start</text:p>
          </table:table-cell>
          <table:table-cell table:style-name="ce35" table:number-columns-repeated="2"/>
          <table:table-cell table:style-name="ce35" office:value-type="string" calcext:value-type="string">
            <text:p>wrists under bar </text:p>
          </table:table-cell>
          <table:table-cell table:style-name="ce35" table:number-columns-repeated="2"/>
          <table:table-cell table:style-name="ce35" office:value-type="string" calcext:value-type="string">
            <text:p>USE LEGS!</text:p>
          </table:table-cell>
          <table:table-cell table:style-name="ce35"/>
          <table:table-cell table:number-columns-repeated="26"/>
          <table:table-cell table:number-columns-repeated="2" office:value-type="string" calcext:value-type="string">
            <text:p>Paused</text:p>
          </table:table-cell>
          <table:table-cell office:value-type="string" calcext:value-type="string">
            <text:p>Techniq</text:p>
          </table:table-cell>
          <table:table-cell table:number-columns-repeated="987"/>
        </table:table-row>
        <table:table-row table:style-name="ro1">
          <table:table-cell table:style-name="ce11" office:value-type="string" calcext:value-type="string">
            <text:p>hip under bar</text:p>
          </table:table-cell>
          <table:table-cell table:style-name="ce35" table:number-columns-repeated="2"/>
          <table:table-cell table:style-name="ce35" office:value-type="string" calcext:value-type="string">
            <text:p>Press bar in back</text:p>
          </table:table-cell>
          <table:table-cell table:style-name="ce35" table:number-columns-repeated="2"/>
          <table:table-cell table:style-name="ce35" office:value-type="string" calcext:value-type="string">
            <text:p>ELBOWS UP</text:p>
          </table:table-cell>
          <table:table-cell table:style-name="ce35"/>
          <table:table-cell table:number-columns-repeated="3"/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bar horizontal move straight</text:p>
          </table:table-cell>
          <table:table-cell table:number-columns-repeated="14"/>
          <table:table-cell office:value-type="string" calcext:value-type="string">
            <text:p>NEXT Cycle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110x5x5</text:p>
          </table:table-cell>
          <table:table-cell/>
          <table:table-cell office:value-type="string" calcext:value-type="string">
            <text:p>90x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986"/>
        </table:table-row>
        <table:table-row table:style-name="ro1">
          <table:table-cell table:style-name="ce11" office:value-type="string" calcext:value-type="string">
            <text:p>push back into bar with back</text:p>
          </table:table-cell>
          <table:table-cell table:style-name="ce35" table:number-columns-repeated="2"/>
          <table:table-cell table:style-name="ce35" office:value-type="string" calcext:value-type="string">
            <text:p>AS STRAIGHT AS POSSIBLE</text:p>
          </table:table-cell>
          <table:table-cell table:style-name="ce35" table:number-columns-repeated="4"/>
          <table:table-cell table:number-columns-repeated="3"/>
          <table:table-cell office:value-type="string" calcext:value-type="string">
            <text:p>RACK FIX</text:p>
          </table:table-cell>
          <table:table-cell office:value-type="string" calcext:value-type="string">
            <text:p>elbows on bar height</text:p>
          </table:table-cell>
          <table:table-cell table:number-columns-repeated="2"/>
          <table:table-cell office:value-type="string" calcext:value-type="string">
            <text:p>no hip shifting</text:p>
          </table:table-cell>
          <table:table-cell table:number-columns-repeated="16"/>
          <table:table-cell office:value-type="string" calcext:value-type="string">
            <text:p>120x5x4</text:p>
          </table:table-cell>
          <table:table-cell/>
          <table:table-cell office:value-type="string" calcext:value-type="string">
            <text:p>100x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986"/>
        </table:table-row>
        <table:table-row table:style-name="ro1">
          <table:table-cell table:style-name="ce11" office:value-type="string" calcext:value-type="string">
            <text:p>decend equal under the bar</text:p>
          </table:table-cell>
          <table:table-cell table:style-name="ce35" table:number-columns-repeated="7"/>
          <table:table-cell table:number-columns-repeated="3"/>
          <table:table-cell office:value-type="string" calcext:value-type="string">
            <text:p>foot under shoulders rotated out</text:p>
          </table:table-cell>
          <table:table-cell table:number-columns-repeated="20"/>
          <table:table-cell office:value-type="string" calcext:value-type="string">
            <text:p>130 x5x3</text:p>
          </table:table-cell>
          <table:table-cell/>
          <table:table-cell office:value-type="string" calcext:value-type="string">
            <text:p>110x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986"/>
        </table:table-row>
        <table:table-row table:style-name="ro1">
          <table:table-cell table:style-name="ce11" office:value-type="string" calcext:value-type="string">
            <text:p>5 reps and higher no air taking</text:p>
          </table:table-cell>
          <table:table-cell table:style-name="ce35" table:number-columns-repeated="3"/>
          <table:table-cell table:style-name="ce35" office:value-type="string" calcext:value-type="string">
            <text:p>FIXED BACK POSITION</text:p>
          </table:table-cell>
          <table:table-cell table:style-name="ce35" table:number-columns-repeated="3"/>
          <table:table-cell table:number-columns-repeated="3"/>
          <table:table-cell office:value-type="string" calcext:value-type="string">
            <text:p>decend with tension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wrists under bar</text:p>
          </table:table-cell>
          <table:table-cell table:style-name="ce35" table:number-columns-repeated="7"/>
          <table:table-cell table:number-columns-repeated="3"/>
          <table:table-cell office:value-type="string" calcext:value-type="string">
            <text:p>up with no forward movement</text:p>
          </table:table-cell>
          <table:table-cell table:number-columns-repeated="22"/>
          <table:table-cell table:number-columns-repeated="2" office:value-type="string" calcext:value-type="string">
            <text:p>directly down</text:p>
          </table:table-cell>
          <table:table-cell table:number-columns-repeated="988"/>
        </table:table-row>
        <table:table-row table:style-name="ro1">
          <table:table-cell table:style-name="ce35" office:value-type="string" calcext:value-type="string">
            <text:p>Traps fix</text:p>
          </table:table-cell>
          <table:table-cell table:style-name="ce35" table:number-columns-repeated="7"/>
          <table:table-cell table:number-columns-repeated="1016"/>
        </table:table-row>
        <table:table-row table:style-name="ro1" table:number-rows-repeated="3">
          <table:table-cell table:style-name="ce35" table:number-columns-repeated="8"/>
          <table:table-cell table:number-columns-repeated="1016"/>
        </table:table-row>
        <table:table-row table:style-name="ro1">
          <table:table-cell table:style-name="ce35" table:number-columns-repeated="5"/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35" office:value-type="string" calcext:value-type="string">
            <text:p>BS</text:p>
          </table:table-cell>
          <table:table-cell table:style-name="ce35"/>
          <table:table-cell table:number-columns-repeated="6"/>
          <table:table-cell office:value-type="string" calcext:value-type="string">
            <text:p>FS</text:p>
          </table:table-cell>
          <table:table-cell table:number-columns-repeated="16"/>
          <table:table-cell office:value-type="string" calcext:value-type="string">
            <text:p>hip shift</text:p>
          </table:table-cell>
          <table:table-cell table:number-columns-repeated="995"/>
        </table:table-row>
        <table:table-row table:style-name="ro1">
          <table:table-cell table:style-name="ce35" table:number-columns-repeated="2"/>
          <table:table-cell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6"/>
          <table:table-cell table:number-columns-repeated="1012"/>
        </table:table-row>
        <table:table-row table:style-name="ro1">
          <table:table-cell table:style-name="ce35" office:value-type="string" calcext:value-type="string">
            <text:p>Paused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6"/>
          <table:table-cell table:number-columns-repeated="16"/>
          <table:table-cell office:value-type="string" calcext:value-type="string">
            <text:p>use right leg</text:p>
          </table:table-cell>
          <table:table-cell table:number-columns-repeated="995"/>
        </table:table-row>
        <table:table-row table:style-name="ro1">
          <table:table-cell table:style-name="ce35" office:value-type="string" calcext:value-type="string">
            <text:p>directly down </text:p>
          </table:table-cell>
          <table:table-cell table:style-name="ce35"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LAT FIX</text:p>
          </table:table-cell>
          <table:table-cell/>
          <table:table-cell table:style-name="ce36" office:value-type="string" calcext:value-type="string">
            <text:p>air in back traps + lat</text:p>
          </table:table-cell>
          <table:table-cell/>
          <table:table-cell table:style-name="ce35" office:value-type="string" calcext:value-type="string">
            <text:p>air from bottom</text:p>
          </table:table-cell>
          <table:table-cell office:value-type="string" calcext:value-type="string">
            <text:p>hip under in start posi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LAT FIX</text:p>
          </table:table-cell>
          <table:table-cell/>
          <table:table-cell office:value-type="string" calcext:value-type="string">
            <text:p>hip under in start position</text:p>
          </table:table-cell>
          <table:table-cell table:number-columns-repeated="14"/>
          <table:table-cell table:style-name="ce69" office:value-type="string" calcext:value-type="string">
            <text:p>keep knee forward and out</text:p>
          </table:table-cell>
          <table:table-cell table:number-columns-repeated="995"/>
        </table:table-row>
        <table:table-row table:style-name="ro1">
          <table:table-cell table:style-name="ce35" office:value-type="string" calcext:value-type="string">
            <text:p>keep knees engaged and lat tight</text:p>
          </table:table-cell>
          <table:table-cell table:style-name="ce35"/>
          <table:table-cell office:value-type="float" office:value="2" calcext:value-type="float">
            <text:p>2</text:p>
          </table:table-cell>
          <table:table-cell table:style-name="ce35" office:value-type="string" calcext:value-type="string">
            <text:p>Rack Fix</text:p>
          </table:table-cell>
          <table:table-cell/>
          <table:table-cell table:style-name="ce35" office:value-type="string" calcext:value-type="string">
            <text:p>with traps fix</text:p>
          </table:table-cell>
          <table:table-cell/>
          <table:table-cell table:style-name="ce35"/>
          <table:table-cell table:number-columns-repeated="2"/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Rack Fix</text:p>
          </table:table-cell>
          <table:table-cell table:number-columns-repeated="16"/>
          <table:table-cell office:value-type="string" calcext:value-type="string">
            <text:p>ankle gelenk fix</text:p>
          </table:table-cell>
          <table:table-cell table:number-columns-repeated="995"/>
        </table:table-row>
        <table:table-row table:style-name="ro1">
          <table:table-cell table:style-name="ce35" office:value-type="string" calcext:value-type="string">
            <text:p>patient through hard part</text:p>
          </table:table-cell>
          <table:table-cell table:style-name="ce35"/>
          <table:table-cell/>
          <table:table-cell table:style-name="ce35" table:number-columns-repeated="3"/>
          <table:table-cell/>
          <table:table-cell table:style-name="ce35"/>
          <table:table-cell table:number-columns-repeated="2"/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hip under bar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SLOW UP</text:p>
          </table:table-cell>
          <table:table-cell table:style-name="ce35"/>
          <table:table-cell/>
          <table:table-cell table:style-name="ce35" office:value-type="string" calcext:value-type="string">
            <text:p>AS STRAIGHT AS POSSIBLE + BAR Path</text:p>
          </table:table-cell>
          <table:table-cell table:style-name="ce35"/>
          <table:table-cell table:style-name="ce36"/>
          <table:table-cell/>
          <table:table-cell table:style-name="ce35"/>
          <table:table-cell table:number-columns-repeated="2"/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no forward from bottom</text:p>
          </table:table-cell>
          <table:table-cell table:number-columns-repeated="1012"/>
        </table:table-row>
        <table:table-row table:style-name="ro1">
          <table:table-cell table:style-name="ce35" table:number-columns-repeated="2"/>
          <table:table-cell table:number-columns-repeated="5"/>
          <table:table-cell table:style-name="ce35"/>
          <table:table-cell table:number-columns-repeated="3"/>
          <table:table-cell table:style-name="ce36"/>
          <table:table-cell/>
          <table:table-cell office:value-type="string" calcext:value-type="string">
            <text:p>always same start position</text:p>
          </table:table-cell>
          <table:table-cell/>
          <table:table-cell office:value-type="string" calcext:value-type="string">
            <text:p>(hip under)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35" office:value-type="string" calcext:value-type="string">
            <text:p>hip under bar</text:p>
          </table:table-cell>
          <table:table-cell table:number-columns-repeated="7"/>
          <table:table-cell table:style-name="ce36"/>
          <table:table-cell table:number-columns-repeated="1012"/>
        </table:table-row>
        <table:table-row table:style-name="ro1">
          <table:table-cell office:value-type="string" calcext:value-type="string">
            <text:p>Std =</text:p>
          </table:table-cell>
          <table:table-cell/>
          <table:table-cell office:value-type="float" office:value="4" calcext:value-type="float">
            <text:p>4</text:p>
          </table:table-cell>
          <table:table-cell table:style-name="ce35" office:value-type="string" calcext:value-type="string">
            <text:p>no forward from bottom</text:p>
          </table:table-cell>
          <table:table-cell table:number-columns-repeated="7"/>
          <table:table-cell table:style-name="ce36"/>
          <table:table-cell table:number-columns-repeated="1012"/>
        </table:table-row>
        <table:table-row table:style-name="ro1">
          <table:table-cell office:value-type="string" calcext:value-type="string">
            <text:p>Lat fix</text:p>
          </table:table-cell>
          <table:table-cell table:number-columns-repeated="2"/>
          <table:table-cell table:style-name="ce35"/>
          <table:table-cell/>
          <table:table-cell office:value-type="string" calcext:value-type="string">
            <text:p>always same start position</text:p>
          </table:table-cell>
          <table:table-cell table:number-columns-repeated="5"/>
          <table:table-cell table:style-name="ce36"/>
          <table:table-cell table:number-columns-repeated="1012"/>
        </table:table-row>
        <table:table-row table:style-name="ro1">
          <table:table-cell office:value-type="string" calcext:value-type="string">
            <text:p>knees out fix in bottom</text:p>
          </table:table-cell>
          <table:table-cell table:number-columns-repeated="2"/>
          <table:table-cell table:style-name="ce35"/>
          <table:table-cell table:number-columns-repeated="1020"/>
        </table:table-row>
        <table:table-row table:style-name="ro1">
          <table:table-cell office:value-type="string" calcext:value-type="string">
            <text:p>hip forward in up move</text:p>
          </table:table-cell>
          <table:table-cell/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lower back tight?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5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/>
          <table:table-cell office:value-type="string" calcext:value-type="string">
            <text:p>last week minus minus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3x10</text:p>
          </table:table-cell>
          <table:table-cell office:value-type="string" calcext:value-type="string">
            <text:p>3x8</text:p>
          </table:table-cell>
          <table:table-cell office:value-type="string" calcext:value-type="string">
            <text:p>3x6</text:p>
          </table:table-cell>
          <table:table-cell office:value-type="string" calcext:value-type="string">
            <text:p>3x5</text:p>
          </table:table-cell>
          <table:table-cell office:value-type="string" calcext:value-type="string">
            <text:p>3x4</text:p>
          </table:table-cell>
          <table:table-cell office:value-type="string" calcext:value-type="string">
            <text:p>3x3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style-name="ce70"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table:number-columns-repeated="11"/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3x10</text:p>
          </table:table-cell>
          <table:table-cell office:value-type="string" calcext:value-type="string">
            <text:p>3x8</text:p>
          </table:table-cell>
          <table:table-cell office:value-type="string" calcext:value-type="string">
            <text:p>3x6</text:p>
          </table:table-cell>
          <table:table-cell office:value-type="string" calcext:value-type="string">
            <text:p>3x5</text:p>
          </table:table-cell>
          <table:table-cell office:value-type="string" calcext:value-type="string">
            <text:p>3x4</text:p>
          </table:table-cell>
          <table:table-cell office:value-type="string" calcext:value-type="string">
            <text:p>3x3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style-name="ce70" office:value-type="float" office:value="95" calcext:value-type="float">
            <text:p>95</text:p>
          </table:table-cell>
          <table:table-cell table:number-columns-repeated="1013"/>
        </table:table-row>
        <table:table-row table:style-name="ro1">
          <table:table-cell table:number-columns-repeated="11"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</table:table>
      <table:table table:name="Clean" table:style-name="ta1"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bows up from landing position</text:p>
          </table:table-cell>
          <table:table-cell table:number-columns-repeated="1023"/>
        </table:table-row>
        <table:table-row table:style-name="ro1">
          <table:table-cell table:number-columns-repeated="10"/>
          <table:table-cell table:style-name="ce59" office:value-type="string" calcext:value-type="string">
            <text:p>clean pulls combinatio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an Erros</text:p>
          </table:table-cell>
          <table:table-cell table:number-columns-repeated="9"/>
          <table:table-cell table:style-name="ce59"/>
          <table:table-cell table:number-columns-repeated="1013"/>
        </table:table-row>
        <table:table-row table:style-name="ro5">
          <table:table-cell office:value-type="string" calcext:value-type="string">
            <text:p>feet to early in extension</text:p>
          </table:table-cell>
          <table:table-cell table:number-columns-repeated="3"/>
          <table:table-cell office:value-type="string" calcext:value-type="string">
            <text:p>Top 3 ques</text:p>
          </table:table-cell>
          <table:table-cell table:number-columns-repeated="5"/>
          <table:table-cell table:style-name="ce59" office:value-type="string" calcext:value-type="string">
            <text:p>pull close</text:p>
          </table:table-cell>
          <table:table-cell table:number-columns-repeated="4"/>
          <table:table-cell table:style-name="ce71" office:value-type="string" calcext:value-type="string">
            <text:p>WHY DID MAX REPS FAIL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 fast 1.pull</text:p>
          </table:table-cell>
          <table:table-cell table:number-columns-repeated="3"/>
          <table:table-cell table:style-name="ce36" office:value-type="string" calcext:value-type="string">
            <text:p>full extend</text:p>
          </table:table-cell>
          <table:table-cell office:value-type="string" calcext:value-type="string">
            <text:p>pull clo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ll 1. pull over knees not only to knees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0"/>
          <table:table-cell office:value-type="string" calcext:value-type="string">
            <text:p>no pulled close enough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59" office:value-type="string" calcext:value-type="string">
            <text:p>reinziehe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" office:value-type="string" calcext:value-type="string">
            <text:p>OVER BAR</text:p>
          </table:table-cell>
          <table:table-cell table:style-name="ce36" office:value-type="string" calcext:value-type="string">
            <text:p>+ on Quad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t 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ght bac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nd under bar uprigh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se hi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ullextend + On Quad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ggr under against bar crash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/>
          <table:table-cell table:style-name="ce1" table:number-columns-repeated="3"/>
          <table:table-cell table:number-columns-repeated="983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4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4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4"/>
          <table:table-cell table:style-name="ce1" table:formula="of:=[.D31]/[.N31]" office:value-type="float" office:value="4" calcext:value-type="float">
            <text:p>4</text:p>
          </table:table-cell>
          <table:table-cell table:style-name="ce1" table:formula="of:=[.E31]/[.O31]" office:value-type="float" office:value="4" calcext:value-type="float">
            <text:p>4</text:p>
          </table:table-cell>
          <table:table-cell table:style-name="ce1" table:formula="of:=[.F31]/[.P31]" office:value-type="float" office:value="3" calcext:value-type="float">
            <text:p>3</text:p>
          </table:table-cell>
          <table:table-cell table:style-name="ce1" table:formula="of:=[.G31]/[.Q31]" office:value-type="float" office:value="2" calcext:value-type="float">
            <text:p>2</text:p>
          </table:table-cell>
          <table:table-cell table:style-name="ce14"/>
          <table:table-cell table:style-name="ce1" table:formula="of:=IF([.I31]&gt;=0.55;IF([.I31]&gt;=0.7;IF([.I31]&gt;0.8;IF([.I31]&gt;0.9;10;15);18);24);&quot;to low&quot;) - [.D31]" office:value-type="float" office:value="-2" calcext:value-type="float">
            <text:p>-2</text:p>
          </table:table-cell>
          <table:table-cell table:style-name="ce1" table:formula="of:=IF([.J31]&gt;=0.55;IF([.J31]&gt;=0.7;IF([.J31]&gt;0.8;IF([.J31]&gt;0.9;10;15);18);24);&quot;to low&quot;) - [.E31]" office:value-type="float" office:value="2" calcext:value-type="float">
            <text:p>2</text:p>
          </table:table-cell>
          <table:table-cell table:style-name="ce1" table:formula="of:=IF([.K31]&gt;=0.55;IF([.K31]&gt;=0.7;IF([.K31]&gt;0.8;IF([.K31]&gt;0.9;10;15);18);24);&quot;to low&quot;) - [.F31]" office:value-type="float" office:value="6" calcext:value-type="float">
            <text:p>6</text:p>
          </table:table-cell>
          <table:table-cell table:style-name="ce1" table:formula="of:=IF([.L31]&gt;=0.55;IF([.L31]&gt;=0.7;IF([.L31]&gt;0.8;IF([.L31]&gt;0.9;10;15);18);24);&quot;to low&quot;) - [.G31]" office:value-type="float" office:value="10" calcext:value-type="float">
            <text:p>10</text:p>
          </table:table-cell>
          <table:table-cell table:style-name="ce14"/>
          <table:table-cell table:style-name="ce22" table:formula="of:=[.I31]/COM.MICROSOFT.SWITCH([.N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2" table:formula="of:=[.J31]/COM.MICROSOFT.SWITCH([.O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2" table:formula="of:=[.K31]/COM.MICROSOFT.SWITCH([.P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2" table:formula="of:=[.L31]/COM.MICROSOFT.SWITCH([.Q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14"/>
          <table:table-cell table:style-name="ce22" table:formula="of:=[.$AM31]*[.I31]" office:value-type="float" office:value="77" calcext:value-type="float">
            <text:p>77.00</text:p>
          </table:table-cell>
          <table:table-cell table:style-name="ce22" table:formula="of:=[.$AM31]*[.J31]" office:value-type="float" office:value="80.3" calcext:value-type="float">
            <text:p>80.30</text:p>
          </table:table-cell>
          <table:table-cell table:style-name="ce22" table:formula="of:=[.$AM31]*[.K31]" office:value-type="float" office:value="84.7" calcext:value-type="float">
            <text:p>84.70</text:p>
          </table:table-cell>
          <table:table-cell table:style-name="ce22" table:formula="of:=[.$AM31]*[.L31]" office:value-type="float" office:value="77" calcext:value-type="float">
            <text:p>77.00</text:p>
          </table:table-cell>
          <table:table-cell table:style-name="ce1"/>
          <table:table-cell table:style-name="ce27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95454545454546" calcext:value-type="float">
            <text:p>0.795454545454546</text:p>
          </table:table-cell>
          <table:table-cell office:value-type="float" office:value="0.811111111111111" calcext:value-type="float">
            <text:p>0.811111111111111</text:p>
          </table:table-cell>
          <table:table-cell office:value-type="float" office:value="0.855555555555556" calcext:value-type="float">
            <text:p>0.855555555555556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0.3" calcext:value-type="float">
            <text:p>80.3</text:p>
          </table:table-cell>
          <table:table-cell office:value-type="float" office:value="84.7" calcext:value-type="float">
            <text:p>84.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8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59" office:value-type="string" calcext:value-type="string">
            <text:p>, pull, hang , FSx2</text:p>
          </table:table-cell>
          <table:table-cell table:style-name="ce59"/>
          <table:table-cell table:number-columns-repeated="1020"/>
        </table:table-row>
      </table:table>
      <table:table table:name="Pulls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formula="of:=0.75*[.B3]" office:value-type="float" office:value="12" calcext:value-type="float">
            <text:p>1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4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4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4"/>
          <table:table-cell table:style-name="ce1" table:formula="of:=[.D11]/[.N11]" office:value-type="float" office:value="4" calcext:value-type="float">
            <text:p>4</text:p>
          </table:table-cell>
          <table:table-cell table:style-name="ce1" table:formula="of:=[.E11]/[.O11]" office:value-type="float" office:value="3" calcext:value-type="float">
            <text:p>3</text:p>
          </table:table-cell>
          <table:table-cell table:style-name="ce1" table:formula="of:=[.F11]/[.P11]" office:value-type="float" office:value="3.33333333333333" calcext:value-type="float">
            <text:p>3.33333333333333</text:p>
          </table:table-cell>
          <table:table-cell table:style-name="ce1" table:formula="of:=[.G11]/[.Q11]" office:value-type="float" office:value="3.33333333333333" calcext:value-type="float">
            <text:p>3.33333333333333</text:p>
          </table:table-cell>
          <table:table-cell table:style-name="ce14"/>
          <table:table-cell table:style-name="ce1" table:formula="of:=IF([.I11]&gt;=0.55;IF([.I11]&gt;=0.7;IF([.I11]&gt;0.8;IF([.I11]&gt;0.9;10;15);18);24);&quot;to low&quot;) - [.D11]" office:value-type="float" office:value="2" calcext:value-type="float">
            <text:p>2</text:p>
          </table:table-cell>
          <table:table-cell table:style-name="ce1" table:formula="of:=IF([.J11]&gt;=0.55;IF([.J11]&gt;=0.7;IF([.J11]&gt;0.8;IF([.J11]&gt;0.9;10;15);18);24);&quot;to low&quot;) - [.E11]" office:value-type="float" office:value="6" calcext:value-type="float">
            <text:p>6</text:p>
          </table:table-cell>
          <table:table-cell table:style-name="ce1" table:formula="of:=IF([.K11]&gt;=0.55;IF([.K11]&gt;=0.7;IF([.K11]&gt;0.8;IF([.K11]&gt;0.9;10;15);18);24);&quot;to low&quot;) - [.F11]" office:value-type="float" office:value="5" calcext:value-type="float">
            <text:p>5</text:p>
          </table:table-cell>
          <table:table-cell table:style-name="ce1" table:formula="of:=IF([.L11]&gt;=0.55;IF([.L11]&gt;=0.7;IF([.L11]&gt;0.8;IF([.L11]&gt;0.9;10;15);18);24);&quot;to low&quot;) - [.G11]" office:value-type="float" office:value="8" calcext:value-type="float">
            <text:p>8</text:p>
          </table:table-cell>
          <table:table-cell table:style-name="ce14"/>
          <table:table-cell table:style-name="ce22" table:formula="of:=[.I11]/COM.MICROSOFT.SWITCH([.N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2" table:formula="of:=[.J11]/COM.MICROSOFT.SWITCH([.O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2" table:formula="of:=[.K11]/COM.MICROSOFT.SWITCH([.P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2" table:formula="of:=[.L11]/COM.MICROSOFT.SWITCH([.Q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14"/>
          <table:table-cell table:style-name="ce22" table:formula="of:=[.$AM11]*[.I11]" office:value-type="float" office:value="177.1875" calcext:value-type="float">
            <text:p>177.19</text:p>
          </table:table-cell>
          <table:table-cell table:style-name="ce22" table:formula="of:=[.$AM11]*[.J11]" office:value-type="float" office:value="189" calcext:value-type="float">
            <text:p>189.00</text:p>
          </table:table-cell>
          <table:table-cell table:style-name="ce22" table:formula="of:=[.$AM11]*[.K11]" office:value-type="float" office:value="200.8125" calcext:value-type="float">
            <text:p>200.81</text:p>
          </table:table-cell>
          <table:table-cell table:style-name="ce22" table:formula="of:=[.$AM11]*[.L11]" office:value-type="float" office:value="165.375" calcext:value-type="float">
            <text:p>165.38</text:p>
          </table:table-cell>
          <table:table-cell table:style-name="ce1"/>
          <table:table-cell table:style-name="ce27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33333333333333" calcext:value-type="float">
            <text:p>3.3333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13978494623656" calcext:value-type="float">
            <text:p>0.913978494623656</text:p>
          </table:table-cell>
          <table:table-cell office:value-type="float" office:value="0.752688172043011" calcext:value-type="float">
            <text:p>0.752688172043011</text:p>
          </table:table-cell>
          <table:table-cell/>
          <table:table-cell office:value-type="float" office:value="177.1875" calcext:value-type="float">
            <text:p>177.1875</text:p>
          </table:table-cell>
          <table:table-cell office:value-type="float" office:value="189" calcext:value-type="float">
            <text:p>189</text:p>
          </table:table-cell>
          <table:table-cell office:value-type="float" office:value="200.8125" calcext:value-type="float">
            <text:p>200.8125</text:p>
          </table:table-cell>
          <table:table-cell office:value-type="float" office:value="165.375" calcext:value-type="float">
            <text:p>165.375</text:p>
          </table:table-cell>
          <table:table-cell/>
          <table:table-cell office:value-type="float" office:value="236.25" calcext:value-type="float">
            <text:p>236.25</text:p>
          </table:table-cell>
          <table:table-cell table:number-columns-repeated="985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office:value-type="string" calcext:value-type="string">
            <text:p>Recvery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59" office:value-type="string" calcext:value-type="string">
            <text:p>clean pulls combinations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59"/>
          <table:table-cell table:number-columns-repeated="8"/>
          <table:table-cell office:value-type="string" calcext:value-type="string">
            <text:p>deficit deadlift</text:p>
          </table:table-cell>
          <table:table-cell office:value-type="string" calcext:value-type="string">
            <text:p>15x</text:p>
          </table:table-cell>
          <table:table-cell office:value-type="float" office:value="60" calcext:value-type="float">
            <text:p>60</text:p>
          </table:table-cell>
          <table:table-cell table:number-columns-repeated="1002"/>
        </table:table-row>
        <table:table-row table:style-name="ro5">
          <table:table-cell table:number-columns-repeated="10"/>
          <table:table-cell table:style-name="ce73" office:value-type="string" calcext:value-type="string">
            <text:p>pull close</text:p>
          </table:table-cell>
          <table:table-cell table:style-name="ce71" table:number-columns-repeated="2"/>
          <table:table-cell table:number-columns-repeated="1011"/>
        </table:table-row>
        <table:table-row table:style-name="ro1">
          <table:table-cell table:number-columns-repeated="19"/>
          <table:table-cell table:style-name="ce36" office:value-type="string" calcext:value-type="string">
            <text:p>slow back down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LDL</text:p>
          </table:table-cell>
          <table:table-cell table:number-columns-repeated="2"/>
          <table:table-cell office:value-type="string" calcext:value-type="string">
            <text:p>Deadlif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2" office:value-type="string" calcext:value-type="string">
            <text:p>just use lower back</text:p>
          </table:table-cell>
          <table:table-cell table:number-columns-repeated="2"/>
          <table:table-cell table:style-name="ce59" office:value-type="string" calcext:value-type="string">
            <text:p>reinziehen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air in lower back</text:p>
          </table:table-cell>
          <table:table-cell table:number-columns-repeated="9"/>
          <table:table-cell office:value-type="string" calcext:value-type="string">
            <text:p>Defizit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keep right knee out</text:p>
          </table:table-cell>
          <table:table-cell table:number-columns-repeated="9"/>
          <table:table-cell office:value-type="string" calcext:value-type="string">
            <text:p>lat fix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reinziehen?</text:p>
          </table:table-cell>
          <table:table-cell table:number-columns-repeated="9"/>
          <table:table-cell office:value-type="string" calcext:value-type="string">
            <text:p>stay proud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echnique 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p squeete 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olent hip exten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 back air</text:p>
          </table:table-cell>
          <table:table-cell table:number-columns-repeated="1023"/>
        </table:table-row>
      </table:table>
      <table:table table:name="Snatch" table:style-name="ta1">
        <table:table-column table:style-name="co1" table:number-columns-repeated="18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5" table:default-cell-style-name="Default"/>
        <table:table-row table:style-name="ro1">
          <table:table-cell office:value-type="string" calcext:value-type="string">
            <text:p>Technique ques:</text:p>
          </table:table-cell>
          <table:table-cell/>
          <table:table-cell table:style-name="ce52" office:value-type="string" calcext:value-type="string">
            <text:p>sl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4"/>
          <table:table-cell office:value-type="string" calcext:value-type="string">
            <text:p>Recovery Cominations</text:p>
          </table:table-cell>
          <table:table-cell table:number-columns-repeated="989"/>
        </table:table-row>
        <table:table-row table:style-name="ro1">
          <table:table-cell table:number-columns-repeated="2"/>
          <table:table-cell table:style-name="ce59" office:value-type="string" calcext:value-type="string">
            <text:p>full extend before muscle</text:p>
          </table:table-cell>
          <table:table-cell/>
          <table:table-cell table:style-name="ce59" office:value-type="string" calcext:value-type="string">
            <text:p>hip forward not against</text:p>
          </table:table-cell>
          <table:table-cell table:number-columns-repeated="5"/>
          <table:table-cell office:value-type="string" calcext:value-type="string">
            <text:p>MUSCLE WARM UP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muscle</text:p>
          </table:table-cell>
          <table:table-cell/>
          <table:table-cell table:style-name="ce36" office:value-type="string" calcext:value-type="string">
            <text:p>Snatch pull + <text:s/>back with muscle → up and back</text:p>
          </table:table-cell>
          <table:table-cell table:number-columns-repeated="5"/>
          <table:table-cell office:value-type="string" calcext:value-type="string">
            <text:p>Over bar!</text:p>
          </table:table-cell>
          <table:table-cell table:number-columns-repeated="3"/>
          <table:table-cell table:style-name="ce59" office:value-type="string" calcext:value-type="string">
            <text:p>clean pulls combinations</text:p>
          </table:table-cell>
          <table:table-cell table:number-columns-repeated="16"/>
          <table:table-cell office:value-type="string" calcext:value-type="string">
            <text:p>pull warm up</text:p>
          </table:table-cell>
          <table:table-cell table:number-columns-repeated="2"/>
          <table:table-cell office:value-type="string" calcext:value-type="string">
            <text:p>5 Muscle Snatch</text:p>
          </table:table-cell>
          <table:table-cell/>
          <table:table-cell office:value-type="string" calcext:value-type="string">
            <text:p>Into 5+ OVS</text:p>
          </table:table-cell>
          <table:table-cell/>
          <table:table-cell office:value-type="string" calcext:value-type="string">
            <text:p>40 kg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tight</text:p>
          </table:table-cell>
          <table:table-cell table:number-columns-repeated="11"/>
          <table:table-cell table:style-name="ce59"/>
          <table:table-cell table:number-columns-repeated="1009"/>
        </table:table-row>
        <table:table-row table:style-name="ro1">
          <table:table-cell table:number-columns-repeated="2"/>
          <table:table-cell table:style-name="ce36" office:value-type="string" calcext:value-type="string">
            <text:p>over bar</text:p>
          </table:table-cell>
          <table:table-cell table:style-name="ce36" office:value-type="string" calcext:value-type="string">
            <text:p>+ on quads</text:p>
          </table:table-cell>
          <table:table-cell table:number-columns-repeated="10"/>
          <table:table-cell table:style-name="ce59" office:value-type="string" calcext:value-type="string">
            <text:p>pull close</text:p>
          </table:table-cell>
          <table:table-cell table:number-columns-repeated="16"/>
          <table:table-cell office:value-type="string" calcext:value-type="string">
            <text:p>no hip contact</text:p>
          </table:table-cell>
          <table:table-cell table:number-columns-repeated="2"/>
          <table:table-cell office:value-type="string" calcext:value-type="string">
            <text:p>5 Hang Snatch</text:p>
          </table:table-cell>
          <table:table-cell/>
          <table:table-cell office:value-type="string" calcext:value-type="string">
            <text:p>Into 5+ OVS</text:p>
          </table:table-cell>
          <table:table-cell/>
          <table:table-cell office:value-type="string" calcext:value-type="string">
            <text:p>40 kg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lat fix (deadlift fix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5" office:value-type="string" calcext:value-type="string">
            <text:p>bar on quads</text:p>
          </table:table-cell>
          <table:table-cell table:number-columns-repeated="31"/>
          <table:table-cell office:value-type="string" calcext:value-type="string">
            <text:p>10 No Hook No Jump Snatch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more forw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y upr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nees back so hip goes back</text:p>
          </table:table-cell>
          <table:table-cell table:number-columns-repeated="6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inziehen lat + shoulders real back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9" office:value-type="string" calcext:value-type="string">
            <text:p>reinziehen</text:p>
          </table:table-cell>
          <table:table-cell table:number-columns-repeated="7"/>
          <table:table-cell office:value-type="float" office:value="0.95" calcext:value-type="float">
            <text:p>0.9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Volume </text:p>
          </table:table-cell>
          <table:table-cell office:value-type="string" calcext:value-type="string">
            <text:p>Day percent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table:formula="of:=0.95*[.J16]" office:value-type="float" office:value="11.4" calcext:value-type="float">
            <text:p>11.4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 table:style-name="ce1" table:number-columns-repeated="3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Snatc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14"/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74" calcext:value-type="float">
            <text:p>0.74</text:p>
          </table:table-cell>
          <table:table-cell table:style-name="ce18" office:value-type="float" office:value="0.89" calcext:value-type="float">
            <text:p>0.89</text:p>
          </table:table-cell>
          <table:table-cell table:style-name="ce14"/>
          <table:table-cell table:style-name="ce1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4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4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9" calcext:value-type="float">
            <text:p>9</text:p>
          </table:table-cell>
          <table:table-cell table:style-name="ce14"/>
          <table:table-cell table:style-name="ce22" office:value-type="float" office:value="0.827956989247312" calcext:value-type="float">
            <text:p>0.83</text:p>
          </table:table-cell>
          <table:table-cell table:style-name="ce22" office:value-type="float" office:value="0.870967741935484" calcext:value-type="float">
            <text:p>0.87</text:p>
          </table:table-cell>
          <table:table-cell table:style-name="ce22" office:value-type="float" office:value="0.795698924731183" calcext:value-type="float">
            <text:p>0.80</text:p>
          </table:table-cell>
          <table:table-cell table:style-name="ce23" office:value-type="float" office:value="0.956989247311828" calcext:value-type="float">
            <text:p>0.96</text:p>
          </table:table-cell>
          <table:table-cell table:style-name="ce14"/>
          <table:table-cell table:style-name="ce22" office:value-type="float" office:value="72.765" calcext:value-type="float">
            <text:p>72.77</text:p>
          </table:table-cell>
          <table:table-cell table:style-name="ce22" office:value-type="float" office:value="76.545" calcext:value-type="float">
            <text:p>76.55</text:p>
          </table:table-cell>
          <table:table-cell table:style-name="ce22" office:value-type="float" office:value="69.93" calcext:value-type="float">
            <text:p>69.93</text:p>
          </table:table-cell>
          <table:table-cell table:style-name="ce22" office:value-type="float" office:value="84.105" calcext:value-type="float">
            <text:p>84.11</text:p>
          </table:table-cell>
          <table:table-cell table:style-name="ce1"/>
          <table:table-cell table:style-name="ce27" office:value-type="float" office:value="94.5" calcext:value-type="float">
            <text:p>94.5</text:p>
          </table:table-cell>
          <table:table-cell table:style-name="ce4"/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2rep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[.AD21]*['Generell Calculating Data'.B6]" office:value-type="float" office:value="0.79483870967742" calcext:value-type="float">
            <text:p>0.79483870967742</text:p>
          </table:table-cell>
          <table:table-cell table:number-columns-repeated="19"/>
          <table:table-cell table:style-name="ce22" office:value-type="float" office:value="0.827956989247312" calcext:value-type="float">
            <text:p>0.83</text:p>
          </table:table-cell>
          <table:table-cell table:style-name="ce22" office:value-type="float" office:value="0.870967741935484" calcext:value-type="float">
            <text:p>0.87</text:p>
          </table:table-cell>
          <table:table-cell table:style-name="ce22" office:value-type="float" office:value="0.795698924731183" calcext:value-type="float">
            <text:p>0.80</text:p>
          </table:table-cell>
          <table:table-cell table:style-name="ce23" office:value-type="float" office:value="0.956989247311828" calcext:value-type="float">
            <text:p>0.96</text:p>
          </table:table-cell>
          <table:table-cell/>
          <table:table-cell table:formula="of:=[.J26]*[.AN21]" office:value-type="float" office:value="75.1122580645161" calcext:value-type="float">
            <text:p>75.1122580645161</text:p>
          </table:table-cell>
          <table:table-cell table:number-columns-repeated="989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Snatch Combi</text:p>
          </table:table-cell>
          <table:table-cell table:style-name="ce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4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4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4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4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4"/>
          <table:table-cell table:style-name="ce22" office:value-type="float" office:value="0.795454545454546" calcext:value-type="float">
            <text:p>0.80</text:p>
          </table:table-cell>
          <table:table-cell table:style-name="ce22" office:value-type="float" office:value="0.811111111111111" calcext:value-type="float">
            <text:p>0.81</text:p>
          </table:table-cell>
          <table:table-cell table:style-name="ce22" office:value-type="float" office:value="0.855555555555556" calcext:value-type="float">
            <text:p>0.86</text:p>
          </table:table-cell>
          <table:table-cell table:style-name="ce22" office:value-type="float" office:value="0.777777777777778" calcext:value-type="float">
            <text:p>0.78</text:p>
          </table:table-cell>
          <table:table-cell table:style-name="ce14"/>
          <table:table-cell table:style-name="ce22" office:value-type="float" office:value="61.25" calcext:value-type="float">
            <text:p>61.25</text:p>
          </table:table-cell>
          <table:table-cell table:style-name="ce22" office:value-type="float" office:value="63.875" calcext:value-type="float">
            <text:p>63.88</text:p>
          </table:table-cell>
          <table:table-cell table:style-name="ce22" office:value-type="float" office:value="67.375" calcext:value-type="float">
            <text:p>67.38</text:p>
          </table:table-cell>
          <table:table-cell table:style-name="ce22" office:value-type="float" office:value="61.25" calcext:value-type="float">
            <text:p>61.25</text:p>
          </table:table-cell>
          <table:table-cell table:style-name="ce1"/>
          <table:table-cell table:style-name="ce27" office:value-type="float" office:value="87.5" calcext:value-type="float">
            <text:p>87.5</text:p>
          </table:table-cell>
          <table:table-cell table:style-name="ce4"/>
          <table:table-cell table:style-name="ce1"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, Hang, OVS, OVS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0.75*[.D32]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</text:p>
          </table:table-cell>
          <table:table-cell office:value-type="string" calcext:value-type="string">
            <text:p>under knee pull</text:p>
          </table:table-cell>
          <table:table-cell/>
          <table:table-cell office:value-type="string" calcext:value-type="string">
            <text:p>hang </text:p>
          </table:table-cell>
          <table:table-cell office:value-type="string" calcext:value-type="string">
            <text:p>snatch/clean</text:p>
          </table:table-cell>
          <table:table-cell table:number-columns-repeated="1006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number-columns-repeated="5"/>
          <table:table-cell table:style-name="ce71" office:value-type="string" calcext:value-type="string">
            <text:p>WHY DID MAX REPS FAIL?</text:p>
          </table:table-cell>
          <table:table-cell table:number-columns-repeated="1018"/>
        </table:table-row>
      </table:table>
      <table:table table:name="Push" table:style-name="ta1">
        <table:table-column table:style-name="co1" table:number-columns-repeated="16" table:default-cell-style-name="Default"/>
        <table:table-column table:style-name="co1" table:visibility="collapse" table:number-columns-repeated="10" table:default-cell-style-name="Default"/>
        <table:table-column table:style-name="co1" table:number-columns-repeated="13" table:default-cell-style-name="Default"/>
        <table:table-row table:style-name="ro1" table:number-rows-repeated="6">
          <table:table-cell table:number-columns-repeated="39"/>
        </table:table-row>
        <table:table-row table:style-name="ro5">
          <table:table-cell table:number-columns-repeated="2"/>
          <table:table-cell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table:number-columns-repeated="5"/>
          <table:table-cell office:value-type="string" calcext:value-type="string">
            <text:p>Push Press</text:p>
          </table:table-cell>
          <table:table-cell table:number-columns-repeated="16"/>
          <table:table-cell table:style-name="ce71" office:value-type="string" calcext:value-type="string">
            <text:p>WHY DID MAX REPS FAIL?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rip Width</text:p>
          </table:table-cell>
          <table:table-cell office:value-type="string" calcext:value-type="string">
            <text:p>Hands in</text:p>
          </table:table-cell>
          <table:table-cell table:style-name="ce36" office:value-type="string" calcext:value-type="string">
            <text:p>Start position with “benichg” grip wrists under as much as possible</text:p>
          </table:table-cell>
          <table:table-cell table:style-name="ce36" table:number-columns-repeated="4"/>
          <table:table-cell/>
          <table:table-cell table:style-name="ce35" office:value-type="string" calcext:value-type="string">
            <text:p>Paused start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use hip</text:p>
          </table:table-cell>
          <table:table-cell office:value-type="string" calcext:value-type="string">
            <text:p>Jump Under</text:p>
          </table:table-cell>
          <table:table-cell table:number-columns-repeated="5"/>
          <table:table-cell office:value-type="string" calcext:value-type="string">
            <text:p>feet not away from floor</text:p>
          </table:table-cell>
          <table:table-cell table:number-columns-repeated="16"/>
          <table:table-cell office:value-type="string" calcext:value-type="string">
            <text:p>didnt jump under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35" office:value-type="string" calcext:value-type="string">
            <text:p>High Hips</text:p>
          </table:table-cell>
          <table:table-cell/>
          <table:table-cell table:style-name="ce67" office:value-type="string" calcext:value-type="string">
            <text:p>left knee over foot</text:p>
          </table:table-cell>
          <table:table-cell table:number-columns-repeated="3"/>
          <table:table-cell table:style-name="ce69" office:value-type="string" calcext:value-type="string">
            <text:p>Knees OUT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Jump under and Bar straight</text:p>
          </table:table-cell>
          <table:table-cell table:number-columns-repeated="5"/>
          <table:table-cell office:value-type="string" calcext:value-type="string">
            <text:p>equal decend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Use Arms</text:p>
          </table:table-cell>
          <table:table-cell table:number-columns-repeated="5"/>
          <table:table-cell office:value-type="string" calcext:value-type="string">
            <text:p>Use Arms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knees out against crash</text:p>
          </table:table-cell>
          <table:table-cell table:number-columns-repeated="5"/>
          <table:table-cell table:style-name="ce36" office:value-type="string" calcext:value-type="string">
            <text:p>HIP POWER</text:p>
          </table:table-cell>
          <table:table-cell table:number-columns-repeated="29"/>
        </table:table-row>
        <table:table-row table:style-name="ro1">
          <table:table-cell table:number-columns-repeated="3"/>
          <table:table-cell table:style-name="ce36" office:value-type="string" calcext:value-type="string">
            <text:p>Use Hips</text:p>
          </table:table-cell>
          <table:table-cell table:number-columns-repeated="35"/>
        </table:table-row>
        <table:table-row table:style-name="ro1">
          <table:table-cell table:number-columns-repeated="3"/>
          <table:table-cell table:style-name="ce64" office:value-type="string" calcext:value-type="string">
            <text:p>knee out start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equal decend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KNEES+HIP*ARMS</text:p>
          </table:table-cell>
          <table:table-cell table:number-columns-repeated="35"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84.65625" calcext:value-type="float">
            <text:p>84.65625</text:p>
          </table:table-cell>
          <table:table-cell office:value-type="float" office:value="90.3" calcext:value-type="float">
            <text:p>90.3</text:p>
          </table:table-cell>
          <table:table-cell office:value-type="float" office:value="95.94375" calcext:value-type="float">
            <text:p>95.94375</text:p>
          </table:table-cell>
          <table:table-cell office:value-type="float" office:value="79.0125" calcext:value-type="float">
            <text:p>79.0125</text:p>
          </table:table-cell>
          <table:table-cell/>
          <table:table-cell office:value-type="float" office:value="112.875" calcext:value-type="float">
            <text:p>112.875</text:p>
          </table:table-cell>
          <table:table-cell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C28]*[.C23]" office:value-type="float" office:value="23.75" calcext:value-type="float">
            <text:p>23.75</text:p>
          </table:table-cell>
          <table:table-cell table:number-columns-repeated="4"/>
          <table:table-cell table:formula="of:=[.AB30]*['Generell Calculating Data'.B7]" office:value-type="float" office:value="0.792613636363636" calcext:value-type="float">
            <text:p>0.792613636363636</text:p>
          </table:table-cell>
          <table:table-cell table:number-columns-repeated="19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table:formula="of:=[.H30]*[.AL23]" office:value-type="float" office:value="89.4662642045454" calcext:value-type="float">
            <text:p>89.4662642045454</text:p>
          </table:table-cell>
          <table:table-cell table:number-columns-repeated="6"/>
        </table:table-row>
        <table:table-row table:style-name="ro1" table:number-rows-repeated="3">
          <table:table-cell table:number-columns-repeated="39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0.827956989247312" calcext:value-type="float">
            <text:p>0.827956989247312</text:p>
          </table:table-cell>
          <table:table-cell office:value-type="float" office:value="0.870967741935484" calcext:value-type="float">
            <text:p>0.870967741935484</text:p>
          </table:table-cell>
          <table:table-cell office:value-type="float" office:value="0.795698924731183" calcext:value-type="float">
            <text:p>0.795698924731183</text:p>
          </table:table-cell>
          <table:table-cell office:value-type="float" office:value="0.956989247311828" calcext:value-type="float">
            <text:p>0.956989247311828</text:p>
          </table:table-cell>
          <table:table-cell/>
          <table:table-cell office:value-type="float" office:value="101.0625" calcext:value-type="float">
            <text:p>101.0625</text:p>
          </table:table-cell>
          <table:table-cell office:value-type="float" office:value="106.3125" calcext:value-type="float">
            <text:p>106.3125</text:p>
          </table:table-cell>
          <table:table-cell office:value-type="float" office:value="97.125" calcext:value-type="float">
            <text:p>97.125</text:p>
          </table:table-cell>
          <table:table-cell office:value-type="float" office:value="116.8125" calcext:value-type="float">
            <text:p>116.8125</text:p>
          </table:table-cell>
          <table:table-cell/>
          <table:table-cell office:value-type="float" office:value="131.25" calcext:value-type="float">
            <text:p>131.25</text:p>
          </table:table-cell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number-columns-repeated="3"/>
          <table:table-cell table:formula="of:=0.85*[.D35]" office:value-type="float" office:value="10.2" calcext:value-type="float">
            <text:p>10.2</text:p>
          </table:table-cell>
          <table:table-cell office:value-type="string" calcext:value-type="string">
            <text:p>3x3</text:p>
          </table:table-cell>
          <table:table-cell table:number-columns-repeated="3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4"/>
          <table:table-cell table:formula="of:=[.AC35]*[.AM35]" office:value-type="float" office:value="108.66935483871" calcext:value-type="float">
            <text:p>108.66935483871</text:p>
          </table:table-cell>
          <table:table-cell table:number-columns-repeated="34"/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number-columns-repeated="9"/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SLOW AND CONTROLLED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press </text:p>
          </table:table-cell>
          <table:table-cell office:value-type="string" calcext:value-type="string">
            <text:p>50kg</text:p>
          </table:table-cell>
          <table:table-cell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table-cell table:number-columns-repeated="8"/>
          <table:table-cell office:value-type="string" calcext:value-type="string">
            <text:p>40 kg</text:p>
          </table:table-cell>
          <table:table-cell office:value-type="float" office:value="11" calcext:value-type="float">
            <text:p>11</text:p>
          </table:table-cell>
          <table:table-cell table:number-columns-repeated="29"/>
        </table:table-row>
      </table:table>
      <table:table table:name="Range Calculation for Prilepin" table:style-name="ta1">
        <table:table-column table:style-name="co1" table:number-columns-repeated="8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F11]-[.E11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14]-[.E14]" office:value-type="float" office:value="12" calcext:value-type="float">
            <text:p>12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20]-[.E20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23]-[.E23]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F27]-[.E27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30]-[.E30]" office:value-type="float" office:value="10" calcext:value-type="float">
            <text:p>10</text:p>
          </table:table-cell>
        </table:table-row>
      </table:table>
      <table:table table:name="Generell Calculating Data" table:style-name="ta1">
        <table:table-column table:style-name="co1" table:default-cell-style-name="Default"/>
        <table:table-column table:style-name="co36" table:default-cell-style-name="Default"/>
        <table:table-column table:style-name="co1" table:number-columns-repeated="3" table:default-cell-style-name="Default"/>
        <table:table-column table:style-name="co37" table:default-cell-style-name="ce59"/>
        <table:table-column table:style-name="co36" table:default-cell-style-name="Default"/>
        <table:table-column table:style-name="co38" table:default-cell-style-name="Default"/>
        <table:table-column table:style-name="co1" table:number-columns-repeated="18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style-name="ce4"/>
          <table:table-cell table:style-name="ce24" office:value-type="string" calcext:value-type="string">
            <text:p>1 Rep Max Table</text:p>
          </table:table-cell>
          <table:table-cell table:number-columns-repeated="3"/>
          <table:table-cell table:style-name="Default"/>
          <table:table-cell office:value-type="string" calcext:value-type="string">
            <text:p>estimted progress</text:p>
          </table:table-cell>
          <table:table-cell table:number-columns-repeated="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4" office:value-type="float" office:value="1" calcext:value-type="float">
            <text:p>1.00</text:p>
          </table:table-cell>
          <table:table-cell table:number-columns-repeated="3"/>
          <table:table-cell table:style-name="ce2" office:value-type="string" calcext:value-type="string">
            <text:p>Deadlift</text:p>
          </table:table-cell>
          <table:table-cell office:value-type="float" office:value="236.25" calcext:value-type="float">
            <text:p>236.25</text:p>
          </table:table-cell>
          <table:table-cell table:number-columns-repeated="1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4" office:value-type="float" office:value="0.96" calcext:value-type="float">
            <text:p>0.96</text:p>
          </table:table-cell>
          <table:table-cell table:number-columns-repeated="3"/>
          <table:table-cell table:style-name="ce2" office:value-type="string" calcext:value-type="string">
            <text:p>Push Press</text:p>
          </table:table-cell>
          <table:table-cell office:value-type="float" office:value="112.875" calcext:value-type="float">
            <text:p>112.875</text:p>
          </table:table-cell>
          <table:table-cell table:number-columns-repeated="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4" office:value-type="float" office:value="0.93" calcext:value-type="float">
            <text:p>0.93</text:p>
          </table:table-cell>
          <table:table-cell table:number-columns-repeated="3"/>
          <table:table-cell table:style-name="ce2" office:value-type="string" calcext:value-type="string">
            <text:p>Jerk</text:p>
          </table:table-cell>
          <table:table-cell office:value-type="float" office:value="131.25" calcext:value-type="float">
            <text:p>131.25</text:p>
          </table:table-cell>
          <table:table-cell table:number-columns-repeated="1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4" office:value-type="float" office:value="0.9" calcext:value-type="float">
            <text:p>0.90</text:p>
          </table:table-cell>
          <table:table-cell table:number-columns-repeated="3"/>
          <table:table-cell table:style-name="ce2" office:value-type="string" calcext:value-type="string">
            <text:p>Press</text:p>
          </table:table-cell>
          <table:table-cell office:value-type="float" office:value="76.125" calcext:value-type="float">
            <text:p>76.125</text:p>
          </table:table-cell>
          <table:table-cell table:number-columns-repeated="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4" office:value-type="float" office:value="0.88" calcext:value-type="float">
            <text:p>0.88</text:p>
          </table:table-cell>
          <table:table-cell table:number-columns-repeated="3"/>
          <table:table-cell table:style-name="ce2" office:value-type="string" calcext:value-type="string">
            <text:p>OVS</text:p>
          </table:table-cell>
          <table:table-cell office:value-type="float" office:value="96.25" calcext:value-type="float">
            <text:p>96.25</text:p>
          </table:table-cell>
          <table:table-cell table:number-columns-repeated="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4" office:value-type="float" office:value="0.86" calcext:value-type="float">
            <text:p>0.86</text:p>
          </table:table-cell>
          <table:table-cell table:number-columns-repeated="3"/>
          <table:table-cell table:style-name="ce2" office:value-type="string" calcext:value-type="string">
            <text:p>Back Squat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4" office:value-type="float" office:value="0.83" calcext:value-type="float">
            <text:p>0.83</text:p>
          </table:table-cell>
          <table:table-cell table:number-columns-repeated="3"/>
          <table:table-cell table:style-name="ce2" office:value-type="string" calcext:value-type="string">
            <text:p>Front Squat</text:p>
          </table:table-cell>
          <table:table-cell office:value-type="float" office:value="152.25" calcext:value-type="float">
            <text:p>152.25</text:p>
          </table:table-cell>
          <table:table-cell table:number-columns-repeated="1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4" office:value-type="float" office:value="0.81" calcext:value-type="float">
            <text:p>0.81</text:p>
          </table:table-cell>
          <table:table-cell table:number-columns-repeated="3"/>
          <table:table-cell table:style-name="Default" office:value-type="string" calcext:value-type="string">
            <text:p>Paused Backsquat</text:p>
          </table:table-cell>
          <table:table-cell table:formula="of:=[.G10]*0.9" office:value-type="float" office:value="151.2" calcext:value-type="float">
            <text:p>151.2</text:p>
          </table:table-cell>
          <table:table-cell table:number-columns-repeated="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4" office:value-type="float" office:value="0.79" calcext:value-type="float">
            <text:p>0.79</text:p>
          </table:table-cell>
          <table:table-cell table:number-columns-repeated="3"/>
          <table:table-cell table:style-name="Default" office:value-type="string" calcext:value-type="string">
            <text:p>Paused Frontsquat</text:p>
          </table:table-cell>
          <table:table-cell table:formula="of:=[.G11]*0.9" office:value-type="float" office:value="137.025" calcext:value-type="float">
            <text:p>137.025</text:p>
          </table:table-cell>
          <table:table-cell table:number-columns-repeated="1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4" office:value-type="float" office:value="0.77" calcext:value-type="float">
            <text:p>0.77</text:p>
          </table:table-cell>
          <table:table-cell table:number-columns-repeated="3"/>
          <table:table-cell table:style-name="ce2" office:value-type="string" calcext:value-type="string">
            <text:p>Clean</text:p>
          </table:table-cell>
          <table:table-cell office:value-type="float" office:value="126" calcext:value-type="float">
            <text:p>126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Pull</text:p>
          </table:table-cell>
          <table:table-cell office:value-type="float" office:value="129.83870967742" calcext:value-type="float">
            <text:p>129.83870967742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</text:p>
          </table:table-cell>
          <table:table-cell office:value-type="float" office:value="94.5" calcext:value-type="float">
            <text:p>94.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pull</text:p>
          </table:table-cell>
          <table:table-cell office:value-type="float" office:value="115.725806451613" calcext:value-type="float">
            <text:p>115.725806451613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Clean</text:p>
          </table:table-cell>
          <table:table-cell office:value-type="float" office:value="119.7" calcext:value-type="float">
            <text:p>119.7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Snatch</text:p>
          </table:table-cell>
          <table:table-cell office:value-type="float" office:value="82.03125" calcext:value-type="float">
            <text:p>82.031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G Deficit Deadlift</text:p>
          </table:table-cell>
          <table:table-cell office:value-type="float" office:value="157.5" calcext:value-type="float">
            <text:p>157.5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5"/>
          <table:table-cell table:style-name="ce2" office:value-type="string" calcext:value-type="string">
            <text:p>Paused Deadlift</text:p>
          </table:table-cell>
          <table:table-cell office:value-type="float" office:value="141.75" calcext:value-type="float">
            <text:p>141.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Combination</text:p>
          </table:table-cell>
          <table:table-cell office:value-type="float" office:value="107.1" calcext:value-type="float">
            <text:p>107.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Combination</text:p>
          </table:table-cell>
          <table:table-cell office:value-type="float" office:value="80.325" calcext:value-type="float">
            <text:p>80.3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Burn Squat</text:p>
          </table:table-cell>
          <table:table-cell office:value-type="float" office:value="100.8" calcext:value-type="float">
            <text:p>100.8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Clean and Jerk</text:p>
          </table:table-cell>
          <table:table-cell office:value-type="float" office:value="123.375" calcext:value-type="float">
            <text:p>123.3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</text:p>
          </table:table-cell>
          <table:table-cell office:value-type="float" office:value="231" calcext:value-type="float">
            <text:p>23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 as Acc</text:p>
          </table:table-cell>
          <table:table-cell office:value-type="float" office:value="138.6" calcext:value-type="float">
            <text:p>138.6</text:p>
          </table:table-cell>
          <table:table-cell table:number-columns-repeated="19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2" office:value-type="string" calcext:value-type="string">
            <text:p>Snatch Deadlift</text:p>
          </table:table-cell>
          <table:table-cell office:value-type="float" office:value="169.354838709677" calcext:value-type="float">
            <text:p>169.354838709677</text:p>
          </table:table-cell>
          <table:table-cell table:number-columns-repeated="19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dvance this to 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VOLUME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Intensity</text:p>
          </table:table-cell>
          <table:table-cell table:number-columns-repeated="4"/>
          <table:table-cell office:value-type="string" calcext:value-type="string">
            <text:p>Rep Ideal (highest?)</text:p>
          </table:table-cell>
          <table:table-cell table:number-columns-repeated="4"/>
          <table:table-cell table:style-name="ce59" office:value-type="string" calcext:value-type="string">
            <text:p>Prilepin VOLUME optimum</text:p>
          </table:table-cell>
          <table:table-cell table:style-name="ce59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table:style-name="Default"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table:style-name="ce59" office:value-type="string" calcext:value-type="string">
            <text:p>Cycle 1</text:p>
          </table:table-cell>
          <table:table-cell table:style-name="ce59" office:value-type="string" calcext:value-type="string">
            <text:p>Cycle 2</text:p>
          </table:table-cell>
          <table:table-cell table:style-name="ce59" office:value-type="string" calcext:value-type="string">
            <text:p>Cycle 3</text:p>
          </table:table-cell>
          <table:table-cell table:style-name="ce59" office:value-type="string" calcext:value-type="string">
            <text:p>Cycle 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43] - [.C43]" office:value-type="float" office:value="2" calcext:value-type="float">
            <text:p>2</text:p>
          </table:table-cell>
          <table:table-cell table:formula="of:=[.S43] - [.D43]" office:value-type="float" office:value="6" calcext:value-type="float">
            <text:p>6</text:p>
          </table:table-cell>
          <table:table-cell table:formula="of:=[.T43] - [.E43]" office:value-type="float" office:value="5" calcext:value-type="float">
            <text:p>5</text:p>
          </table:table-cell>
          <table:table-cell table:formula="of:=[.U43] - [.F43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natch Pull?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44] - [.C44]" office:value-type="float" office:value="-2" calcext:value-type="float">
            <text:p>-2</text:p>
          </table:table-cell>
          <table:table-cell table:formula="of:=[.S44] - [.D44]" office:value-type="float" office:value="2" calcext:value-type="float">
            <text:p>2</text:p>
          </table:table-cell>
          <table:table-cell table:formula="of:=[.T44] - [.E44]" office:value-type="float" office:value="3" calcext:value-type="float">
            <text:p>3</text:p>
          </table:table-cell>
          <table:table-cell table:formula="of:=[.U44] - [.F44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45] - [.C45]" office:value-type="float" office:value="2" calcext:value-type="float">
            <text:p>2</text:p>
          </table:table-cell>
          <table:table-cell table:formula="of:=[.S45] - [.D45]" office:value-type="float" office:value="6" calcext:value-type="float">
            <text:p>6</text:p>
          </table:table-cell>
          <table:table-cell table:formula="of:=[.T45] - [.E45]" office:value-type="float" office:value="5" calcext:value-type="float">
            <text:p>5</text:p>
          </table:table-cell>
          <table:table-cell table:formula="of:=[.U45] - [.F45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lean Pull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46] - [.C46]" office:value-type="float" office:value="0" calcext:value-type="float">
            <text:p>0</text:p>
          </table:table-cell>
          <table:table-cell table:formula="of:=[.S46] - [.D46]" office:value-type="float" office:value="3" calcext:value-type="float">
            <text:p>3</text:p>
          </table:table-cell>
          <table:table-cell table:formula="of:=[.T46] - [.E46]" office:value-type="float" office:value="3" calcext:value-type="float">
            <text:p>3</text:p>
          </table:table-cell>
          <table:table-cell table:formula="of:=[.U46] - [.F46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 as Acc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9" office:value-type="float" office:value="24" calcext:value-type="float">
            <text:p>24</text:p>
          </table:table-cell>
          <table:table-cell/>
          <table:table-cell table:formula="of:=[.R47] - [.C47]" office:value-type="float" office:value="4" calcext:value-type="float">
            <text:p>4</text:p>
          </table:table-cell>
          <table:table-cell table:formula="of:=[.S47] - [.D47]" office:value-type="float" office:value="8" calcext:value-type="float">
            <text:p>8</text:p>
          </table:table-cell>
          <table:table-cell table:formula="of:=[.T47] - [.E47]" office:value-type="float" office:value="12" calcext:value-type="float">
            <text:p>12</text:p>
          </table:table-cell>
          <table:table-cell table:formula="of:=[.U47] - [.F47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48] - [.C48]" office:value-type="float" office:value="0" calcext:value-type="float">
            <text:p>0</text:p>
          </table:table-cell>
          <table:table-cell table:formula="of:=[.S48] - [.D48]" office:value-type="float" office:value="0" calcext:value-type="float">
            <text:p>0</text:p>
          </table:table-cell>
          <table:table-cell table:formula="of:=[.T48] - [.E48]" office:value-type="float" office:value="0" calcext:value-type="float">
            <text:p>0</text:p>
          </table:table-cell>
          <table:table-cell table:formula="of:=[.U48] - [.F4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49] - [.C49]" office:value-type="float" office:value="-7" calcext:value-type="float">
            <text:p>-7</text:p>
          </table:table-cell>
          <table:table-cell table:formula="of:=[.S49] - [.D49]" office:value-type="float" office:value="-2" calcext:value-type="float">
            <text:p>-2</text:p>
          </table:table-cell>
          <table:table-cell table:formula="of:=[.T49] - [.E49]" office:value-type="float" office:value="0" calcext:value-type="float">
            <text:p>0</text:p>
          </table:table-cell>
          <table:table-cell table:formula="of:=[.U49] - [.F49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/>
          <table:table-cell table:formula="of:=[.R50] - [.C50]" office:value-type="float" office:value="6" calcext:value-type="float">
            <text:p>6</text:p>
          </table:table-cell>
          <table:table-cell table:formula="of:=[.S50] - [.D50]" office:value-type="float" office:value="0" calcext:value-type="float">
            <text:p>0</text:p>
          </table:table-cell>
          <table:table-cell table:formula="of:=[.T50] - [.E50]" office:value-type="float" office:value="9" calcext:value-type="float">
            <text:p>9</text:p>
          </table:table-cell>
          <table:table-cell table:formula="of:=[.U50] - [.F5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1] - [.C51]" office:value-type="float" office:value="3" calcext:value-type="float">
            <text:p>3</text:p>
          </table:table-cell>
          <table:table-cell table:formula="of:=[.S51] - [.D51]" office:value-type="float" office:value="6" calcext:value-type="float">
            <text:p>6</text:p>
          </table:table-cell>
          <table:table-cell table:formula="of:=[.T51] - [.E51]" office:value-type="float" office:value="5" calcext:value-type="float">
            <text:p>5</text:p>
          </table:table-cell>
          <table:table-cell table:formula="of:=[.U51] - [.F5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52] - [.C52]" office:value-type="float" office:value="0" calcext:value-type="float">
            <text:p>0</text:p>
          </table:table-cell>
          <table:table-cell table:formula="of:=[.S52] - [.D52]" office:value-type="float" office:value="0" calcext:value-type="float">
            <text:p>0</text:p>
          </table:table-cell>
          <table:table-cell table:formula="of:=[.T52] - [.E52]" office:value-type="float" office:value="0" calcext:value-type="float">
            <text:p>0</text:p>
          </table:table-cell>
          <table:table-cell table:formula="of:=[.U52] - [.F5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VS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3] - [.C53]" office:value-type="float" office:value="-6" calcext:value-type="float">
            <text:p>-6</text:p>
          </table:table-cell>
          <table:table-cell table:formula="of:=[.S53] - [.D53]" office:value-type="float" office:value="-2" calcext:value-type="float">
            <text:p>-2</text:p>
          </table:table-cell>
          <table:table-cell table:formula="of:=[.T53] - [.E53]" office:value-type="float" office:value="-1" calcext:value-type="float">
            <text:p>-1</text:p>
          </table:table-cell>
          <table:table-cell table:formula="of:=[.U53] - [.F53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ack Squat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4] - [.C54]" office:value-type="float" office:value="-12" calcext:value-type="float">
            <text:p>-12</text:p>
          </table:table-cell>
          <table:table-cell table:formula="of:=[.S54] - [.D54]" office:value-type="float" office:value="-7" calcext:value-type="float">
            <text:p>-7</text:p>
          </table:table-cell>
          <table:table-cell table:formula="of:=[.T54] - [.E54]" office:value-type="float" office:value="-5" calcext:value-type="float">
            <text:p>-5</text:p>
          </table:table-cell>
          <table:table-cell table:formula="of:=[.U54] - [.F54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Front Squat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5] - [.C55]" office:value-type="float" office:value="-7" calcext:value-type="float">
            <text:p>-7</text:p>
          </table:table-cell>
          <table:table-cell table:formula="of:=[.S55] - [.D55]" office:value-type="float" office:value="-2" calcext:value-type="float">
            <text:p>-2</text:p>
          </table:table-cell>
          <table:table-cell table:formula="of:=[.T55] - [.E55]" office:value-type="float" office:value="0" calcext:value-type="float">
            <text:p>0</text:p>
          </table:table-cell>
          <table:table-cell table:formula="of:=[.U55] - [.F55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used Backsquat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6] - [.C56]" office:value-type="float" office:value="-12" calcext:value-type="float">
            <text:p>-12</text:p>
          </table:table-cell>
          <table:table-cell table:formula="of:=[.S56] - [.D56]" office:value-type="float" office:value="-7" calcext:value-type="float">
            <text:p>-7</text:p>
          </table:table-cell>
          <table:table-cell table:formula="of:=[.T56] - [.E56]" office:value-type="float" office:value="-5" calcext:value-type="float">
            <text:p>-5</text:p>
          </table:table-cell>
          <table:table-cell table:formula="of:=[.U56] - [.F56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Paused Frontsquat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7] - [.C57]" office:value-type="float" office:value="-6" calcext:value-type="float">
            <text:p>-6</text:p>
          </table:table-cell>
          <table:table-cell table:formula="of:=[.S57] - [.D57]" office:value-type="float" office:value="-2" calcext:value-type="float">
            <text:p>-2</text:p>
          </table:table-cell>
          <table:table-cell table:formula="of:=[.T57] - [.E57]" office:value-type="float" office:value="-1" calcext:value-type="float">
            <text:p>-1</text:p>
          </table:table-cell>
          <table:table-cell table:formula="of:=[.U57] - [.F57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58] - [.C58]" office:value-type="float" office:value="0" calcext:value-type="float">
            <text:p>0</text:p>
          </table:table-cell>
          <table:table-cell table:formula="of:=[.S58] - [.D58]" office:value-type="float" office:value="0" calcext:value-type="float">
            <text:p>0</text:p>
          </table:table-cell>
          <table:table-cell table:formula="of:=[.T58] - [.E58]" office:value-type="float" office:value="0" calcext:value-type="float">
            <text:p>0</text:p>
          </table:table-cell>
          <table:table-cell table:formula="of:=[.U58] - [.F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/>
          <table:table-cell table:formula="of:=[.R59] - [.C59]" office:value-type="float" office:value="6" calcext:value-type="float">
            <text:p>6</text:p>
          </table:table-cell>
          <table:table-cell table:formula="of:=[.S59] - [.D59]" office:value-type="float" office:value="0" calcext:value-type="float">
            <text:p>0</text:p>
          </table:table-cell>
          <table:table-cell table:formula="of:=[.T59] - [.E59]" office:value-type="float" office:value="9" calcext:value-type="float">
            <text:p>9</text:p>
          </table:table-cell>
          <table:table-cell table:formula="of:=[.U59] - [.F59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0] - [.C60]" office:value-type="float" office:value="0" calcext:value-type="float">
            <text:p>0</text:p>
          </table:table-cell>
          <table:table-cell table:formula="of:=[.S60] - [.D60]" office:value-type="float" office:value="0" calcext:value-type="float">
            <text:p>0</text:p>
          </table:table-cell>
          <table:table-cell table:formula="of:=[.T60] - [.E60]" office:value-type="float" office:value="0" calcext:value-type="float">
            <text:p>0</text:p>
          </table:table-cell>
          <table:table-cell table:formula="of:=[.U60] - [.F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/>
          <table:table-cell table:formula="of:=[.R61] - [.C61]" office:value-type="float" office:value="6" calcext:value-type="float">
            <text:p>6</text:p>
          </table:table-cell>
          <table:table-cell table:formula="of:=[.S61] - [.D61]" office:value-type="float" office:value="0" calcext:value-type="float">
            <text:p>0</text:p>
          </table:table-cell>
          <table:table-cell table:formula="of:=[.T61] - [.E61]" office:value-type="float" office:value="9" calcext:value-type="float">
            <text:p>9</text:p>
          </table:table-cell>
          <table:table-cell table:formula="of:=[.U61] - [.F6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2] - [.C62]" office:value-type="float" office:value="0" calcext:value-type="float">
            <text:p>0</text:p>
          </table:table-cell>
          <table:table-cell table:formula="of:=[.S62] - [.D62]" office:value-type="float" office:value="0" calcext:value-type="float">
            <text:p>0</text:p>
          </table:table-cell>
          <table:table-cell table:formula="of:=[.T62] - [.E62]" office:value-type="float" office:value="0" calcext:value-type="float">
            <text:p>0</text:p>
          </table:table-cell>
          <table:table-cell table:formula="of:=[.U62] - [.F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3] - [.C63]" office:value-type="float" office:value="0" calcext:value-type="float">
            <text:p>0</text:p>
          </table:table-cell>
          <table:table-cell table:formula="of:=[.S63] - [.D63]" office:value-type="float" office:value="0" calcext:value-type="float">
            <text:p>0</text:p>
          </table:table-cell>
          <table:table-cell table:formula="of:=[.T63] - [.E63]" office:value-type="float" office:value="0" calcext:value-type="float">
            <text:p>0</text:p>
          </table:table-cell>
          <table:table-cell table:formula="of:=[.U63] - [.F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4] - [.C64]" office:value-type="float" office:value="0" calcext:value-type="float">
            <text:p>0</text:p>
          </table:table-cell>
          <table:table-cell table:formula="of:=[.S64] - [.D64]" office:value-type="float" office:value="0" calcext:value-type="float">
            <text:p>0</text:p>
          </table:table-cell>
          <table:table-cell table:formula="of:=[.T64] - [.E64]" office:value-type="float" office:value="0" calcext:value-type="float">
            <text:p>0</text:p>
          </table:table-cell>
          <table:table-cell table:formula="of:=[.U64] - [.F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G Deficit Deadlift</text:p>
          </table:table-cell>
          <table:table-cell table:number-columns-repeated="3" table:style-name="ce59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59" office:value-type="float" office:value="24" calcext:value-type="float">
            <text:p>24</text:p>
          </table:table-cell>
          <table:table-cell/>
          <table:table-cell table:formula="of:=[.R65] - [.C65]" office:value-type="float" office:value="-6" calcext:value-type="float">
            <text:p>-6</text:p>
          </table:table-cell>
          <table:table-cell table:formula="of:=[.S65] - [.D65]" office:value-type="float" office:value="-6" calcext:value-type="float">
            <text:p>-6</text:p>
          </table:table-cell>
          <table:table-cell table:formula="of:=[.T65] - [.E65]" office:value-type="float" office:value="-6" calcext:value-type="float">
            <text:p>-6</text:p>
          </table:table-cell>
          <table:table-cell table:formula="of:=[.U65] - [.F65]"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6] - [.C66]" office:value-type="float" office:value="0" calcext:value-type="float">
            <text:p>0</text:p>
          </table:table-cell>
          <table:table-cell table:formula="of:=[.S66] - [.D66]" office:value-type="float" office:value="0" calcext:value-type="float">
            <text:p>0</text:p>
          </table:table-cell>
          <table:table-cell table:formula="of:=[.T66] - [.E66]" office:value-type="float" office:value="0" calcext:value-type="float">
            <text:p>0</text:p>
          </table:table-cell>
          <table:table-cell table:formula="of:=[.U66] - [.F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7] - [.C67]" office:value-type="float" office:value="0" calcext:value-type="float">
            <text:p>0</text:p>
          </table:table-cell>
          <table:table-cell table:formula="of:=[.S67] - [.D67]" office:value-type="float" office:value="0" calcext:value-type="float">
            <text:p>0</text:p>
          </table:table-cell>
          <table:table-cell table:formula="of:=[.T67] - [.E67]" office:value-type="float" office:value="0" calcext:value-type="float">
            <text:p>0</text:p>
          </table:table-cell>
          <table:table-cell table:formula="of:=[.U67] - [.F6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 Combination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9" office:value-type="float" office:value="18" calcext:value-type="float">
            <text:p>18</text:p>
          </table:table-cell>
          <table:table-cell/>
          <table:table-cell table:formula="of:=[.R68] - [.C68]" office:value-type="float" office:value="-2" calcext:value-type="float">
            <text:p>-2</text:p>
          </table:table-cell>
          <table:table-cell table:formula="of:=[.S68] - [.D68]" office:value-type="float" office:value="2" calcext:value-type="float">
            <text:p>2</text:p>
          </table:table-cell>
          <table:table-cell table:formula="of:=[.T68] - [.E68]" office:value-type="float" office:value="6" calcext:value-type="float">
            <text:p>6</text:p>
          </table:table-cell>
          <table:table-cell table:formula="of:=[.U68] - [.F68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natch Combination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9" office:value-type="float" office:value="18" calcext:value-type="float">
            <text:p>18</text:p>
          </table:table-cell>
          <table:table-cell/>
          <table:table-cell table:formula="of:=[.R69] - [.C69]" office:value-type="float" office:value="-2" calcext:value-type="float">
            <text:p>-2</text:p>
          </table:table-cell>
          <table:table-cell table:formula="of:=[.S69] - [.D69]" office:value-type="float" office:value="2" calcext:value-type="float">
            <text:p>2</text:p>
          </table:table-cell>
          <table:table-cell table:formula="of:=[.T69] - [.E69]" office:value-type="float" office:value="6" calcext:value-type="float">
            <text:p>6</text:p>
          </table:table-cell>
          <table:table-cell table:formula="of:=[.U69] - [.F6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3" table:style-name="ce59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59" office:value-type="float" office:value="24" calcext:value-type="float">
            <text:p>24</text:p>
          </table:table-cell>
          <table:table-cell/>
          <table:table-cell table:formula="of:=[.R70] - [.C70]" office:value-type="float" office:value="-6" calcext:value-type="float">
            <text:p>-6</text:p>
          </table:table-cell>
          <table:table-cell table:formula="of:=[.S70] - [.D70]" office:value-type="float" office:value="-6" calcext:value-type="float">
            <text:p>-6</text:p>
          </table:table-cell>
          <table:table-cell table:formula="of:=[.T70] - [.E70]" office:value-type="float" office:value="-6" calcext:value-type="float">
            <text:p>-6</text:p>
          </table:table-cell>
          <table:table-cell table:formula="of:=[.U70] - [.F70]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Clean and Jerk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/>
          <table:table-cell table:formula="of:=[.R71] - [.C71]" office:value-type="float" office:value="6" calcext:value-type="float">
            <text:p>6</text:p>
          </table:table-cell>
          <table:table-cell table:formula="of:=[.S71] - [.D71]" office:value-type="float" office:value="0" calcext:value-type="float">
            <text:p>0</text:p>
          </table:table-cell>
          <table:table-cell table:formula="of:=[.T71] - [.E71]" office:value-type="float" office:value="9" calcext:value-type="float">
            <text:p>9</text:p>
          </table:table-cell>
          <table:table-cell table:formula="of:=[.U71] - [.F7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72] - [.C72]" office:value-type="float" office:value="0" calcext:value-type="float">
            <text:p>0</text:p>
          </table:table-cell>
          <table:table-cell table:formula="of:=[.S72] - [.D72]" office:value-type="float" office:value="0" calcext:value-type="float">
            <text:p>0</text:p>
          </table:table-cell>
          <table:table-cell table:formula="of:=[.T72] - [.E72]" office:value-type="float" office:value="0" calcext:value-type="float">
            <text:p>0</text:p>
          </table:table-cell>
          <table:table-cell table:formula="of:=[.U72] - [.F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73] - [.C73]" office:value-type="float" office:value="0" calcext:value-type="float">
            <text:p>0</text:p>
          </table:table-cell>
          <table:table-cell table:formula="of:=[.S73] - [.D73]" office:value-type="float" office:value="0" calcext:value-type="float">
            <text:p>0</text:p>
          </table:table-cell>
          <table:table-cell table:formula="of:=[.T73] - [.E73]" office:value-type="float" office:value="0" calcext:value-type="float">
            <text:p>0</text:p>
          </table:table-cell>
          <table:table-cell table:formula="of:=[.U73] - [.F7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59" table:number-columns-repeated="4"/>
          <table:table-cell/>
          <table:table-cell table:formula="of:=[.R74] - [.C74]" office:value-type="float" office:value="0" calcext:value-type="float">
            <text:p>0</text:p>
          </table:table-cell>
          <table:table-cell table:formula="of:=[.S74] - [.D74]" office:value-type="float" office:value="0" calcext:value-type="float">
            <text:p>0</text:p>
          </table:table-cell>
          <table:table-cell table:formula="of:=[.T74] - [.E74]" office:value-type="float" office:value="0" calcext:value-type="float">
            <text:p>0</text:p>
          </table:table-cell>
          <table:table-cell table:formula="of:=[.U74] - [.F7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0" calcext:value-type="float">
            <text:p>10</text:p>
          </table:table-cell>
          <table:table-cell/>
          <table:table-cell table:formula="of:=[.R75] - [.C75]" office:value-type="float" office:value="10" calcext:value-type="float">
            <text:p>10</text:p>
          </table:table-cell>
          <table:table-cell table:formula="of:=[.S75] - [.D75]" office:value-type="float" office:value="24" calcext:value-type="float">
            <text:p>24</text:p>
          </table:table-cell>
          <table:table-cell table:formula="of:=[.T75] - [.E75]" office:value-type="float" office:value="18" calcext:value-type="float">
            <text:p>18</text:p>
          </table:table-cell>
          <table:table-cell table:formula="of:=[.U75] - [.F75]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59" table:number-columns-repeated="4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table table:name="Rep Changer" table:style-name="ta1">
        <table:table-column table:style-name="co1" table:number-columns-repeated="3" table:default-cell-style-name="Default"/>
        <table:table-column table:style-name="co39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74"/>
        <table:table-column table:style-name="co1" table:number-columns-repeated="2" table:default-cell-style-name="Default"/>
        <table:table-column table:style-name="co40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ONLY ONE and in right line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weight:</text:p>
          </table:table-cell>
          <table:table-cell office:value-type="float" office:value="172.5" calcext:value-type="float">
            <text:p>172.5</text:p>
          </table:table-cell>
          <table:table-cell/>
          <table:table-cell office:value-type="string" calcext:value-type="string">
            <text:p>1RM:</text:p>
          </table:table-cell>
          <table:table-cell table:formula="of:=[.I5]/SUM([.H7:.H16])" office:value-type="float" office:value="246.428571428571" calcext:value-type="float">
            <text:p>246.428571428571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4" office:value-type="string" calcext:value-type="string">
            <text:p>1 Rep Max Table</text:p>
          </table:table-cell>
          <table:table-cell table:style-name="ce4"/>
          <table:table-cell office:value-type="string" calcext:value-type="string">
            <text:p>INPUT:</text:p>
          </table:table-cell>
          <table:table-cell office:value-type="string" calcext:value-type="string">
            <text:p>Current Rep</text:p>
          </table:table-cell>
          <table:table-cell office:value-type="string" calcext:value-type="string">
            <text:p>Intensity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Calc Data</text:p>
          </table:table-cell>
          <table:table-cell office:value-type="string" calcext:value-type="string">
            <text:p>Relative Intensity</text:p>
          </table:table-cell>
          <table:table-cell table:number-columns-repeated="4"/>
          <table:table-cell table:style-name="ce4"/>
          <table:table-cell table:style-name="ce24" office:value-type="string" calcext:value-type="string">
            <text:p>1 Rep Max Table</text:p>
          </table:table-cell>
        </table:table-row>
        <table:table-row table:style-name="ro2">
          <table:table-cell table:number-columns-repeated="3"/>
          <table:table-cell table:style-name="ce24" office:value-type="float" office:value="1" calcext:value-type="float">
            <text:p>1.00</text:p>
          </table:table-cell>
          <table:table-cell table:style-name="ce4"/>
          <table:table-cell/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$Q$19]*[.W7]" office:value-type="float" office:value="0.752688172043011" calcext:value-type="float">
            <text:p>0.75</text:p>
          </table:table-cell>
          <table:table-cell table:formula="of:=[.M7]*[.$L$5]" office:value-type="float" office:value="185.483870967742" calcext:value-type="float">
            <text:p>185.48</text:p>
          </table:table-cell>
          <table:table-cell table:number-columns-repeated="2"/>
          <table:table-cell table:formula="of:=[.H7]/[.D7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24" office:value-type="float" office:value="1" calcext:value-type="float">
            <text:p>1.00</text:p>
          </table:table-cell>
        </table:table-row>
        <table:table-row table:style-name="ro2">
          <table:table-cell table:number-columns-repeated="3"/>
          <table:table-cell table:style-name="ce24" office:value-type="float" office:value="0.96" calcext:value-type="float">
            <text:p>0.96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$Q$19]*[.W8]" office:value-type="float" office:value="0.72258064516129" calcext:value-type="float">
            <text:p>0.72</text:p>
          </table:table-cell>
          <table:table-cell table:formula="of:=[.M8]*[.$L$5]" office:value-type="float" office:value="178.064516129032" calcext:value-type="float">
            <text:p>178.06</text:p>
          </table:table-cell>
          <table:table-cell table:number-columns-repeated="2"/>
          <table:table-cell table:formula="of:=[.H8]/[.D8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24" office:value-type="float" office:value="0.96" calcext:value-type="float">
            <text:p>0.96</text:p>
          </table:table-cell>
        </table:table-row>
        <table:table-row table:style-name="ro2">
          <table:table-cell table:number-columns-repeated="3"/>
          <table:table-cell table:style-name="ce24" office:value-type="float" office:value="0.93" calcext:value-type="float">
            <text:p>0.93</text:p>
          </table:table-cell>
          <table:table-cell table:style-name="ce4"/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Q$19]*[.W9]" office:value-type="float" office:value="0.7" calcext:value-type="float">
            <text:p>0.70</text:p>
          </table:table-cell>
          <table:table-cell table:formula="of:=[.M9]*[.$L$5]" office:value-type="float" office:value="172.5" calcext:value-type="float">
            <text:p>172.50</text:p>
          </table:table-cell>
          <table:table-cell table:number-columns-repeated="2"/>
          <table:table-cell table:formula="of:=[.H9]/[.D9]" office:value-type="float" office:value="0.752688172043011" calcext:value-type="float">
            <text:p>0.752688172043011</text:p>
          </table:table-cell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24" office:value-type="float" office:value="0.93" calcext:value-type="float">
            <text:p>0.93</text:p>
          </table:table-cell>
        </table:table-row>
        <table:table-row table:style-name="ro2">
          <table:table-cell table:number-columns-repeated="3"/>
          <table:table-cell table:style-name="ce24" office:value-type="float" office:value="0.9" calcext:value-type="float">
            <text:p>0.90</text:p>
          </table:table-cell>
          <table:table-cell table:style-name="ce4"/>
          <table:table-cell/>
          <table:table-cell table:style-name="ce4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$Q$19]*[.W10]" office:value-type="float" office:value="0.67741935483871" calcext:value-type="float">
            <text:p>0.68</text:p>
          </table:table-cell>
          <table:table-cell table:formula="of:=[.M10]*[.$L$5]" office:value-type="float" office:value="166.935483870968" calcext:value-type="float">
            <text:p>166.94</text:p>
          </table:table-cell>
          <table:table-cell table:number-columns-repeated="2"/>
          <table:table-cell table:formula="of:=[.H10]/[.D10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24" office:value-type="float" office:value="0.9" calcext:value-type="float">
            <text:p>0.90</text:p>
          </table:table-cell>
        </table:table-row>
        <table:table-row table:style-name="ro2">
          <table:table-cell table:number-columns-repeated="3"/>
          <table:table-cell table:style-name="ce24" office:value-type="float" office:value="0.88" calcext:value-type="float">
            <text:p>0.88</text:p>
          </table:table-cell>
          <table:table-cell table:style-name="ce4"/>
          <table:table-cell/>
          <table:table-cell table:style-name="ce4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$Q$19]*[.W11]" office:value-type="float" office:value="0.662365591397849" calcext:value-type="float">
            <text:p>0.66</text:p>
          </table:table-cell>
          <table:table-cell table:formula="of:=[.M11]*[.$L$5]" office:value-type="float" office:value="163.225806451613" calcext:value-type="float">
            <text:p>163.23</text:p>
          </table:table-cell>
          <table:table-cell table:number-columns-repeated="2"/>
          <table:table-cell table:formula="of:=[.H11]/[.D11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24" office:value-type="float" office:value="0.88" calcext:value-type="float">
            <text:p>0.88</text:p>
          </table:table-cell>
        </table:table-row>
        <table:table-row table:style-name="ro2">
          <table:table-cell table:number-columns-repeated="3"/>
          <table:table-cell table:style-name="ce24" office:value-type="float" office:value="0.86" calcext:value-type="float">
            <text:p>0.86</text:p>
          </table:table-cell>
          <table:table-cell table:style-name="ce4"/>
          <table:table-cell/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$Q$19]*[.W12]" office:value-type="float" office:value="0.647311827956989" calcext:value-type="float">
            <text:p>0.65</text:p>
          </table:table-cell>
          <table:table-cell table:formula="of:=[.M12]*[.$L$5]" office:value-type="float" office:value="159.516129032258" calcext:value-type="float">
            <text:p>159.52</text:p>
          </table:table-cell>
          <table:table-cell table:number-columns-repeated="2"/>
          <table:table-cell table:formula="of:=[.H12]/[.D12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24" office:value-type="float" office:value="0.86" calcext:value-type="float">
            <text:p>0.86</text:p>
          </table:table-cell>
        </table:table-row>
        <table:table-row table:style-name="ro2">
          <table:table-cell table:number-columns-repeated="3"/>
          <table:table-cell table:style-name="ce24" office:value-type="float" office:value="0.83" calcext:value-type="float">
            <text:p>0.83</text:p>
          </table:table-cell>
          <table:table-cell table:style-name="ce4"/>
          <table:table-cell/>
          <table:table-cell table:style-name="ce4"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$Q$19]*[.W13]" office:value-type="float" office:value="0.624731182795699" calcext:value-type="float">
            <text:p>0.62</text:p>
          </table:table-cell>
          <table:table-cell table:formula="of:=[.M13]*[.$L$5]" office:value-type="float" office:value="153.951612903226" calcext:value-type="float">
            <text:p>153.95</text:p>
          </table:table-cell>
          <table:table-cell table:number-columns-repeated="2"/>
          <table:table-cell table:formula="of:=[.H13]/[.D13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24" office:value-type="float" office:value="0.83" calcext:value-type="float">
            <text:p>0.83</text:p>
          </table:table-cell>
        </table:table-row>
        <table:table-row table:style-name="ro2">
          <table:table-cell table:number-columns-repeated="3"/>
          <table:table-cell table:style-name="ce24" office:value-type="float" office:value="0.81" calcext:value-type="float">
            <text:p>0.81</text:p>
          </table:table-cell>
          <table:table-cell table:style-name="ce4"/>
          <table:table-cell/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$Q$19]*[.W14]" office:value-type="float" office:value="0.609677419354839" calcext:value-type="float">
            <text:p>0.61</text:p>
          </table:table-cell>
          <table:table-cell table:formula="of:=[.M14]*[.$L$5]" office:value-type="float" office:value="150.241935483871" calcext:value-type="float">
            <text:p>150.24</text:p>
          </table:table-cell>
          <table:table-cell table:number-columns-repeated="2"/>
          <table:table-cell table:formula="of:=[.H14]/[.D14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24" office:value-type="float" office:value="0.81" calcext:value-type="float">
            <text:p>0.81</text:p>
          </table:table-cell>
        </table:table-row>
        <table:table-row table:style-name="ro2">
          <table:table-cell table:number-columns-repeated="3"/>
          <table:table-cell table:style-name="ce24" office:value-type="float" office:value="0.79" calcext:value-type="float">
            <text:p>0.79</text:p>
          </table:table-cell>
          <table:table-cell table:style-name="ce4"/>
          <table:table-cell/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$Q$19]*[.W15]" office:value-type="float" office:value="0.594623655913978" calcext:value-type="float">
            <text:p>0.59</text:p>
          </table:table-cell>
          <table:table-cell table:formula="of:=[.M15]*[.$L$5]" office:value-type="float" office:value="146.532258064516" calcext:value-type="float">
            <text:p>146.53</text:p>
          </table:table-cell>
          <table:table-cell table:number-columns-repeated="2"/>
          <table:table-cell table:formula="of:=[.H15]/[.D15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24" office:value-type="float" office:value="0.79" calcext:value-type="float">
            <text:p>0.79</text:p>
          </table:table-cell>
        </table:table-row>
        <table:table-row table:style-name="ro2">
          <table:table-cell table:number-columns-repeated="3"/>
          <table:table-cell table:style-name="ce24" office:value-type="float" office:value="0.77" calcext:value-type="float">
            <text:p>0.77</text:p>
          </table:table-cell>
          <table:table-cell table:style-name="ce4"/>
          <table:table-cell/>
          <table:table-cell table:style-name="ce4"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$Q$19]*[.W16]" office:value-type="float" office:value="0.579569892473118" calcext:value-type="float">
            <text:p>0.58</text:p>
          </table:table-cell>
          <table:table-cell table:formula="of:=[.M16]*[.$L$5]" office:value-type="float" office:value="142.822580645161" calcext:value-type="float">
            <text:p>142.82</text:p>
          </table:table-cell>
          <table:table-cell table:number-columns-repeated="2"/>
          <table:table-cell table:formula="of:=[.H16]/[.D16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24" office:value-type="float" office:value="0.77" calcext:value-type="float">
            <text:p>0.77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table:formula="of:=SUM([.Q7:.Q16])" office:value-type="float" office:value="0.752688172043011" calcext:value-type="float">
            <text:p>0.752688172043011</text:p>
          </table:table-cell>
          <table:table-cell table:number-columns-repeated="6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Volume</text:p>
          </table:table-cell>
          <table:table-cell office:value-type="string" calcext:value-type="string">
            <text:p>reduce Factor</text:p>
          </table:table-cell>
          <table:table-cell/>
          <table:table-cell office:value-type="string" calcext:value-type="string">
            <text:p>Current Volume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I27]*[.J27]" office:value-type="float" office:value="6.5" calcext:value-type="float">
            <text:p>6.5</text:p>
          </table:table-cell>
          <table:table-cell table:number-columns-repeated="11"/>
        </table:table-row>
        <table:table-row table:style-name="ro1" table:number-rows-repeated="1048548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4">00/00/0000</text:date>, <text:time style:data-style-name="N2" text:time-value="12:34:45.9877060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2:47.826137936</meta:creation-date>
    <meta:generator>LibreOffice/5.2.7.2$Linux_X86_64 LibreOffice_project/20m0$Build-2</meta:generator>
    <dc:date>2018-12-24T13:56:26.507050665</dc:date>
    <meta:editing-duration>P38DT17H46M41S</meta:editing-duration>
    <meta:editing-cycles>182</meta:editing-cycles>
    <meta:document-statistic meta:table-count="13" meta:cell-count="2677" meta:object-count="0"/>
  </office:meta>
</office:document-meta>
</file>